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04ABE4935E021B95.png" manifest:media-type="image/png"/>
  <manifest:file-entry manifest:full-path="Pictures/10000201000002F300000216D5E8D7FB5D93AD4C.png" manifest:media-type="image/png"/>
  <manifest:file-entry manifest:full-path="Pictures/10000201000001E2000000C628E168C31626D667.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201000001DE000001F07CB6079F16E18253.png" manifest:media-type="image/png"/>
  <manifest:file-entry manifest:full-path="Pictures/10000201000003DD000001AB12827C0D8E87B224.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Standard">
      <style:text-properties fo:font-variant="normal" fo:text-transform="none" fo:color="#333333" style:font-name="q serif" fo:font-size="12pt" fo:letter-spacing="normal" fo:font-style="normal" fo:font-weight="normal" officeooo:rsid="005a88c8" officeooo:paragraph-rsid="005a88c8"/>
    </style:style>
    <style:style style:name="P165" style:family="paragraph" style:parent-style-name="Standard">
      <style:text-properties fo:font-variant="normal" fo:text-transform="none" fo:color="#333333" style:font-name="q serif" fo:font-size="12pt" fo:letter-spacing="normal" fo:font-style="normal" fo:font-weight="normal" officeooo:rsid="005a88c8" officeooo:paragraph-rsid="007df095"/>
    </style:style>
    <style:style style:name="P166"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67" style:family="paragraph" style:parent-style-name="Standard">
      <style:paragraph-properties fo:margin-left="0cm" fo:margin-right="0cm" fo:text-align="start" style:justify-single-word="false" fo:orphans="2" fo:widows="2" fo:text-indent="0cm" style:auto-text-indent="false"/>
    </style:style>
    <style:style style:name="P16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6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P170"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71"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72"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73" style:family="paragraph" style:parent-style-name="Text_20_body">
      <style:text-properties fo:font-variant="normal" fo:text-transform="none" fo:color="#333333" style:font-name="q serif" fo:font-size="12pt" fo:letter-spacing="normal" fo:font-style="normal" fo:font-weight="normal" officeooo:rsid="005a88c8" officeooo:paragraph-rsid="00696a5e"/>
    </style:style>
    <style:style style:name="P174"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75"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76"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77"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78"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79"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80"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81"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82" style:family="paragraph" style:parent-style-name="Text_20_body">
      <style:text-properties officeooo:rsid="0052be0b" officeooo:paragraph-rsid="0052be0b"/>
    </style:style>
    <style:style style:name="P183" style:family="paragraph" style:parent-style-name="Text_20_body">
      <style:text-properties officeooo:rsid="006de6be" officeooo:paragraph-rsid="006de6be"/>
    </style:style>
    <style:style style:name="P184"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5"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6"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87"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8"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9"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0"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1"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2"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3"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4"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5" style:family="paragraph" style:parent-style-name="Text_20_body" style:list-style-name="L4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6"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97"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8"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9"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00"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01"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02"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03"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4"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5"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6"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07"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08"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09"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10"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11"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12"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13"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4"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5"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6"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7"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8" style:family="paragraph" style:parent-style-name="Text_20_body" style:list-style-name="L44">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9" style:family="paragraph" style:parent-style-name="Text_20_body" style:list-style-name="L4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20" style:family="paragraph" style:parent-style-name="Text_20_body" style:list-style-name="L4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21"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22"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23"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4"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5"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6"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7"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8" style:family="paragraph" style:parent-style-name="Text_20_body" style:list-style-name="L44">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9" style:family="paragraph" style:parent-style-name="Text_20_body" style:list-style-name="L4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30" style:family="paragraph" style:parent-style-name="Text_20_body" style:list-style-name="L4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31"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2"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3"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4"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5"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6"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7"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8"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9"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0"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1"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2"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3"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44"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4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6"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7"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8"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49"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50"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51"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52"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25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5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57"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25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25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60"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62"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64"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65" style:family="paragraph" style:parent-style-name="Text_20_body" style:list-style-name="L34">
      <style:paragraph-properties fo:margin-left="0cm" fo:margin-right="0cm" fo:margin-top="0cm" fo:margin-bottom="0.265cm" loext:contextual-spacing="false" style:line-height-at-least="0.794cm" fo:text-indent="0cm" style:auto-text-indent="false" fo:padding="0cm" fo:border="none"/>
    </style:style>
    <style:style style:name="P266" style:family="paragraph" style:parent-style-name="Text_20_body" style:list-style-name="L35">
      <style:paragraph-properties fo:margin-left="0cm" fo:margin-right="0cm" fo:margin-top="0cm" fo:margin-bottom="0.265cm" loext:contextual-spacing="false" style:line-height-at-least="0.794cm" fo:text-indent="0cm" style:auto-text-indent="false" fo:padding="0cm" fo:border="none"/>
    </style:style>
    <style:style style:name="P267" style:family="paragraph" style:parent-style-name="Text_20_body" style:list-style-name="L36">
      <style:paragraph-properties fo:margin-left="0cm" fo:margin-right="0cm" fo:margin-top="0cm" fo:margin-bottom="0.265cm" loext:contextual-spacing="false" style:line-height-at-least="0.794cm" fo:text-indent="0cm" style:auto-text-indent="false" fo:padding="0cm" fo:border="none"/>
    </style:style>
    <style:style style:name="P268" style:family="paragraph" style:parent-style-name="Text_20_body" style:list-style-name="L37">
      <style:paragraph-properties fo:margin-left="0cm" fo:margin-right="0cm" fo:margin-top="0cm" fo:margin-bottom="0.265cm" loext:contextual-spacing="false" style:line-height-at-least="0.794cm" fo:text-indent="0cm" style:auto-text-indent="false" fo:padding="0cm" fo:border="none"/>
    </style:style>
    <style:style style:name="P269" style:family="paragraph" style:parent-style-name="Text_20_body" style:list-style-name="L38">
      <style:paragraph-properties fo:margin-left="0cm" fo:margin-right="0cm" fo:margin-top="0cm" fo:margin-bottom="0.265cm" loext:contextual-spacing="false" style:line-height-at-least="0.794cm" fo:text-indent="0cm" style:auto-text-indent="false" fo:padding="0cm" fo:border="none"/>
    </style:style>
    <style:style style:name="P270" style:family="paragraph" style:parent-style-name="Text_20_body" style:list-style-name="L39">
      <style:paragraph-properties fo:margin-left="0cm" fo:margin-right="0cm" fo:margin-top="0cm" fo:margin-bottom="0.265cm" loext:contextual-spacing="false" style:line-height-at-least="0.794cm" fo:text-indent="0cm" style:auto-text-indent="false" fo:padding="0cm" fo:border="none"/>
    </style:style>
    <style:style style:name="P271" style:family="paragraph" style:parent-style-name="Text_20_body" style:list-style-name="L40">
      <style:paragraph-properties fo:margin-left="0cm" fo:margin-right="0cm" fo:margin-top="0cm" fo:margin-bottom="0.265cm" loext:contextual-spacing="false" style:line-height-at-least="0.794cm" fo:text-indent="0cm" style:auto-text-indent="false" fo:padding="0cm" fo:border="none"/>
    </style:style>
    <style:style style:name="P272"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style>
    <style:style style:name="P273" style:family="paragraph" style:parent-style-name="Text_20_body">
      <style:paragraph-properties fo:margin-left="0cm" fo:margin-right="0cm" fo:margin-top="0cm" fo:margin-bottom="0.265cm" loext:contextual-spacing="false" fo:text-indent="0cm" style:auto-text-indent="false"/>
    </style:style>
    <style:style style:name="P274"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6"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7"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78"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7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80"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8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82" style:family="paragraph" style:parent-style-name="Text_20_body" style:list-style-name="L42">
      <style:paragraph-properties fo:margin-left="0cm" fo:margin-right="0cm" fo:margin-top="0.529cm" fo:margin-bottom="0.529cm" loext:contextual-spacing="false" style:line-height-at-least="0.529cm" fo:text-align="center" style:justify-single-word="false" fo:text-indent="0cm" style:auto-text-indent="false" fo:padding="0cm" fo:border="none"/>
    </style:style>
    <style:style style:name="P283"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84"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85"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86"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87"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88"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89" style:family="paragraph" style:parent-style-name="Text_20_body" style:list-style-name="L30">
      <style:paragraph-properties fo:margin-top="0cm" fo:margin-bottom="0.688cm" loext:contextual-spacing="false" fo:orphans="2" fo:widows="2" fo:padding="0cm" fo:border="none"/>
    </style:style>
    <style:style style:name="P290" style:family="paragraph" style:parent-style-name="Text_20_body">
      <style:paragraph-properties fo:margin-top="0cm" fo:margin-bottom="0cm" loext:contextual-spacing="false" style:line-height-at-least="0.503cm"/>
    </style:style>
    <style:style style:name="P291"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92" style:family="paragraph" style:parent-style-name="Text_20_body" style:list-style-name="L34">
      <style:paragraph-properties fo:margin-top="0cm" fo:margin-bottom="0.265cm" loext:contextual-spacing="false" style:line-height-at-least="0.794cm" fo:padding="0cm" fo:border="none"/>
    </style:style>
    <style:style style:name="P293" style:family="paragraph" style:parent-style-name="Text_20_body" style:list-style-name="L35">
      <style:paragraph-properties fo:margin-top="0cm" fo:margin-bottom="0.265cm" loext:contextual-spacing="false" style:line-height-at-least="0.794cm" fo:padding="0cm" fo:border="none"/>
    </style:style>
    <style:style style:name="P294" style:family="paragraph" style:parent-style-name="Text_20_body" style:list-style-name="L36">
      <style:paragraph-properties fo:margin-top="0cm" fo:margin-bottom="0.265cm" loext:contextual-spacing="false" style:line-height-at-least="0.794cm" fo:padding="0cm" fo:border="none"/>
    </style:style>
    <style:style style:name="P295" style:family="paragraph" style:parent-style-name="Text_20_body" style:list-style-name="L37">
      <style:paragraph-properties fo:margin-top="0cm" fo:margin-bottom="0.265cm" loext:contextual-spacing="false" style:line-height-at-least="0.794cm" fo:padding="0cm" fo:border="none"/>
    </style:style>
    <style:style style:name="P296" style:family="paragraph" style:parent-style-name="Text_20_body" style:list-style-name="L38">
      <style:paragraph-properties fo:margin-top="0cm" fo:margin-bottom="0.265cm" loext:contextual-spacing="false" style:line-height-at-least="0.794cm" fo:padding="0cm" fo:border="none"/>
    </style:style>
    <style:style style:name="P297" style:family="paragraph" style:parent-style-name="Text_20_body" style:list-style-name="L39">
      <style:paragraph-properties fo:margin-top="0cm" fo:margin-bottom="0.265cm" loext:contextual-spacing="false" style:line-height-at-least="0.794cm" fo:padding="0cm" fo:border="none"/>
    </style:style>
    <style:style style:name="P298" style:family="paragraph" style:parent-style-name="Text_20_body" style:list-style-name="L41">
      <style:paragraph-properties fo:margin-top="0cm" fo:margin-bottom="0.265cm" loext:contextual-spacing="false" style:line-height-at-least="0.794cm" fo:padding="0cm" fo:border="none"/>
    </style:style>
    <style:style style:name="P299"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300"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301"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302"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303"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304"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305" style:family="paragraph" style:parent-style-name="Heading_20_1">
      <style:text-properties fo:font-size="21pt" fo:font-weight="normal" officeooo:rsid="0052be0b" officeooo:paragraph-rsid="0052be0b"/>
    </style:style>
    <style:style style:name="P306" style:family="paragraph" style:parent-style-name="Heading_20_1">
      <style:text-properties fo:font-size="21pt" fo:font-weight="normal" officeooo:rsid="006de6be" officeooo:paragraph-rsid="006de6be"/>
    </style:style>
    <style:style style:name="P30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308"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309"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31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31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12"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style:style>
    <style:style style:name="P313"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14"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15"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6"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31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31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320"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21"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22"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323" style:family="paragraph" style:parent-style-name="Preformatted_20_Text">
      <style:paragraph-properties fo:margin-top="0cm" fo:margin-bottom="0.265cm" loext:contextual-spacing="false" fo:line-height="158%" fo:text-align="start" style:justify-single-word="false" fo:padding="0cm" fo:border="none"/>
    </style:style>
    <style:style style:name="P324"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32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326"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2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32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29"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30"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31"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3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33"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34"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33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336"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37" style:family="paragraph" style:parent-style-name="Table_20_Contents">
      <style:paragraph-properties fo:margin-top="0cm" fo:margin-bottom="0cm" loext:contextual-spacing="false" fo:text-align="start" style:justify-single-word="false"/>
      <style:text-properties fo:font-size="10.5pt" fo:font-weight="normal"/>
    </style:style>
    <style:style style:name="P338"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style>
    <style:style style:name="P339"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style:style>
    <style:style style:name="P340"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ff1493" style:font-name="Consolas2" fo:font-style="normal" fo:font-weight="bold" fo:background-color="#ffffff" loext:char-shading-value="0" loext:padding="0cm" loext:border="none"/>
    </style:style>
    <style:style style:name="T57" style:family="text">
      <style:text-properties fo:font-variant="normal" fo:text-transform="none" fo:color="#0000ff" style:font-name="Consolas2" fo:font-style="normal" fo:font-weight="normal" fo:background-color="#e0e0e0" loext:char-shading-value="0" loext:padding="0cm" loext:border="none"/>
    </style:style>
    <style:style style:name="T58" style:family="text">
      <style:text-properties fo:font-variant="normal" fo:text-transform="none" fo:color="#0000ff" style:font-name="Consolas2" fo:font-style="normal" fo:font-weight="normal" fo:background-color="#ffffff" loext:char-shading-value="0" loext:padding="0cm" loext:border="none"/>
    </style:style>
    <style:style style:name="T59"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60" style:family="text">
      <style:text-properties fo:font-variant="normal" fo:text-transform="none" fo:letter-spacing="normal" fo:background-color="#ffffff" loext:char-shading-value="0" loext:padding="0cm" loext:border="none"/>
    </style:style>
    <style:style style:name="T61" style:family="text">
      <style:text-properties fo:font-variant="normal" fo:text-transform="none" fo:letter-spacing="normal" fo:background-color="#e0e0e0" loext:char-shading-value="0" loext:padding="0cm" loext:border="none"/>
    </style:style>
    <style:style style:name="T62" style:family="text">
      <style:text-properties fo:font-variant="normal" fo:text-transform="none" style:font-name="Roboto" fo:font-size="12pt" fo:letter-spacing="normal" fo:font-style="normal" fo:font-weight="normal"/>
    </style:style>
    <style:style style:name="T63" style:family="text">
      <style:text-properties fo:font-variant="normal" fo:text-transform="none" style:font-name="Roboto" fo:font-size="12pt" fo:letter-spacing="normal" fo:font-style="normal" fo:font-weight="normal" loext:padding="0cm" loext:border="none"/>
    </style:style>
    <style:style style:name="T64"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5" style:family="text">
      <style:text-properties fo:font-variant="normal" fo:text-transform="none" style:font-name="Roboto" fo:font-size="12pt" fo:letter-spacing="normal" fo:font-style="normal" fo:font-weight="normal" officeooo:rsid="005f34b9" loext:padding="0cm" loext:border="none"/>
    </style:style>
    <style:style style:name="T66" style:family="text">
      <style:text-properties fo:font-variant="normal" fo:text-transform="none" style:font-name="Roboto" fo:font-size="12pt" fo:letter-spacing="normal" fo:font-style="normal" style:font-size-asian="12pt" style:font-size-complex="12pt" loext:padding="0cm" loext:border="none"/>
    </style:style>
    <style:style style:name="T67" style:family="text">
      <style:text-properties fo:font-variant="normal" fo:text-transform="none" style:font-name="Roboto" fo:font-size="12pt" fo:letter-spacing="normal" fo:font-style="normal" fo:font-weight="bold" loext:padding="0cm" loext:border="none"/>
    </style:style>
    <style:style style:name="T68" style:family="text">
      <style:text-properties fo:font-variant="normal" fo:text-transform="none" style:font-name="Roboto" fo:font-size="12pt" fo:letter-spacing="normal" fo:font-style="normal" officeooo:rsid="005f34b9" loext:padding="0cm" loext:border="none"/>
    </style:style>
    <style:style style:name="T69" style:family="text">
      <style:text-properties fo:font-variant="normal" fo:text-transform="none" style:font-name="Roboto" fo:font-size="12pt" fo:letter-spacing="normal" fo:font-style="normal" loext:padding="0cm" loext:border="none"/>
    </style:style>
    <style:style style:name="T70" style:family="text">
      <style:text-properties fo:font-variant="normal" fo:text-transform="none" style:font-name="Consolas1" fo:font-size="11.25pt" fo:letter-spacing="normal" fo:font-style="normal" fo:font-weight="normal"/>
    </style:style>
    <style:style style:name="T71" style:family="text">
      <style:text-properties fo:font-variant="normal" fo:text-transform="none" style:font-name="Consolas1" fo:font-size="11.25pt" fo:letter-spacing="normal" fo:font-style="normal" fo:font-weight="normal" loext:padding="0cm" loext:border="none"/>
    </style:style>
    <style:style style:name="T72" style:family="text">
      <style:text-properties fo:font-variant="normal" fo:text-transform="none" fo:color="#242729" style:font-name="inherit" fo:font-size="11.25pt" fo:letter-spacing="normal" fo:font-style="normal" fo:font-weight="bold" loext:padding="0cm" loext:border="none"/>
    </style:style>
    <style:style style:name="T73" style:family="text">
      <style:text-properties fo:font-variant="normal" fo:text-transform="none" fo:color="#242729" style:font-name="inherit" fo:font-size="11.25pt" fo:letter-spacing="normal" fo:font-style="normal" fo:font-weight="normal"/>
    </style:style>
    <style:style style:name="T74" style:family="text">
      <style:text-properties fo:font-variant="normal" fo:text-transform="none" fo:color="#242729" style:font-name="inherit" fo:font-size="11.25pt" fo:letter-spacing="normal" fo:font-style="italic" fo:font-weight="normal" loext:padding="0cm" loext:border="none"/>
    </style:style>
    <style:style style:name="T75"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6" style:family="text">
      <style:text-properties fo:font-variant="normal" fo:text-transform="none" fo:color="#242729" style:font-name="Arial" fo:font-size="11.25pt" fo:letter-spacing="normal" fo:font-style="normal" fo:font-weight="normal"/>
    </style:style>
    <style:style style:name="T77"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80" style:family="text">
      <style:text-properties fo:font-variant="normal" fo:text-transform="none" fo:color="#303336" fo:letter-spacing="normal" fo:background-color="#eff0f1" loext:char-shading-value="0" loext:padding="0cm" loext:border="none"/>
    </style:style>
    <style:style style:name="T81"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4" style:family="text">
      <style:text-properties fo:font-variant="normal" fo:text-transform="none" fo:color="#333333" style:font-name="q serif" fo:font-size="12pt" fo:letter-spacing="normal" fo:font-style="normal" fo:font-weight="bold"/>
    </style:style>
    <style:style style:name="T85" style:family="text">
      <style:text-properties fo:font-variant="normal" fo:text-transform="none" fo:color="#333333" style:font-name="q serif" fo:font-size="12pt" fo:letter-spacing="normal" fo:font-style="normal" fo:font-weight="normal"/>
    </style:style>
    <style:style style:name="T86" style:family="text">
      <style:text-properties fo:font-variant="normal" fo:text-transform="none" fo:color="#333333" style:font-name="q serif" fo:font-size="12pt" fo:letter-spacing="normal" fo:font-style="italic" fo:font-weight="normal"/>
    </style:style>
    <style:style style:name="T87" style:family="text">
      <style:text-properties fo:font-variant="normal" fo:text-transform="none" fo:color="#333333" fo:letter-spacing="normal"/>
    </style:style>
    <style:style style:name="T8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9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2"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3"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4"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5" style:family="text">
      <style:text-properties style:font-name="Consolas" fo:font-size="9pt" fo:font-style="normal" fo:font-weight="normal"/>
    </style:style>
    <style:style style:name="T96" style:family="text">
      <style:text-properties fo:font-weight="bold"/>
    </style:style>
    <style:style style:name="T97" style:family="text">
      <style:text-properties fo:font-size="6.75pt"/>
    </style:style>
    <style:style style:name="T98" style:family="text">
      <style:text-properties fo:font-size="6.75pt" fo:font-weight="bold"/>
    </style:style>
    <style:style style:name="T99" style:family="text">
      <style:text-properties fo:font-weight="normal" loext:padding="0cm" loext:border="none"/>
    </style:style>
    <style:style style:name="T100" style:family="text">
      <style:text-properties fo:color="#ec4e20" style:text-line-through-style="none" style:text-line-through-type="none" fo:font-size="13.5pt" style:text-underline-style="none" style:text-blinking="false" loext:padding="0cm" loext:border="none"/>
    </style:style>
    <style:style style:name="T101"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2" style:family="text">
      <style:text-properties fo:color="#ec4e20" style:text-line-through-style="none" style:text-line-through-type="none" style:text-underline-style="none" style:text-blinking="false"/>
    </style:style>
    <style:style style:name="T103" style:family="text">
      <style:text-properties officeooo:rsid="002520c7"/>
    </style:style>
    <style:style style:name="T104" style:family="text">
      <style:text-properties fo:font-size="8.25pt"/>
    </style:style>
    <style:style style:name="T105" style:family="text">
      <style:text-properties officeooo:rsid="0033dc66"/>
    </style:style>
    <style:style style:name="T106" style:family="text">
      <style:text-properties fo:font-size="12pt" style:font-size-asian="12pt" style:font-size-complex="12pt" loext:padding="0cm" loext:border="none"/>
    </style:style>
    <style:style style:name="T107" style:family="text">
      <style:text-properties fo:font-size="12pt" loext:padding="0cm" loext:border="none"/>
    </style:style>
    <style:style style:name="T108" style:family="text">
      <style:text-properties style:font-name="Consolas1" fo:font-size="11.25pt" fo:font-style="normal" fo:font-weight="normal"/>
    </style:style>
    <style:style style:name="T109" style:family="text">
      <style:text-properties loext:padding="0cm" loext:border="none"/>
    </style:style>
    <style:style style:name="T110" style:family="text">
      <style:text-properties fo:font-style="italic"/>
    </style:style>
    <style:style style:name="T111" style:family="text">
      <style:text-properties fo:font-style="italic" fo:font-weight="bold"/>
    </style:style>
    <style:style style:name="T112" style:family="text">
      <style:text-properties fo:color="#000000" style:font-name="Consolas2" loext:padding="0cm" loext:border="none"/>
    </style:style>
    <style:style style:name="T113" style:family="text">
      <style:text-properties fo:color="#000000" style:font-name="Consolas2" fo:font-size="21pt" loext:padding="0cm" loext:border="none"/>
    </style:style>
    <style:style style:name="T114" style:family="text">
      <style:text-properties fo:color="#000000" style:font-name="Consolas2" fo:font-size="21pt" fo:font-weight="normal" officeooo:rsid="007df095" loext:padding="0cm" loext:border="none"/>
    </style:style>
    <style:style style:name="T115" style:family="text">
      <style:text-properties fo:color="#000000" style:font-name="Consolas2" fo:font-size="21pt" officeooo:rsid="00696a5e" loext:padding="0cm" loext:border="none"/>
    </style:style>
    <style:style style:name="T116" style:family="text">
      <style:text-properties fo:color="#000000" style:font-name="Consolas2" fo:font-size="21pt" officeooo:rsid="0071fe6b" loext:padding="0cm" loext:border="none"/>
    </style:style>
    <style:style style:name="T117" style:family="text">
      <style:text-properties fo:color="#000000" style:font-name="Consolas2" fo:font-size="21pt" officeooo:rsid="0075d1aa" loext:padding="0cm" loext:border="none"/>
    </style:style>
    <style:style style:name="T118" style:family="text">
      <style:text-properties fo:color="#000000" style:font-name="Consolas2" fo:font-size="21pt" officeooo:rsid="00787b4d" loext:padding="0cm" loext:border="none"/>
    </style:style>
    <style:style style:name="T119" style:family="text">
      <style:text-properties fo:color="#000000" style:font-name="Consolas2" fo:font-size="21pt" officeooo:rsid="007ad8ad" loext:padding="0cm" loext:border="none"/>
    </style:style>
    <style:style style:name="T120" style:family="text">
      <style:text-properties fo:color="#000000" style:font-name="Consolas2" officeooo:rsid="00696a5e" loext:padding="0cm" loext:border="none"/>
    </style:style>
    <style:style style:name="T121" style:family="text">
      <style:text-properties fo:color="#000000" style:font-name="Consolas2" officeooo:rsid="00706a90" loext:padding="0cm" loext:border="none"/>
    </style:style>
    <style:style style:name="T122" style:family="text">
      <style:text-properties fo:color="#000000" style:font-name="Consolas2" officeooo:rsid="0071fe6b" loext:padding="0cm" loext:border="none"/>
    </style:style>
    <style:style style:name="T123" style:family="text">
      <style:text-properties fo:color="#000000" style:font-name="Consolas2" officeooo:rsid="0075d1aa" loext:padding="0cm" loext:border="none"/>
    </style:style>
    <style:style style:name="T124" style:family="text">
      <style:text-properties fo:color="#000000" style:font-name="Consolas2" officeooo:rsid="00787b4d" loext:padding="0cm" loext:border="none"/>
    </style:style>
    <style:style style:name="T125" style:family="text">
      <style:text-properties fo:color="#000000" style:font-name="Consolas2" officeooo:rsid="007ad8ad" loext:padding="0cm" loext:border="none"/>
    </style:style>
    <style:style style:name="T126" style:family="text">
      <style:text-properties fo:color="#000000" style:font-name="Consolas2" officeooo:rsid="007df095" loext:padding="0cm" loext:border="none"/>
    </style:style>
    <style:style style:name="T127" style:family="text">
      <style:text-properties fo:color="#000000" style:font-name="Consolas2" officeooo:rsid="007ebfa3" loext:padding="0cm" loext:border="none"/>
    </style:style>
    <style:style style:name="T128" style:family="text">
      <style:text-properties fo:color="#000000" style:font-name="Roboto" fo:font-weight="normal" loext:padding="0cm" loext:border="none"/>
    </style:style>
    <style:style style:name="T129" style:family="text">
      <style:text-properties fo:color="#000000" style:font-name="Roboto" officeooo:rsid="00696a5e" loext:padding="0cm" loext:border="none"/>
    </style:style>
    <style:style style:name="T130" style:family="text">
      <style:text-properties fo:color="#000000" style:font-name="Roboto" officeooo:rsid="00706a90" loext:padding="0cm" loext:border="none"/>
    </style:style>
    <style:style style:name="T131" style:family="text">
      <style:text-properties fo:color="#000000" style:font-name="roboto" fo:font-size="28.5pt" loext:padding="0cm" loext:border="none"/>
    </style:style>
    <style:style style:name="T132" style:family="text">
      <style:text-properties fo:font-size="21pt" fo:font-weight="normal"/>
    </style:style>
    <style:style style:name="T133" style:family="text">
      <style:text-properties officeooo:rsid="004d5216"/>
    </style:style>
    <style:style style:name="T134" style:family="text">
      <style:text-properties fo:color="#d73a49"/>
    </style:style>
    <style:style style:name="T135" style:family="text">
      <style:text-properties fo:color="#6f42c1"/>
    </style:style>
    <style:style style:name="T136" style:family="text">
      <style:text-properties fo:color="#e36209"/>
    </style:style>
    <style:style style:name="T137" style:family="text">
      <style:text-properties fo:color="#005cc5"/>
    </style:style>
    <style:style style:name="T138" style:family="text">
      <style:text-properties fo:color="#666666"/>
    </style:style>
    <style:style style:name="T139" style:family="text">
      <style:text-properties fo:color="#666600"/>
    </style:style>
    <style:style style:name="T140" style:family="text">
      <style:text-properties fo:color="#40a070"/>
    </style:style>
    <style:style style:name="T141" style:family="text">
      <style:text-properties fo:color="#4070a0"/>
    </style:style>
    <style:style style:name="T142" style:family="text">
      <style:text-properties fo:color="#121214" style:font-name="Verdana" fo:letter-spacing="-0.026cm" loext:padding="0cm" loext:border="none"/>
    </style:style>
    <style:style style:name="T143" style:family="text">
      <style:text-properties fo:color="#222222"/>
    </style:style>
    <style:style style:name="T144" style:family="text">
      <style:text-properties fo:color="#222222" style:font-name="arial" fo:font-size="12pt"/>
    </style:style>
    <style:style style:name="T145" style:family="text">
      <style:text-properties fo:color="#222222" style:font-name="arial" fo:font-size="12pt" fo:font-weight="bold"/>
    </style:style>
    <style:style style:name="T146" style:family="text">
      <style:text-properties style:font-name="Consolas2" loext:padding="0cm" loext:border="none"/>
    </style:style>
    <style:style style:name="T147" style:family="text">
      <style:text-properties fo:color="#444444" style:font-name="Verdana1" fo:font-size="13.5pt" loext:padding="0cm" loext:border="none"/>
    </style:style>
    <style:style style:name="T148" style:family="text">
      <style:text-properties fo:font-size="10.5pt" fo:font-weight="normal" loext:padding="0cm" loext:border="none"/>
    </style:style>
    <style:style style:name="T149" style:family="text">
      <style:text-properties style:font-name="q serif" loext:padding="0cm" loext:border="none"/>
    </style:style>
    <style:style style:name="T150" style:family="text">
      <style:text-properties style:font-name="q serif" fo:font-weight="bold" loext:padding="0cm" loext:border="none"/>
    </style:style>
    <style:style style:name="T151" style:family="text">
      <style:text-properties fo:color="#10a2ff" style:text-line-through-style="none" style:text-line-through-type="none" style:text-underline-style="none" style:text-blinking="false"/>
    </style:style>
    <style:style style:name="T152" style:family="text">
      <style:text-properties style:font-name="Material Icons" fo:font-size="18.75pt"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5">string2 = "azonam" <text:s/>// rotated anti-clockwise</text:span></text:p>
      <text:p text:style-name="P148">Output : Yes</text:p>
      <text:p text:style-name="P150"/>
      <text:p text:style-name="P148">Input : string1 = "amazon"</text:p>
      <text:p text:style-name="P146"><text:s text:c="8"/><text:span text:style-name="T95">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5">int x = 400;</text:span></text:p>
      <text:p text:style-name="P149">Output : Yes</text:p>
      <text:p text:style-name="P150"/>
      <text:p text:style-name="P149">Input : arr[] = {10, 20, 9, 40};</text:p>
      <text:p text:style-name="P147"><text:s text:c="8"/><text:span text:style-name="T95">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5">102 - 152</text:span></text:p>
      <text:p text:style-name="P146"><text:s text:c="4"/><text:span text:style-name="T95">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3"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6">n</text:span>. The problem is to check whether every bit in the binary representation of the given number is set or not. Here 0 &lt;= <text:span text:style-name="T96">n</text:span>.</text:p>
      <text:p text:style-name="P19"><text:span text:style-name="Strong_20_Emphasis"><text:span text:style-name="T2">Examples :</text:span></text:span></text:p>
      <text:p text:style-name="P67">Input : 7</text:p>
      <text:p text:style-name="P148">Output : Yes</text:p>
      <text:p text:style-name="P51"><text:span text:style-name="T96">(7)</text:span><text:span text:style-name="T98">10</text:span> = (111)<text:span text:style-name="T97">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5">26</text:span></text:p>
      <text:p text:style-name="P146"><text:s text:c="8"/><text:span text:style-name="T95">/ <text:s text:c="2"/>\</text:span></text:p>
      <text:p text:style-name="P146"><text:s text:c="6"/><text:span text:style-name="T95">10 <text:s text:c="4"/>3</text:span></text:p>
      <text:p text:style-name="P146"><text:s text:c="4"/><text:span text:style-name="T95">/ <text:s text:c="3"/>\ <text:s text:c="4"/>\</text:span></text:p>
      <text:p text:style-name="P146"><text:soft-page-break/><text:s text:c="2"/><text:span text:style-name="T95">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84">Their root node’s key must be same</text:p>
        </text:list-item>
        <text:list-item>
          <text:p text:style-name="P184">Left subtree of root of ‘a’ and right subtree root of ‘b’ are mirror.</text:p>
        </text:list-item>
        <text:list-item>
          <text:p text:style-name="P184">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5">Input: arr[] = {1, 1, 2, 2, 2, 2, 3,}, <text:s text:c="2"/>x = 2</text:span></text:p>
      <text:p text:style-name="P146"><text:s text:c="2"/><text:span text:style-name="T95">Output: 4 // x (or 2) occurs 4 times in arr[]</text:span></text:p>
      <text:p text:style-name="P150"/>
      <text:p text:style-name="P146"><text:soft-page-break/><text:s text:c="2"/><text:span text:style-name="T95">Input: arr[] = {1, 1, 2, 2, 2, 2, 3,}, <text:s text:c="2"/>x = 3</text:span></text:p>
      <text:p text:style-name="P146"><text:s text:c="2"/><text:span text:style-name="T95">Output: 1 </text:span></text:p>
      <text:p text:style-name="P150"/>
      <text:p text:style-name="P146"><text:s text:c="2"/><text:span text:style-name="T95">Input: arr[] = {1, 1, 2, 2, 2, 2, 3,}, <text:s text:c="2"/>x = 1</text:span></text:p>
      <text:p text:style-name="P146"><text:s text:c="2"/><text:span text:style-name="T95">Output: 2 </text:span></text:p>
      <text:p text:style-name="P150"/>
      <text:p text:style-name="P146"><text:s text:c="2"/><text:span text:style-name="T95">Input: arr[] = {1, 1, 2, 2, 2, 2, 3,}, <text:s text:c="2"/>x = 4</text:span></text:p>
      <text:p text:style-name="P146"><text:s text:c="2"/><text:span text:style-name="T95">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5">x = 5</text:span></text:p>
      <text:p text:style-name="P148">Output : First Occurrence = 2</text:p>
      <text:p text:style-name="P146"><text:s text:c="9"/><text:span text:style-name="T95">Last Occurrence = 5</text:span></text:p>
      <text:p text:style-name="P150"/>
      <text:p text:style-name="P148">Input : arr[] = {1, 3, 5, 5, 5, 5 ,7, 123 ,125 } <text:s text:c="3"/></text:p>
      <text:p text:style-name="P146"><text:s text:c="8"/><text:span text:style-name="T95">x = 7</text:span></text:p>
      <text:p text:style-name="P148">Output : First Occurrence = 6</text:p>
      <text:p text:style-name="P146"><text:s text:c="9"/><text:span text:style-name="T95">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6">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9">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5">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100">Recommended: Please solve it on “</text:span></text:a><text:a xlink:type="simple" xlink:href="https://practice.geeksforgeeks.org/problems/finding-middle-element-in-a-linked-list/1" text:style-name="Internet_20_link" text:visited-style-name="Visited_20_Internet_20_Link"><text:span text:style-name="T101">PRACTICE</text:span></text:a><text:a xlink:type="simple" xlink:href="https://practice.geeksforgeeks.org/problems/finding-middle-element-in-a-linked-list/1" text:style-name="Internet_20_link" text:visited-style-name="Visited_20_Internet_20_Link"><text:span text:style-name="T100">”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3">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2"><draw:a xlink:type="simple" xlink:href="https://www.geeksforgeeks.org/wp-content/uploads/ISomorphicTrees-e1368593305854.png"><draw:frame draw:style-name="fr3"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100">Recommended: Please solve it on “</text:span></text:a><text:a xlink:type="simple" xlink:href="https://practice.geeksforgeeks.org/problems/check-if-tree-is-isomorphic/1" text:style-name="Internet_20_link" text:visited-style-name="Visited_20_Internet_20_Link"><text:span text:style-name="T101">PRACTICE</text:span></text:a><text:a xlink:type="simple" xlink:href="https://practice.geeksforgeeks.org/problems/check-if-tree-is-isomorphic/1" text:style-name="Internet_20_link" text:visited-style-name="Visited_20_Internet_20_Link"><text:span text:style-name="T100">”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5">10</text:span></text:p>
      <text:p text:style-name="P146"><text:s text:c="9"/><text:span text:style-name="T95">/ <text:s/>\</text:span></text:p>
      <text:p text:style-name="P146"><text:s text:c="8"/><text:span text:style-name="T95">2 <text:s text:c="3"/>7</text:span></text:p>
      <text:p text:style-name="P146"><text:s text:c="7"/><text:span text:style-name="T95">/ \</text:span></text:p>
      <text:p text:style-name="P146"><text:s text:c="6"/><text:span text:style-name="T95">8 <text:s text:c="2"/>4</text:span></text:p>
      <text:p text:style-name="P148">Output:</text:p>
      <text:p text:style-name="P146"><text:s text:c="10"/><text:span text:style-name="T95">8</text:span></text:p>
      <text:p text:style-name="P146"><text:s text:c="9"/><text:span text:style-name="T95">/ <text:s/>\</text:span></text:p>
      <text:p text:style-name="P146"><text:s text:c="8"/><text:span text:style-name="T95">4 <text:s text:c="3"/>10</text:span></text:p>
      <text:p text:style-name="P146"><text:s text:c="7"/><text:span text:style-name="T95">/ \</text:span></text:p>
      <text:p text:style-name="P146"><text:s text:c="6"/><text:span text:style-name="T95">2 <text:s text:c="2"/>7</text:span></text:p>
      <text:p text:style-name="P150"/>
      <text:p text:style-name="P150"/>
      <text:p text:style-name="P148">Example 2</text:p>
      <text:p text:style-name="P148">Input:</text:p>
      <text:p text:style-name="P146"><text:s text:c="10"/><text:span text:style-name="T95">10</text:span></text:p>
      <text:p text:style-name="P146"><text:s text:c="9"/><text:span text:style-name="T95">/ <text:s/>\</text:span></text:p>
      <text:p text:style-name="P146"><text:s text:c="8"/><text:span text:style-name="T95">30 <text:s text:c="2"/>15</text:span></text:p>
      <text:p text:style-name="P146"><text:s text:c="7"/><text:span text:style-name="T95">/ <text:s text:c="5"/>\</text:span></text:p>
      <text:p text:style-name="P146"><text:s text:c="6"/><text:span text:style-name="T95">20 <text:s text:c="6"/>5</text:span></text:p>
      <text:p text:style-name="P148">Output:</text:p>
      <text:p text:style-name="P146"><text:soft-page-break/><text:s text:c="10"/><text:span text:style-name="T95">15</text:span></text:p>
      <text:p text:style-name="P146"><text:s text:c="9"/><text:span text:style-name="T95">/ <text:s/>\</text:span></text:p>
      <text:p text:style-name="P146"><text:s text:c="7"/><text:span text:style-name="T95">10 <text:s text:c="3"/>20</text:span></text:p>
      <text:p text:style-name="P146"><text:s text:c="7"/><text:span text:style-name="T95">/ <text:s text:c="5"/>\</text:span></text:p>
      <text:p text:style-name="P146"><text:s text:c="6"/><text:span text:style-name="T95">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4">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5">arr2[] = [0, 1, 2, 1, 1, 4]</text:span></text:p>
      <text:p text:style-name="P148">Output : [4, 5, 5, 6, 6, 6]</text:p>
      <text:p text:style-name="P150"/>
      <text:p text:style-name="P148">Input : arr1[] = [5, 10, 2, 6, 1, 8, 6, 12]</text:p>
      <text:p text:style-name="P146"><text:s text:c="8"/><text:span text:style-name="T95">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2"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211"><text:bookmark text:name="tablist1-tab1"/>C</text:p>
        </text:list-item>
        <text:list-item>
          <text:p text:style-name="P221"><text:bookmark text:name="tablist1-tab2"/>Java</text:p>
        </text:list-item>
        <text:list-item>
          <text:p text:style-name="P221"><text:bookmark text:name="tablist1-tab3"/>Python3</text:p>
        </text:list-item>
        <text:list-item>
          <text:p text:style-name="P221"><text:bookmark text:name="tablist1-tab4"/><text:soft-page-break/>C#</text:p>
        </text:list-item>
        <text:list-item>
          <text:p text:style-name="P221"><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7">"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7">"%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5">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22"><text:bookmark text:name="tablist2-tab1"/>C</text:p>
        </text:list-item>
        <text:list-item>
          <text:p text:style-name="P222"><text:bookmark text:name="tablist2-tab2"/>C++/STL</text:p>
        </text:list-item>
        <text:list-item>
          <text:p text:style-name="P212"><text:bookmark text:name="tablist2-tab3"/>Java</text:p>
        </text:list-item>
        <text:list-item>
          <text:p text:style-name="P222"><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7">"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100">Recommended: Please solve it on “</text:span></text:a><text:a xlink:type="simple" xlink:href="https://practice.geeksforgeeks.org/problems/coin-change/0" text:style-name="Internet_20_link" text:visited-style-name="Visited_20_Internet_20_Link"><text:span text:style-name="T101">PRACTICE</text:span></text:a><text:a xlink:type="simple" xlink:href="https://practice.geeksforgeeks.org/problems/coin-change/0" text:style-name="Internet_20_link" text:visited-style-name="Visited_20_Internet_20_Link"><text:span text:style-name="T100">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100">Recommended: Please solve it on “</text:span></text:a><text:a xlink:type="simple" xlink:href="https://practice.geeksforgeeks.org/problems/stock-buy-and-sell/0" text:style-name="Internet_20_link" text:visited-style-name="Visited_20_Internet_20_Link"><text:span text:style-name="T101">PRACTICE</text:span></text:a><text:a xlink:type="simple" xlink:href="https://practice.geeksforgeeks.org/problems/stock-buy-and-sell/0" text:style-name="Internet_20_link" text:visited-style-name="Visited_20_Internet_20_Link"><text:span text:style-name="T100">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5">//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85">Insert</text:p>
        </text:list-item>
        <text:list-item>
          <text:p text:style-name="P185">Remove</text:p>
        </text:list-item>
        <text:list-item>
          <text:p text:style-name="P185">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60">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Linked list Node*/</text:span></text:span></text:p>
      <text:p text:style-name="P18"><text:span text:style-name="Source_20_Text"><text:span text:style-name="T60">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60">        </text:span></text:span><text:span text:style-name="Source_20_Text"><text:span text:style-name="T11">Node next; </text:span></text:span></text:p>
      <text:p text:style-name="P18"><text:span text:style-name="Source_20_Text"><text:span text:style-name="T60">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1">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39">// initialise count of 0 1 and 2 as 0 </text:span></text:span></text:p>
      <text:p text:style-name="P18"><text:span text:style-name="Source_20_Text"><text:span text:style-name="T61">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12">Node ptr = head;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39">/* count total number of '0', '1' and '2' </text:span></text:span></text:p>
      <text:p text:style-name="P18"><text:span text:style-name="Source_20_Text"><text:span text:style-name="T61">        </text:span></text:span><text:span text:style-name="Source_20_Text"><text:span text:style-name="T39">* count[0] will store total number of '0's </text:span></text:span></text:p>
      <text:p text:style-name="P18"><text:span text:style-name="Source_20_Text"><text:span text:style-name="T61">        </text:span></text:span><text:span text:style-name="Source_20_Text"><text:span text:style-name="T39">* count[1] will store total number of '1's </text:span></text:span></text:p>
      <text:p text:style-name="P18"><text:span text:style-name="Source_20_Text"><text:span text:style-name="T61">        </text:span></text:span><text:span text:style-name="Source_20_Text"><text:span text:style-name="T39">* count[2] will store total number of '2's  */</text:span></text:span></text:p>
      <text:p text:style-name="P18"><text:span text:style-name="Source_20_Text"><text:span text:style-name="T61">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count[ptr.data]++; </text:span></text:span></text:p>
      <text:p text:style-name="P18"><text:span text:style-name="Source_20_Text"><text:span text:style-name="T61">            </text:span></text:span><text:span text:style-name="Source_20_Text"><text:span text:style-name="T12">ptr = ptr.next;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1">       </text:span></text:span><text:span text:style-name="Source_20_Text"><text:span text:style-name="T12">ptr = head;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39">/* Let say count[0] = n1, count[1] = n2 and count[2] = n3 </text:span></text:span></text:p>
      <text:p text:style-name="P18"><text:span text:style-name="Source_20_Text"><text:span text:style-name="T61">        </text:span></text:span><text:span text:style-name="Source_20_Text"><text:span text:style-name="T39">* now start traversing list from head node, </text:span></text:span></text:p>
      <text:p text:style-name="P18"><text:span text:style-name="Source_20_Text"><text:span text:style-name="T61">        </text:span></text:span><text:span text:style-name="Source_20_Text"><text:span text:style-name="T39">* 1) fill the list with 0, till n1 &gt; 0 </text:span></text:span></text:p>
      <text:p text:style-name="P18"><text:span text:style-name="Source_20_Text"><text:span text:style-name="T61">        </text:span></text:span><text:span text:style-name="Source_20_Text"><text:span text:style-name="T39">* 2) fill the list with 1, till n2 &gt; 0 </text:span></text:span></text:p>
      <text:p text:style-name="P18"><text:span text:style-name="Source_20_Text"><text:span text:style-name="T61">        </text:span></text:span><text:span text:style-name="Source_20_Text"><text:span text:style-name="T39">* 3) fill the list with 2, till n3 &gt; 0  */</text:span></text:span></text:p>
      <text:p text:style-name="P18"><text:span text:style-name="Source_20_Text"><text:span text:style-name="T61">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1">                </text:span></text:span><text:span text:style-name="Source_20_Text"><text:span text:style-name="T12">i++; </text:span></text:span></text:p>
      <text:p text:style-name="P18"><text:span text:style-name="Source_20_Text"><text:span text:style-name="T61">            </text:span></text:span><text:span text:style-name="Source_20_Text"><text:span text:style-name="T33">else</text:span></text:span><text:span text:style-name="T53"> </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ptr.data= i; </text:span></text:span></text:p>
      <text:p text:style-name="P18"><text:span text:style-name="Source_20_Text"><text:span text:style-name="T61">               </text:span></text:span><text:span text:style-name="Source_20_Text"><text:span text:style-name="T12">--count[i]; </text:span></text:span></text:p>
      <text:p text:style-name="P18"><text:soft-page-break/><text:span text:style-name="Source_20_Text"><text:span text:style-name="T61">               </text:span></text:span><text:span text:style-name="Source_20_Text"><text:span text:style-name="T12">ptr = ptr.next;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Utility functions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Inserts a new Node at front of the list. */</text:span></text:span></text:p>
      <text:p text:style-name="P18"><text:span text:style-name="Source_20_Text"><text:span text:style-name="T60">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38">/* 1 &amp; 2: Allocate the Node &amp; </text:span></text:span></text:p>
      <text:p text:style-name="P18"><text:span text:style-name="Source_20_Text"><text:span text:style-name="T60">                  </text:span></text:span><text:span text:style-name="Source_20_Text"><text:span text:style-name="T38">Put in the data*/</text:span></text:span></text:p>
      <text:p text:style-name="P18"><text:span text:style-name="Source_20_Text"><text:span text:style-name="T60">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3. Make next of new Node as head */</text:span></text:span></text:p>
      <text:p text:style-name="P18"><text:span text:style-name="Source_20_Text"><text:span text:style-name="T60">        </text:span></text:span><text:span text:style-name="Source_20_Text"><text:span text:style-name="T11">new_node.next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4. Move the head to point to new Node */</text:span></text:span></text:p>
      <text:p text:style-name="P18"><text:span text:style-name="Source_20_Text"><text:span text:style-name="T60">        </text:span></text:span><text:span text:style-name="Source_20_Text"><text:span text:style-name="T11">head = new_node;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Function to print linked list */</text:span></text:span></text:p>
      <text:p text:style-name="P18"><text:span text:style-name="Source_20_Text"><text:span text:style-name="T60">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Node temp = head; </text:span></text:span></text:p>
      <text:p text:style-name="P18"><text:span text:style-name="Source_20_Text"><text:span text:style-name="T60">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System.out.print(temp.data+</text:span></text:span><text:span text:style-name="Source_20_Text"><text:span text:style-name="T59">" "</text:span></text:span><text:span text:style-name="Source_20_Text"><text:span text:style-name="T11">); </text:span></text:span></text:p>
      <text:p text:style-name="P18"><text:span text:style-name="Source_20_Text"><text:span text:style-name="T60">           </text:span></text:span><text:span text:style-name="Source_20_Text"><text:span text:style-name="T11">temp = temp.next;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System.out.println();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Drier program to test above functions */</text:span></text:span></text:p>
      <text:p text:style-name="P18"><text:span text:style-name="Source_20_Text"><text:span text:style-name="T60">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Constructed Linked List is 1-&gt;2-&gt;3-&gt;4-&gt;5-&gt;6-&gt;7-&gt; </text:span></text:span></text:p>
      <text:p text:style-name="P18"><text:span text:style-name="Source_20_Text"><text:span text:style-name="T60">           </text:span></text:span><text:span text:style-name="Source_20_Text"><text:span text:style-name="T38">8-&gt;8-&gt;9-&gt;null */</text:span></text:span></text:p>
      <text:p text:style-name="P18"><text:span text:style-name="Source_20_Text"><text:span text:style-name="T60">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60">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1">System.out.println(</text:span></text:span><text:span text:style-name="Source_20_Text"><text:span text:style-name="T59">"Linked List before sorting"</text:span></text:span><text:span text:style-name="Source_20_Text"><text:span text:style-name="T11">); </text:span></text:span></text:p>
      <text:p text:style-name="P18"><text:span text:style-name="Source_20_Text"><text:span text:style-name="T60">        </text:span></text:span><text:span text:style-name="Source_20_Text"><text:span text:style-name="T11">llist.print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1">llist.sort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1">System.out.println(</text:span></text:span><text:span text:style-name="Source_20_Text"><text:span text:style-name="T59">"Linked List after sorting"</text:span></text:span><text:span text:style-name="Source_20_Text"><text:span text:style-name="T11">); </text:span></text:span></text:p>
      <text:p text:style-name="P18"><text:span text:style-name="Source_20_Text"><text:span text:style-name="T60">        </text:span></text:span><text:span text:style-name="Source_20_Text"><text:span text:style-name="T11">llist.printList();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6">num</text:span> having <text:span text:style-name="T96">n</text:span> number of digits. The problem is to find the smallest palindromic number greater than <text:span text:style-name="T96">num</text:span> using the same set of digits as in <text:span text:style-name="T96">num</text:span>. If no such number can be formed then print “Not Possible”.<text:line-break/>The number could be very large and may or may not even fit into long long int.</text:p>
      <text:p text:style-name="P20"><text:span text:style-name="Strong_20_Emphasis"><text:span text:style-name="T63">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6">Approach:</text:span> Following are the steps:</text:p>
      <text:list xml:id="list1502071007882768421" text:style-name="L5">
        <text:list-item>
          <text:p text:style-name="P188">If number of digits n &lt;= 3, then print "Not Possible" and return.</text:p>
        </text:list-item>
        <text:list-item>
          <text:p text:style-name="P188">Calculate <text:span text:style-name="T96">mid</text:span> = n/2 – 1.</text:p>
        </text:list-item>
        <text:list-item>
          <text:p text:style-name="P188">Start traversing from the digit at index <text:span text:style-name="T96">mid</text:span> up to the 1st digit and while traversing find the index <text:span text:style-name="T96">i</text:span> of the rightmost digit which is smaller than the digit on its right side.</text:p>
        </text:list-item>
        <text:list-item>
          <text:p text:style-name="P188">Now search for the smallest digit greater than the digit <text:span text:style-name="T96">num[i]</text:span> in the index range <text:span text:style-name="T96">i+1</text:span> to <text:span text:style-name="T96">mid</text:span>. Let the index of this digit be <text:span text:style-name="T96">smallest</text:span>.</text:p>
        </text:list-item>
        <text:list-item>
          <text:p text:style-name="P188">If no such smallest digit found, then print “Not Possible”.</text:p>
        </text:list-item>
        <text:list-item>
          <text:p text:style-name="P188">Else the swap the digits at index <text:span text:style-name="T96">i</text:span> and <text:span text:style-name="T96">smallest</text:span> and also swap the digits at index <text:span text:style-name="T96">n-i-1</text:span> and <text:span text:style-name="T96">n-smallest-1</text:span>. This step is done so as to maintain the palindromic property in <text:span text:style-name="T96">num</text:span>.</text:p>
        </text:list-item>
        <text:list-item>
          <text:p text:style-name="P188">Now reverse the digits in the index range <text:span text:style-name="T96">i+1</text:span> to <text:span text:style-name="T96">mid</text:span>. Also If <text:span text:style-name="T96">n</text:span> is even then reverse the digits in the index range <text:span text:style-name="T96">mid+1</text:span> to <text:span text:style-name="T96">n-i-2</text:span> else if <text:span text:style-name="T96">n</text:span> is odd <text:soft-page-break/>then reverse the digits in the index range <text:span text:style-name="T96">mid+2</text:span> to <text:span text:style-name="T96">n-i-2</text:span>. This step is done so as to maintain the palindromic property in <text:span text:style-name="T96">num</text:span>.</text:p>
        </text:list-item>
        <text:list-item>
          <text:p text:style-name="P188">Print the final modified number <text:span text:style-name="T96">num</text:span>.</text:p>
        </text:list-item>
      </text:list>
      <text:list xml:id="list4480354575510588761" text:style-name="L6">
        <text:list-item>
          <text:p text:style-name="P223"><text:bookmark text:name="tablist1-tab11"/>C++</text:p>
        </text:list-item>
        <text:list-item>
          <text:p text:style-name="P213"><text:bookmark text:name="tablist1-tab21"/>Java</text:p>
        </text:list-item>
        <text:list-item>
          <text:p text:style-name="P223"><text:bookmark text:name="tablist1-tab31"/>Python</text:p>
        </text:list-item>
        <text:list-item>
          <text:p text:style-name="P223"><text:bookmark text:name="tablist1-tab41"/>C#</text:p>
        </text:list-item>
        <text:list-item>
          <text:p text:style-name="P223"><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8">"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8">"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8">"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8">"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6"><text:line-break/></text:span><text:span text:style-name="Strong_20_Emphasis"><text:span text:style-name="T66">Output:</text:span></text:span></text:p>
      <text:p text:style-name="P65">Next Palindrome: 4756996574</text:p>
      <text:p text:style-name="P20"><text:span text:style-name="Strong_20_Emphasis"><text:span text:style-name="T63">Time Complexity:</text:span></text:span><text:span text:style-name="T63">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3">Examples:</text:span></text:span></text:p>
      <text:p text:style-name="P65">Input : root of below tree </text:p>
      <text:p text:style-name="P152"><text:soft-page-break/><text:s text:c="13"/><text:span text:style-name="T108">1</text:span></text:p>
      <text:p text:style-name="P152"><text:s text:c="11"/><text:span text:style-name="T108">/ <text:s text:c="2"/>\</text:span></text:p>
      <text:p text:style-name="P152"><text:s text:c="10"/><text:span text:style-name="T108">2 <text:s text:c="4"/>3</text:span></text:p>
      <text:p text:style-name="P152"><text:s text:c="8"/><text:span text:style-name="T108">/ <text:s text:c="2"/>\ <text:s/>/ <text:s/>\</text:span></text:p>
      <text:p text:style-name="P152"><text:s text:c="7"/><text:span text:style-name="T108">4 <text:s text:c="3"/>5 <text:s/>6 <text:s text:c="2"/>7</text:span></text:p>
      <text:p text:style-name="P152"><text:s text:c="7"/><text:span text:style-name="T108">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20"><text:span text:style-name="T63">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3">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3">How to print the cousin nodes instead of siblings and how to get the nodes of that level in the queue?</text:span></text:span><text:span text:style-name="T63">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3">Given a string containing the words and dates, the task is to find the total number of distinct years mentioned in that string.<text:line-break/></text:span><text:span text:style-name="Strong_20_Emphasis"><text:span text:style-name="T63">Note:</text:span></text:span><text:span text:style-name="T63"> Assuming that the date will be in ‘DD-MM-YYYY’ format.</text:span></text:p>
      <text:p text:style-name="P61">Examples:</text:p>
      <text:p text:style-name="P43"><text:span text:style-name="Strong_20_Emphasis"><text:span text:style-name="T71">Input:</text:span></text:span><text:span text:style-name="T71"> <text:s/>str = "UN was established on 24-10-1945.</text:span></text:p>
      <text:p text:style-name="P152"><text:s text:c="16"/><text:span text:style-name="T108">India got freedom on 15-08-1947."</text:span></text:p>
      <text:p text:style-name="P43"><text:span text:style-name="Strong_20_Emphasis"><text:span text:style-name="T71">Output:</text:span></text:span><text:span text:style-name="T71"> 2</text:span></text:p>
      <text:p text:style-name="P151">2 distinct years i.e. 1945 and 1947 have been referenced.</text:p>
      <text:p text:style-name="P153"/>
      <text:p text:style-name="P43"><text:span text:style-name="Strong_20_Emphasis"><text:span text:style-name="T71">Input:</text:span></text:span><text:span text:style-name="T71"> str = "Soon after the world war 2 ended on 02-09-1945.</text:span></text:p>
      <text:p text:style-name="P152"><text:s text:c="8"/><text:span text:style-name="T108">The UN was established on 24-10-1945."</text:span></text:p>
      <text:p text:style-name="P43"><text:span text:style-name="Strong_20_Emphasis"><text:span text:style-name="T71">Output:</text:span></text:span><text:span text:style-name="T71">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8">b: 2-&gt;3-&gt;20 </text:span></text:p>
      <text:p text:style-name="P151">Output: res: 40-&gt;20-&gt;15-&gt;10-&gt;5-&gt;3-&gt;2</text:p>
      <text:p text:style-name="P153"/>
      <text:p text:style-name="P151">Input: <text:s/>a: NULL</text:p>
      <text:p text:style-name="P152"><text:s text:c="8"/><text:span text:style-name="T108">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100">Recommended: Please solve it on “</text:span></text:a><text:a xlink:type="simple" xlink:href="https://practice.geeksforgeeks.org/problems/merge-2-sorted-linked-list-in-reverse-order/1" text:style-name="Internet_20_link" text:visited-style-name="Visited_20_Internet_20_Link"><text:span text:style-name="T101">PRACTICE</text:span></text:a><text:a xlink:type="simple" xlink:href="https://practice.geeksforgeeks.org/problems/merge-2-sorted-linked-list-in-reverse-order/1" text:style-name="Internet_20_link" text:visited-style-name="Visited_20_Internet_20_Link"><text:span text:style-name="T100">” first, before moving on to the solution.</text:span></text:a></text:h>
      </text:section>
      <text:p text:style-name="P140"/>
      <text:p text:style-name="P20"><text:span text:style-name="T63">A </text:span><text:span text:style-name="Strong_20_Emphasis"><text:span text:style-name="T63">Simple Solution</text:span></text:span><text:span text:style-name="T63">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3">.<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3">.<text:line-break/>3) </text:span><text:a xlink:type="simple" xlink:href="https://www.geeksforgeeks.org/merge-two-sorted-linked-lists/" text:style-name="Internet_20_link" text:visited-style-name="Visited_20_Internet_20_Link"><text:span text:style-name="T27">Merge two reversed lists</text:span></text:a><text:span text:style-name="T63">.</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3">How to solve without reverse, O(1) auxiliary space (in-place) and only one traversal of both lists?</text:span></text:span><text:span text:style-name="T63"><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8">a) Find the smaller of two (Current 'a' and 'b')</text:span></text:p>
      <text:p text:style-name="P152"><text:s text:c="4"/><text:span text:style-name="T108">b) Insert the smaller value node at the front of result.</text:span></text:p>
      <text:p text:style-name="P152"><text:s text:c="4"/><text:span text:style-name="T108">c) Move ahead in the list of smaller node. </text:span></text:p>
      <text:p text:style-name="P151">4) If 'b' becomes NULL before 'a', insert all nodes of 'a' </text:p>
      <text:p text:style-name="P152"><text:s text:c="3"/><text:span text:style-name="T108">into result list at the beginning.</text:span></text:p>
      <text:p text:style-name="P151">5) If 'a' becomes NULL before 'b', insert all nodes of 'a' </text:p>
      <text:p text:style-name="P152"><text:s text:c="3"/><text:span text:style-name="T108">into result list at the beginning. </text:span></text:p>
      <text:p text:style-name="P61">Below is the implementation of above solution.</text:p>
      <text:list xml:id="list1119053878211511024" text:style-name="L7">
        <text:list-item>
          <text:p text:style-name="P224"><text:bookmark text:name="tablist1-tab12"/>C/C++</text:p>
        </text:list-item>
        <text:list-item>
          <text:p text:style-name="P214"><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8">"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8">"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8">""</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8">""</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8">list2 = g-&gt;e-&gt;e-&gt;k-&gt;s-&gt;b</text:span></text:p>
      <text:p text:style-name="P151">Output: -1</text:p>
      <text:p text:style-name="P153"/>
      <text:p text:style-name="P151">Input: list1 = g-&gt;e-&gt;e-&gt;k-&gt;s-&gt;a</text:p>
      <text:p text:style-name="P152"><text:soft-page-break/><text:s text:c="7"/><text:span text:style-name="T108">list2 = g-&gt;e-&gt;e-&gt;k-&gt;s</text:span></text:p>
      <text:p text:style-name="P151">Output: 1</text:p>
      <text:p text:style-name="P153"/>
      <text:p text:style-name="P151">Input: list1 = g-&gt;e-&gt;e-&gt;k-&gt;s</text:p>
      <text:p text:style-name="P152"><text:s text:c="7"/><text:span text:style-name="T108">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6">x</text:span>. If node <text:span text:style-name="T96">x</text:span> is not present then print “No Path”.</text:p>
      <text:p text:style-name="P61">Examples:</text:p>
      <text:p text:style-name="P65">Input : <text:s text:c="9"/>1</text:p>
      <text:p text:style-name="P152"><text:s text:c="15"/><text:span text:style-name="T108">/ <text:s text:c="2"/>\</text:span></text:p>
      <text:p text:style-name="P152"><text:s text:c="14"/><text:span text:style-name="T108">2 <text:s text:c="4"/>3</text:span></text:p>
      <text:p text:style-name="P152"><text:s text:c="13"/><text:span text:style-name="T108">/ \ <text:s text:c="2"/>/ <text:s/>\</text:span></text:p>
      <text:p text:style-name="P152"><text:s text:c="12"/><text:span text:style-name="T108">4 <text:s text:c="2"/>5 <text:s/>6 <text:s text:c="2"/>7</text:span></text:p>
      <text:p text:style-name="P153"/>
      <text:p text:style-name="P152"><text:s text:c="15"/><text:span text:style-name="T108">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30"><text:span text:style-name="T96">Approach:</text:span> Create a recursive function that traverses the different path in the binary tree to find the required node <text:span text:style-name="T96">x</text:span>. If node <text:span text:style-name="T96">x</text:span> is present then it returns true and accumulates the path nodes in some array <text:span text:style-name="T96">arr[]</text:span>. Else it returns false.</text:p>
      <text:p text:style-name="P61">Following are the cases during the traversal:</text:p>
      <text:list xml:id="list7565103176387351170" text:style-name="L8">
        <text:list-item>
          <text:p text:style-name="P189">If <text:span text:style-name="T96">root = NULL</text:span>, return false.</text:p>
        </text:list-item>
        <text:list-item>
          <text:p text:style-name="P189">push the root’s data into <text:span text:style-name="T96">arr[]</text:span>.</text:p>
        </text:list-item>
        <text:list-item>
          <text:p text:style-name="P189">if <text:span text:style-name="T96">root’s data = x</text:span>, return true.</text:p>
        </text:list-item>
        <text:list-item>
          <text:p text:style-name="P189">if node <text:span text:style-name="T96">x</text:span> is present in root’s left or right subtree, return true.</text:p>
        </text:list-item>
        <text:list-item>
          <text:p text:style-name="P189">Else remove root’s data value from <text:span text:style-name="T96">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33">}</text:span><text:span text:style-name="T132">Queue using Stacks</text:span></text:p>
      <text:p text:style-name="P20"><text:span text:style-name="T63">The problem is opposite of </text:span><text:a xlink:type="simple" xlink:href="https://www.geeksforgeeks.org/implement-stack-using-queue/" text:style-name="Internet_20_link" text:visited-style-name="Visited_20_Internet_20_Link"><text:span text:style-name="T27">this</text:span></text:a><text:span text:style-name="T63"> post. We are given a stack data structure with push and pop operations, the task is to implement a queue using instances of stack data structure and operations on them.</text:span></text:p>
      <text:p text:style-name="P64"><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100">Recommended: Please solve it on “</text:span></text:a><text:a xlink:type="simple" xlink:href="https://practice.geeksforgeeks.org/problems/queue-using-two-stacks/1" text:style-name="Internet_20_link" text:visited-style-name="Visited_20_Internet_20_Link"><text:span text:style-name="T101">PRACTICE</text:span></text:a><text:a xlink:type="simple" xlink:href="https://practice.geeksforgeeks.org/problems/queue-using-two-stacks/1" text:style-name="Internet_20_link" text:visited-style-name="Visited_20_Internet_20_Link"><text:span text:style-name="T100">” first, before moving on to the solution.</text:span></text:a></text:h>
      </text:section>
      <text:p text:style-name="P140"/>
      <text:p text:style-name="P20"><text:soft-page-break/><text:span text:style-name="Strong_20_Emphasis"><text:span text:style-name="T63">Method 1 (By making enQueue operation costly)</text:span></text:span><text:span text:style-name="T63">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8">1) While stack1 is not empty, push everything from stack1 to stack2.</text:span></text:p>
      <text:p text:style-name="P152"><text:s text:c="2"/><text:span text:style-name="T108">2) Push x to stack1 (assuming size of stacks is unlimited).</text:span></text:p>
      <text:p text:style-name="P152"><text:s text:c="2"/><text:span text:style-name="T108">3) Push everything back to stack1.</text:span></text:p>
      <text:p text:style-name="P151">Here time complexity will be O(n)</text:p>
      <text:p text:style-name="P153"/>
      <text:p text:style-name="P151">deQueue(q)</text:p>
      <text:p text:style-name="P152"><text:s text:c="2"/><text:span text:style-name="T108">1) If stack1 is empty then error</text:span></text:p>
      <text:p text:style-name="P152"><text:s text:c="2"/><text:span text:style-name="T108">2) Pop an item from stack1 and return it</text:span></text:p>
      <text:p text:style-name="P151">Here time complexity will be O(1)</text:p>
      <text:list xml:id="list7452537260651092319" text:style-name="L9">
        <text:list-item>
          <text:p text:style-name="P225"><text:bookmark text:name="tablist1-tab13"/>C++</text:p>
        </text:list-item>
        <text:list-item>
          <text:p text:style-name="P215"><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3">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3">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3">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8">{ 0, <text:s/>1, <text:s/>0, <text:s/>0}</text:span></text:p>
      <text:p text:style-name="P152"><text:s text:c="14"/><text:span text:style-name="T108">{ 0, <text:s/>0, <text:s/>0, <text:s/>1}</text:span></text:p>
      <text:p text:style-name="P152"><text:s text:c="14"/><text:span text:style-name="T108">{ 1, <text:s/>0, <text:s/>0, <text:s/>0}</text:span></text:p>
      <text:p text:style-name="P152"><text:s text:c="14"/><text:span text:style-name="T108">{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34">public</text:span> <text:span text:style-name="T134">class</text:span> <text:soft-page-break/><text:span text:style-name="T135">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34">class</text:span> <text:span text:style-name="T135">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34">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35">Position</text:span>(<text:span text:style-name="T134">int</text:span> <text:span text:style-name="T136">row</text:span>, <text:span text:style-name="T134">int</text:span> <text:span text:style-name="T136">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37">this</text:span><text:span text:style-name="T134">.</text:span>row <text:span text:style-name="T134">=</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37">this</text:span><text:span text:style-name="T134">.</text:span>col <text:span text:style-name="T134">=</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34">public</text:span> <text:span text:style-name="T134">Position</text:span>[] <text:span text:style-name="T135">solveNQueenOneSolution</text:span>(<text:span text:style-name="T134">int</text:span> <text:span text:style-name="T136">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34">Position</text:span>[] positions <text:span text:style-name="T134">=</text:span> <text:span text:style-name="T134">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34">boolean</text:span> hasSolution <text:span text:style-name="T134">=</text:span> solveNQueenOneSolutionUtil(n, <text:span text:style-name="T137">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34">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34">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34">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34">return</text:span> <text:span text:style-name="T134">new</text:span> Position[<text:span text:style-name="T137">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34">private</text:span> <text:span text:style-name="T134">boolean</text:span> <text:span text:style-name="T135">solveNQueenOneSolutionUtil</text:span>(<text:span text:style-name="T134">int</text:span> <text:span text:style-name="T136">n</text:span>, <text:span text:style-name="T134">int</text:span> <text:span text:style-name="T136">row</text:span>, <text:span text:style-name="T134">Position</text:span>[] <text:span text:style-name="T136">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34">if</text:span> (n <text:span text:style-name="T134">==</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34">return</text:span> <text:span text:style-name="T137">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34">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34">for</text:span> (col <text:span text:style-name="T134">=</text:span> <text:span text:style-name="T137">0</text:span>; col <text:span text:style-name="T134">&lt;</text:span> n; col<text:span text:style-name="T134">++</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34">boolean</text:span> foundSafe <text:span text:style-name="T134">=</text:span> <text:span text:style-name="T137">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34">for</text:span> (<text:span text:style-name="T134">int</text:span> queen <text:span text:style-name="T134">=</text:span> <text:span text:style-name="T137">0</text:span>; queen <text:span text:style-name="T134">&lt;</text:span> row; queen<text:span text:style-name="T134">++</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34">if</text:span> (positions[queen]<text:span text:style-name="T134">.</text:span>col <text:span text:style-name="T134">==</text:span> col <text:span text:style-name="T134">||</text:span> positions[queen]<text:span text:style-name="T134">.</text:span>row <text:span text:style-name="T134">-</text:span> positions[queen]<text:span text:style-name="T134">.</text:span>col <text:span text:style-name="T134">==</text:span> row <text:span text:style-name="T134">-</text:span> col <text:span text:style-name="T134">||</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34">.</text:span>row <text:span text:style-name="T134">+</text:span> positions[queen]<text:span text:style-name="T134">.</text:span>col <text:span text:style-name="T134">==</text:span> row <text:span text:style-name="T134">+</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34">=</text:span> <text:span text:style-name="T137">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34">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34">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34">=</text:span> <text:span text:style-name="T134">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34">if</text:span> (solveNQueenOneSolutionUtil(n, row <text:span text:style-name="T134">+</text:span> <text:span text:style-name="T137">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34">return</text:span> <text:span text:style-name="T137">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34">return</text:span> <text:span text:style-name="T137">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307" text:outline-level="1">Find Two Missing Numbers | Set 1 (An Interesting Linear Time Solution)</text:h>
      <text:p text:style-name="P264">Given an array of n unique integers where each element in the array is in range [1, n]. The array has all distinct elements and size of array is (n-2). Hence Two numbers from the range are missing from this array. Find the two missing numbers.</text:p>
      <text:p text:style-name="P244"><text:span text:style-name="Strong_20_Emphasis"><text:span text:style-name="T107">Examples :</text:span></text:span></text:p>
      <text:p text:style-name="P316">Input <text:s/>: arr[] = {1, 3, 5, 6}</text:p>
      <text:p text:style-name="P322">Output : 2 4</text:p>
      <text:p text:style-name="P323"/>
      <text:p text:style-name="P322">Input : arr[] = {1, 2, 4}</text:p>
      <text:p text:style-name="P322">Output : 3 5</text:p>
      <text:p text:style-name="P323"/>
      <text:p text:style-name="P322">Input : arr[] = {1, 2}</text:p>
      <text:p text:style-name="P322">Output : 3 4</text:p>
      <text:p text:style-name="P137"/>
      <text:section text:style-name="Sect1" text:name="Section23">
        <text:h text:style-name="P310" text:outline-level="2"><text:bookmark text:name="practiceLinkDiv18"/><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248"><text:span text:style-name="Strong_20_Emphasis"><text:span text:style-name="T106">Method 1 – O(n) time complexity and O(n) Extra Space</text:span></text:span></text:p>
      <text:p text:style-name="P244"><text:span text:style-name="Strong_20_Emphasis"><text:span text:style-name="T107">Step 1: </text:span></text:span><text:span text:style-name="T107">Take a boolean array </text:span><text:span text:style-name="Emphasis"><text:span text:style-name="T107">mark </text:span></text:span><text:span text:style-name="T107">that keeps track of all the elements present in the array.<text:line-break/></text:span><text:span text:style-name="Strong_20_Emphasis"><text:span text:style-name="T107">Step 2:</text:span></text:span><text:span text:style-name="T107"> Iterate from 1 to n, check for every element if it is marked as true in the boolean array, if not then simply display that element.</text:span></text:p>
      <text:list xml:id="list557233865468007947" text:style-name="L31">
        <text:list-item>
          <text:p text:style-name="P226"><text:bookmark text:name="tablist1-tab14"/>C++</text:p>
        </text:list-item>
        <text:list-item>
          <text:p text:style-name="P216"><text:bookmark text:name="tablist1-tab24"/>Python3</text:p>
        </text:list-item>
      </text:list>
      <text:section text:style-name="Sect2" text:name="Section24">
        <text:p text:style-name="P256"><text:bookmark text:name="tablist1-panel22"/></text:p>
      </text:section>
      <text:p text:style-name="Text_20_body"/>
      <text:p text:style-name="Text_20_body"/>
      <text:p text:style-name="Text_20_body"/>
      <text:p text:style-name="P21"><text:span text:style-name="Strong_20_Emphasis"><text:span text:style-name="T63">Method 2 – O(n) time complexity and O(1) Extra Space</text:span></text:span></text:p>
      <text:p text:style-name="Text_20_body"><text:soft-page-break/></text:p>
      <text:p text:style-name="P20"><text:span text:style-name="T62">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2"> popular solution for finding one missing numbers. We extend the solution so that two missing elements are printed.<text:line-break/>Let’s find out the sum of 2 missing numbers:</text:span></text:p>
      <text:p text:style-name="P43"><text:span text:style-name="Strong_20_Emphasis"><text:span text:style-name="T71">arrSum</text:span></text:span><text:span text:style-name="T70"> =&gt; Sum of all elements in the array</text:span></text:p>
      <text:p text:style-name="P153"/>
      <text:p text:style-name="P43"><text:span text:style-name="Strong_20_Emphasis"><text:span text:style-name="T71">sum</text:span></text:span><text:span text:style-name="T70"> (Sum of 2 missing numbers) = (Sum of integers from 1 to n) - arrSum</text:span></text:p>
      <text:p text:style-name="P325"><text:s text:c="31"/><text:span text:style-name="T108">= ((n)*(n+1))/2 – arrSum </text:span></text:p>
      <text:p text:style-name="P153"/>
      <text:p text:style-name="P43"><text:span text:style-name="Strong_20_Emphasis"><text:span text:style-name="T71">avg</text:span></text:span><text:span text:style-name="T70"> (Average of 2 missing numbers) = sum / 2;</text:span></text:p>
      <text:list xml:id="list9017402657981086284" text:style-name="L32">
        <text:list-item>
          <text:p text:style-name="P201"><text:span text:style-name="T62">One of the numbers will be less than or equal to </text:span><text:span text:style-name="Strong_20_Emphasis"><text:span text:style-name="T63">avg</text:span></text:span><text:span text:style-name="T62"> while the other one will be strictly greater then </text:span><text:span text:style-name="Strong_20_Emphasis"><text:span text:style-name="T63">avg</text:span></text:span><text:span text:style-name="T62">. Two numbers can never be equal since all the given numbers are distinct.</text:span></text:p>
        </text:list-item>
        <text:list-item>
          <text:p text:style-name="P201"><text:span text:style-name="T62">We can find the first missing number as sum of natural numbers from 1 to </text:span><text:span text:style-name="Strong_20_Emphasis"><text:span text:style-name="T63">avg</text:span></text:span><text:span text:style-name="T62">, i.e., avg*(avg+1)/2 </text:span><text:span text:style-name="Strong_20_Emphasis"><text:span text:style-name="T63">minus</text:span></text:span><text:span text:style-name="T62"> the sum of array elements smaller than </text:span><text:span text:style-name="Strong_20_Emphasis"><text:span text:style-name="T63">avg</text:span></text:span></text:p>
        </text:list-item>
        <text:list-item>
          <text:p text:style-name="P201"><text:span text:style-name="T62">We can find the second missing number as sum of natural numbers from avg+1 to n </text:span><text:span text:style-name="Strong_20_Emphasis"><text:span text:style-name="T63">minus</text:span></text:span><text:span text:style-name="T62"> the sum of array elements greater than than </text:span><text:span text:style-name="Strong_20_Emphasis"><text:span text:style-name="T63">avg</text:span></text:span></text:p>
        </text:list-item>
      </text:list>
      <text:p text:style-name="P63">Consider an example for better clarification</text:p>
      <text:p text:style-name="P317">Input : 1 3 5 6, n = 6</text:p>
      <text:p text:style-name="P327">Sum of missing integers = n*(n+1)/2 - (1+3+5+6) = 6.</text:p>
      <text:p text:style-name="P327">Average of missing integers = 6/2 = 3.</text:p>
      <text:p text:style-name="P327">Sum of array elements less than or equal to average = 1 + 3 = 4</text:p>
      <text:p text:style-name="P327">Sum of natural numbers from 1 to avg = avg*(avg + 1)/2</text:p>
      <text:p text:style-name="P325"><text:s text:c="37"/><text:span text:style-name="T108">= 3*4/2 = 6</text:span></text:p>
      <text:p text:style-name="P327">First missing number = 6 - 4 = 2</text:p>
      <text:p text:style-name="P153"/>
      <text:p text:style-name="P327">Sum of natural numbers from avg+1 to n</text:p>
      <text:p text:style-name="P325"><text:s text:c="32"/><text:span text:style-name="T108">= <text:s/>n*(n+1)/2 - avg*(avg+1)/2</text:span></text:p>
      <text:p text:style-name="P325"><text:soft-page-break/><text:s text:c="32"/><text:span text:style-name="T108">= <text:s/>6*7/2 - 3*4/2</text:span></text:p>
      <text:p text:style-name="P325"><text:s text:c="32"/><text:span text:style-name="T108">= <text:s/>15</text:span></text:p>
      <text:p text:style-name="P327">Sum of array elements greater than average = 5 + 6 = 11</text:p>
      <text:p text:style-name="P327">Second missing number = 15 - 11 = 4</text:p>
      <text:p text:style-name="P63">Below is implementation of above idea.</text:p>
      <text:list xml:id="list3298985874383649654" text:style-name="L33">
        <text:list-item>
          <text:p text:style-name="P227"><text:bookmark text:name="tablist2-tab11"/>C++</text:p>
        </text:list-item>
        <text:list-item>
          <text:p text:style-name="P217"><text:bookmark text:name="tablist2-tab21"/>Java</text:p>
        </text:list-item>
        <text:list-item>
          <text:p text:style-name="P227"><text:bookmark text:name="tablist2-tab31"/>Python3</text:p>
        </text:list-item>
        <text:list-item>
          <text:p text:style-name="P227"><text:bookmark text:name="tablist2-tab41"/>C#</text:p>
        </text:list-item>
        <text:list-item>
          <text:p text:style-name="P227"><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7">"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7">"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9">Output :</text:span></text:span></text:p>
      <text:p text:style-name="P317">Two Missing Numbers are</text:p>
      <text:p text:style-name="P327">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2">Mutability Difference:</text:span></text:span></text:p>
      <text:p text:style-name="P36"><text:span text:style-name="Source_20_Text"><text:span text:style-name="T75">String</text:span></text:span><text:span text:style-name="T76"> is </text:span><text:span text:style-name="Strong_20_Emphasis"><text:span text:style-name="T72">immutable</text:span></text:span><text:span text:style-name="T76">, if you try to alter their values, another object gets created, whereas </text:span><text:span text:style-name="Source_20_Text"><text:span text:style-name="T75">StringBuffer</text:span></text:span><text:span text:style-name="T76"> and </text:span><text:span text:style-name="Source_20_Text"><text:span text:style-name="T75">StringBuilder</text:span></text:span><text:span text:style-name="T76"> are </text:span><text:span text:style-name="Strong_20_Emphasis"><text:span text:style-name="T72">mutable</text:span></text:span><text:span text:style-name="T76"> so they can change their values.</text:span></text:p>
      <text:p text:style-name="P36"><text:span text:style-name="Strong_20_Emphasis"><text:span text:style-name="T72">Thread-Safety Difference:</text:span></text:span></text:p>
      <text:p text:style-name="P36"><text:span text:style-name="T76">The difference between </text:span><text:span text:style-name="Source_20_Text"><text:span text:style-name="T75">StringBuffer</text:span></text:span><text:span text:style-name="T76"> and </text:span><text:span text:style-name="Source_20_Text"><text:span text:style-name="T75">StringBuilder</text:span></text:span><text:span text:style-name="T76"> is that </text:span><text:span text:style-name="Source_20_Text"><text:span text:style-name="T75">StringBuffer</text:span></text:span><text:span text:style-name="T76"> is thread-safe. So when the application needs to be run only in a single thread then it is better to use </text:span><text:span text:style-name="Source_20_Text"><text:span text:style-name="T75">StringBuilder</text:span></text:span><text:span text:style-name="T76">. </text:span><text:span text:style-name="Source_20_Text"><text:span text:style-name="T75">StringBuilder</text:span></text:span><text:span text:style-name="T76"> is more efficient than </text:span><text:span text:style-name="Source_20_Text"><text:span text:style-name="T75">StringBuffer</text:span></text:span><text:span text:style-name="T76">.</text:span></text:p>
      <text:p text:style-name="P36"><text:span text:style-name="Strong_20_Emphasis"><text:span text:style-name="T72">Situations:</text:span></text:span></text:p>
      <text:list xml:id="list1894061575817915385" text:style-name="L10">
        <text:list-item>
          <text:p text:style-name="P231"><text:span text:style-name="T73">If your string is not going to change use a String class because a </text:span><text:span text:style-name="Source_20_Text"><text:span text:style-name="T75">String</text:span></text:span><text:span text:style-name="T73"> object is immutable.</text:span></text:p>
        </text:list-item>
        <text:list-item>
          <text:p text:style-name="P231"><text:span text:style-name="T73">If your string can change (example: lots of logic and operations in the construction of the string) and will only be accessed from a single thread, using a </text:span><text:span text:style-name="Source_20_Text"><text:span text:style-name="T75">StringBuilder</text:span></text:span><text:span text:style-name="T73"> is good enough.</text:span></text:p>
        </text:list-item>
        <text:list-item>
          <text:p text:style-name="P231"><text:span text:style-name="T73">If your string can change, and will be accessed from multiple threads, use a </text:span><text:span text:style-name="Source_20_Text"><text:span text:style-name="T75">StringBuffer</text:span></text:span><text:span text:style-name="T73">because </text:span><text:span text:style-name="Source_20_Text"><text:span text:style-name="T75">StringBuffer</text:span></text:span><text:span text:style-name="T73">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43"><text:span text:style-name="Strong_20_Emphasis"><text:span text:style-name="T63">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8">"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32"><text:span text:style-name="T73">In </text:span><text:span text:style-name="Source_20_Text"><text:span text:style-name="T75">sleep()</text:span></text:span><text:span text:style-name="T73"> the thread stops working for the specified duration.</text:span></text:p>
        </text:list-item>
        <text:list-item>
          <text:p text:style-name="P232"><text:span text:style-name="T73">In </text:span><text:span text:style-name="Source_20_Text"><text:span text:style-name="T75">wait()</text:span></text:span><text:span text:style-name="T73"> the thread stops working until the object being waited-on is notified, generally by other threads.</text:span></text:p>
        </text:list-item>
      </text:list>
      <text:p text:style-name="P132"/>
      <text:p text:style-name="P132"><text:span text:style-name="T76">One key difference not yet mentioned is that while sleeping a Thread does </text:span><text:span text:style-name="Emphasis"><text:span text:style-name="T74">not</text:span></text:span><text:span text:style-name="T76"> release the locks it holds, while waiting releases the lock on the object that </text:span><text:span text:style-name="Source_20_Text"><text:span text:style-name="T75">wait()</text:span></text:span><text:span text:style-name="T76"> is called on.</text:span></text:p>
      <text:p text:style-name="P44"><text:span text:style-name="Source_20_Text"><text:span text:style-name="T77">synchronized</text:span></text:span><text:span text:style-name="Source_20_Text"><text:span text:style-name="T78">(LOCK)</text:span></text:span><text:span text:style-name="Source_20_Text"><text:span text:style-name="T79"> </text:span></text:span><text:span text:style-name="Source_20_Text"><text:span text:style-name="T78">{</text:span></text:span></text:p>
      <text:p text:style-name="P44"><text:span text:style-name="Source_20_Text"><text:span text:style-name="T80"><text:s text:c="4"/></text:span></text:span><text:span text:style-name="Source_20_Text"><text:span text:style-name="T81">Thread</text:span></text:span><text:span text:style-name="Source_20_Text"><text:span text:style-name="T78">.sleep(</text:span></text:span><text:span text:style-name="Source_20_Text"><text:span text:style-name="T82">1000</text:span></text:span><text:span text:style-name="Source_20_Text"><text:span text:style-name="T78">);</text:span></text:span><text:span text:style-name="Source_20_Text"><text:span text:style-name="T79"> </text:span></text:span><text:span text:style-name="Source_20_Text"><text:span text:style-name="T83">// LOCK is held</text:span></text:span></text:p>
      <text:p text:style-name="P44"><text:span text:style-name="Source_20_Text"><text:span text:style-name="T78">}</text:span></text:span></text:p>
      <text:p text:style-name="P143"/>
      <text:p text:style-name="P143"/>
      <text:p text:style-name="P44"><text:span text:style-name="Source_20_Text"><text:span text:style-name="T77">synchronized</text:span></text:span><text:span text:style-name="Source_20_Text"><text:span text:style-name="T78">(LOCK)</text:span></text:span><text:span text:style-name="Source_20_Text"><text:span text:style-name="T79"> </text:span></text:span><text:span text:style-name="Source_20_Text"><text:span text:style-name="T78">{</text:span></text:span></text:p>
      <text:p text:style-name="P44"><text:span text:style-name="Source_20_Text"><text:span text:style-name="T80"><text:s text:c="4"/></text:span></text:span><text:span text:style-name="Source_20_Text"><text:span text:style-name="T78">LOCK.wait();</text:span></text:span><text:span text:style-name="Source_20_Text"><text:span text:style-name="T79"> </text:span></text:span><text:span text:style-name="Source_20_Text"><text:span text:style-name="T83">// LOCK is not held</text:span></text:span></text:p>
      <text:p text:style-name="P44"><text:span text:style-name="Source_20_Text"><text:span text:style-name="T78">}</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6">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6">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4">Why use </text:span><text:span text:style-name="Source_20_Text"><text:span text:style-name="T88">clone</text:span></text:span><text:span text:style-name="Source_20_Text"><text:span text:style-name="T89">()</text:span></text:span><text:span text:style-name="T85"> </text:span><text:span text:style-name="T84">method ?</text:span></text:p>
      <text:p text:style-name="P36"><text:soft-page-break/><text:span text:style-name="T85">The </text:span><text:span text:style-name="Source_20_Text"><text:span text:style-name="T88">clone</text:span></text:span><text:span text:style-name="Source_20_Text"><text:span text:style-name="T89">()</text:span></text:span><text:span text:style-name="T85"> </text:span><text:span text:style-name="T84">method</text:span><text:span text:style-name="T85">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5">Although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Source_20_Text"><text:span text:style-name="T88"> </text:span></text:span><text:span text:style-name="T85">has some design issues but it is still a popular and easy way of copying objects. Following is a list of advantages of using </text:span><text:span text:style-name="Source_20_Text"><text:span text:style-name="T88">clone</text:span></text:span><text:span text:style-name="Source_20_Text"><text:span text:style-name="T89">()</text:span></text:span><text:span text:style-name="Source_20_Text"><text:span text:style-name="T88"> </text:span></text:span><text:span text:style-name="T85">method:</text:span></text:p>
      <text:list xml:id="list264148479293330267" text:style-name="L13">
        <text:list-item>
          <text:p text:style-name="P233"><text:span text:style-name="T85">You don't need to write lengthy and repetitive codes. Just use an abstract class with a 4- or 5-line long </text:span><text:span text:style-name="Source_20_Text"><text:span text:style-name="T88">clone</text:span></text:span><text:span text:style-name="Source_20_Text"><text:span text:style-name="T89">()</text:span></text:span><text:span text:style-name="Source_20_Text"><text:span text:style-name="T88"> </text:span></text:span><text:span text:style-name="T85">method.</text:span></text:p>
        </text:list-item>
        <text:list-item>
          <text:p text:style-name="P233"><text:span text:style-name="T85">It is the easiest and most efficient way for copying objects, especially if we are applying it to an already developed or an old project. Just define a parent class, implement </text:span><text:span text:style-name="Source_20_Text"><text:span text:style-name="T90">Cloneable</text:span></text:span><text:span text:style-name="Source_20_Text"><text:span text:style-name="T88"> </text:span></text:span><text:span text:style-name="T85">in it, provide the definition of the </text:span><text:span text:style-name="Source_20_Text"><text:span text:style-name="T88">clone</text:span></text:span><text:span text:style-name="Source_20_Text"><text:span text:style-name="T89">()</text:span></text:span><text:span text:style-name="T85"> method and the task will be done.</text:span></text:p>
        </text:list-item>
        <text:list-item>
          <text:p text:style-name="P233"><text:span text:style-name="Source_20_Text"><text:span text:style-name="T88">clone</text:span></text:span><text:span text:style-name="Source_20_Text"><text:span text:style-name="T89">()</text:span></text:span><text:span text:style-name="Source_20_Text"><text:span text:style-name="T88"> </text:span></text:span><text:span text:style-name="T85">is the fastest way to copy array.</text:span></text:p>
        </text:list-item>
      </text:list>
      <text:p text:style-name="P34">Disadvantage of Object cloning</text:p>
      <text:p text:style-name="P36"><text:span text:style-name="T85">Following is a list of some disadvantages of </text:span><text:span text:style-name="Source_20_Text"><text:span text:style-name="T88">clone</text:span></text:span><text:span text:style-name="Source_20_Text"><text:span text:style-name="T89">()</text:span></text:span><text:span text:style-name="Source_20_Text"><text:span text:style-name="T88"> </text:span></text:span><text:span text:style-name="T85">method:</text:span></text:p>
      <text:list xml:id="list4337663072273963738" text:style-name="L14">
        <text:list-item>
          <text:p text:style-name="P234"><text:span text:style-name="T85">To use the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method, we have to change a lot of syntaxes to our code, like implementing a </text:span><text:span text:style-name="Source_20_Text"><text:span text:style-name="T90">Cloneable</text:span></text:span><text:span text:style-name="Source_20_Text"><text:span text:style-name="T88"> </text:span></text:span><text:span text:style-name="T85">interface, defining the </text:span><text:span text:style-name="Source_20_Text"><text:span text:style-name="T88">clone</text:span></text:span><text:span text:style-name="Source_20_Text"><text:span text:style-name="T89">()</text:span></text:span><text:span text:style-name="Source_20_Text"><text:span text:style-name="T88"> </text:span></text:span><text:span text:style-name="T85">method and handling </text:span><text:span text:style-name="Source_20_Text"><text:span text:style-name="T90">CloneNotSupportedException</text:span></text:span><text:span text:style-name="T85">, and finally, calling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etc.</text:span></text:p>
        </text:list-item>
        <text:list-item>
          <text:p text:style-name="P234"><text:span text:style-name="T85">We have to implement </text:span><text:span text:style-name="Source_20_Text"><text:span text:style-name="T90">Cloneable</text:span></text:span><text:span text:style-name="Source_20_Text"><text:span text:style-name="T88"> </text:span></text:span><text:span text:style-name="T85">interface while it doesn’t have any methods in it. This is just to tell the JVM that we can perform </text:span><text:span text:style-name="Source_20_Text"><text:span text:style-name="T88">clone</text:span></text:span><text:span text:style-name="Source_20_Text"><text:span text:style-name="T89">()</text:span></text:span><text:span text:style-name="T85">on our object.</text:span></text:p>
        </text:list-item>
        <text:list-item>
          <text:p text:style-name="P234"><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is protected, so we have to provide our own </text:span><text:span text:style-name="Source_20_Text"><text:span text:style-name="T88">clone</text:span></text:span><text:span text:style-name="Source_20_Text"><text:span text:style-name="T89">()</text:span></text:span><text:span text:style-name="T85">and indirectly call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from it.</text:span></text:p>
        </text:list-item>
        <text:list-item>
          <text:p text:style-name="P234"><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doesn’t invoke any constructor so we don’t have any control over object construction.</text:span></text:p>
        </text:list-item>
        <text:list-item>
          <text:p text:style-name="P234"><text:span text:style-name="T85">If you want to write a clone method in a child class then all of its superclasses should define the clone() method in them or inherit it from another parent class. Otherwise, the </text:span><text:span text:style-name="Source_20_Text"><text:span text:style-name="T91">super</text:span></text:span><text:span text:style-name="Source_20_Text"><text:span text:style-name="T89">.</text:span></text:span><text:span text:style-name="Source_20_Text"><text:span text:style-name="T88">clone</text:span></text:span><text:span text:style-name="Source_20_Text"><text:span text:style-name="T89">()</text:span></text:span><text:span text:style-name="Source_20_Text"><text:span text:style-name="T88"> </text:span></text:span><text:span text:style-name="T85">chain will fail.</text:span></text:p>
        </text:list-item>
        <text:list-item>
          <text:p text:style-name="P234"><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3">To make a Java object serializable we implement the </text:span><text:span text:style-name="Strong_20_Emphasis"><text:span text:style-name="T63">java.io.Serializable</text:span></text:span><text:span text:style-name="T63"> interface.<text:line-break/>The ObjectOutputStream class contains </text:span><text:span text:style-name="Strong_20_Emphasis"><text:span text:style-name="T63">writeObject()</text:span></text:span><text:span text:style-name="T63"> method for serializing an Object.</text:span></text:p>
      <text:p text:style-name="P65">public final void writeObject(Object obj)</text:p>
      <text:p text:style-name="P152"><text:s text:c="23"/><text:span text:style-name="T108">throws IOException</text:span></text:p>
      <text:p text:style-name="P20"><text:span text:style-name="T63">The ObjectInputStream class contains </text:span><text:span text:style-name="Strong_20_Emphasis"><text:span text:style-name="T63">readObject()</text:span></text:span><text:span text:style-name="T63"> method for deserializing an object.</text:span></text:p>
      <text:p text:style-name="P65">public final Object readObject()</text:p>
      <text:p text:style-name="P152"><text:s text:c="18"/><text:span text:style-name="T108">throws IOException,</text:span></text:p>
      <text:p text:style-name="P152"><text:s text:c="15"/><text:span text:style-name="T108">ClassNotFoundException</text:span></text:p>
      <text:p text:style-name="P138"/>
      <text:p text:style-name="P20"><text:span text:style-name="Strong_20_Emphasis"><text:span text:style-name="T63">Advantages of Serialization</text:span></text:span><text:span text:style-name="T63"><text:line-break/>1. To save/persist state of an object.<text:line-break/>2. To travel an object across a network.</text:span></text:p>
      <text:p text:style-name="P64"><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0"><text:span text:style-name="T63">Only the objects of those classes can be serialized which are implementing </text:span><text:span text:style-name="Strong_20_Emphasis"><text:span text:style-name="T63">java.io.Serializable</text:span></text:span><text:span text:style-name="T63"> interface.<text:line-break/>Serializable is a </text:span><text:span text:style-name="Strong_20_Emphasis"><text:span text:style-name="T63">marker interface</text:span></text:span><text:span text:style-name="T63">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3">Points to remember</text:span></text:span><text:span text:style-name="T63"><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3">SerialVersionUID</text:span></text:span><text:span text:style-name="T63"><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3">InvalidClassException</text:span></text:span><text:span text:style-name="T63">.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3">serialver</text:span></text:span><text:span text:style-name="T63"><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2"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3">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8">"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8">"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8">"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8">"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8">"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h text:style-name="P94" text:outline-level="1"><text:soft-page-break/>Find row number of a binary matrix having maximum number of 1s</text:h>
      <text:p text:style-name="P61">Given a binary matrix (containing only 0 and 1) of order n*n. All rows are sorted already, We need to find the row number with maximum number of 1s. Also find number of 1 in that row.<text:line-break/>Note: in case of tie, print smaller row number.</text:p>
      <text:p text:style-name="P20"><text:span text:style-name="Strong_20_Emphasis"><text:span text:style-name="T63">Examples :</text:span></text:span></text:p>
      <text:p text:style-name="P65">Input : mat[3][3] = {0, 0, 1,</text:p>
      <text:p text:style-name="P152"><text:s text:c="21"/><text:span text:style-name="T108">0, 1, 1,</text:span></text:p>
      <text:p text:style-name="P152"><text:s text:c="21"/><text:span text:style-name="T108">0, 0, 0}</text:span></text:p>
      <text:p text:style-name="P151">Output : Row number = 2, MaxCount = 2</text:p>
      <text:p text:style-name="P153"/>
      <text:p text:style-name="P151">Input : mat[3][3] = {1, 1, 1,</text:p>
      <text:p text:style-name="P152"><text:s text:c="21"/><text:span text:style-name="T108">1, 1, 1,</text:span></text:p>
      <text:p text:style-name="P152"><text:s text:c="21"/><text:span text:style-name="T108">0, 0, 0}</text:span></text:p>
      <text:p text:style-name="P151">Output : Row number = 1, MaxCount = 3</text:p>
      <text:section text:style-name="Sect1" text:name="Section25">
        <text:h text:style-name="P37" text:outline-level="2"><text:bookmark text:name="practiceLinkDiv19"/><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30"><text:span text:style-name="T96">Basic Approach : </text:span>Traverse whole of matrix and for each row find the number of 1 and among all that keep updating the row number with maximum number of 1. This approach will result in O(n^2) time complexity.</text:p>
      <text:p text:style-name="P20"><text:span text:style-name="Strong_20_Emphasis"><text:span text:style-name="T63">Better Approach : </text:span></text:span><text:span text:style-name="T63">We can perform a better if we try to apply binary search for finding position of first 1 in each row and as per that we can find the number of 1 from each row as each row is in sorted order. This will result in O(nlogn) time complexity.</text:span></text:p>
      <text:p text:style-name="P30"><text:span text:style-name="T96">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96">Algorithm :</text:span></text:p>
      <text:p text:style-name="P65">for (int i=0, j=n-1; i&lt;n;i++)</text:p>
      <text:p text:style-name="P151">{</text:p>
      <text:p text:style-name="P152"><text:s text:c="4"/><text:span text:style-name="T108">// find left most position of 1 in a row</text:span></text:p>
      <text:p text:style-name="P152"><text:s text:c="4"/><text:span text:style-name="T108">// find 1st zero in a row</text:span></text:p>
      <text:p text:style-name="P152"><text:s text:c="4"/><text:span text:style-name="T108">while (arr[i][j]==1) </text:span></text:p>
      <text:p text:style-name="P152"><text:soft-page-break/><text:s text:c="4"/><text:span text:style-name="T108">{</text:span></text:p>
      <text:p text:style-name="P152"><text:s text:c="8"/><text:span text:style-name="T108">row = i;</text:span></text:p>
      <text:p text:style-name="P152"><text:s text:c="8"/><text:span text:style-name="T108">j--;</text:span></text:p>
      <text:p text:style-name="P152"><text:s text:c="4"/><text:span text:style-name="T108">}</text:span></text:p>
      <text:p text:style-name="P151">}</text:p>
      <text:p text:style-name="P151">cout &lt;&lt; "Row number =" &lt;&lt; row+1;</text:p>
      <text:p text:style-name="P151">cout &lt;&lt; "MaxCount =" &lt;&lt; n-j;</text:p>
      <text:p text:style-name="P183">class FindMax1inMatrix{</text:p>
      <text:p text:style-name="P183"><text:tab/>public static void main(String[] args) {</text:p>
      <text:p text:style-name="P183"><text:tab/><text:tab/>int[][] m = { {0, 0, 0, 1}, </text:p>
      <text:p text:style-name="P183"><text:s text:c="23"/>{0, 1, 1, 1}, </text:p>
      <text:p text:style-name="P183"><text:s text:c="23"/>{1, 1, 1, 1}, </text:p>
      <text:p text:style-name="P183"><text:s text:c="23"/>{0, 0, 0, 0}}; </text:p>
      <text:p text:style-name="P183"><text:s text:c="2"/><text:tab/><text:tab/>int j=m[0].length-1;</text:p>
      <text:p text:style-name="P183"><text:s text:c="2"/><text:tab/><text:tab/>int row=0;</text:p>
      <text:p text:style-name="P183"><text:s text:c="2"/><text:tab/><text:tab/>int i;</text:p>
      <text:p text:style-name="P183"><text:s text:c="2"/><text:tab/><text:tab/></text:p>
      <text:p text:style-name="P183"><text:s text:c="2"/><text:tab/><text:tab/>for(i=0;i&lt;m.length;i++){</text:p>
      <text:p text:style-name="P183"><text:s text:c="2"/><text:tab/><text:tab/><text:tab/>while(j&gt;=0 &amp;&amp; m[i][j]==1){</text:p>
      <text:p text:style-name="P183"><text:s text:c="2"/><text:tab/><text:tab/><text:tab/><text:tab/>row=i;</text:p>
      <text:p text:style-name="P183"><text:s text:c="2"/><text:tab/><text:tab/><text:tab/><text:tab/>j--;</text:p>
      <text:p text:style-name="P183"><text:s text:c="2"/><text:tab/><text:tab/><text:tab/>}</text:p>
      <text:p text:style-name="P183"><text:s text:c="2"/><text:tab/><text:tab/>}</text:p>
      <text:p text:style-name="P183"><text:s text:c="2"/><text:tab/><text:tab/>System.out.print(row+1);</text:p>
      <text:p text:style-name="P183"/>
      <text:p text:style-name="P183"/>
      <text:p text:style-name="P183"/>
      <text:p text:style-name="P183"><text:tab/>}</text:p>
      <text:p text:style-name="P183">}</text:p>
      <text:h text:style-name="P306" text:outline-level="1"><text:soft-page-break/>Pairwise swap elements of a given linked list</text:h>
      <text:p text:style-name="P61">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83">class Node{</text:p>
      <text:p text:style-name="P183"><text:tab/><text:tab/>int data;</text:p>
      <text:p text:style-name="P183"><text:tab/><text:tab/>Node next;</text:p>
      <text:p text:style-name="P183"><text:tab/><text:tab/>Node(int d){</text:p>
      <text:p text:style-name="P183"><text:tab/><text:tab/><text:tab/>data=d;</text:p>
      <text:p text:style-name="P183"><text:tab/><text:tab/><text:tab/>next=null;</text:p>
      <text:p text:style-name="P183"><text:tab/><text:tab/>}</text:p>
      <text:p text:style-name="P183"><text:tab/>}</text:p>
      <text:p text:style-name="P183">class SwapNode{</text:p>
      <text:p text:style-name="P183"><text:tab/>static Node head;</text:p>
      <text:p text:style-name="P183"><text:tab/>public static void main(String[] args) {</text:p>
      <text:p text:style-name="P183"><text:tab/><text:tab/>SwapNode sn=new SwapNode();</text:p>
      <text:p text:style-name="P183"><text:tab/><text:tab/>sn.head=new Node(1);</text:p>
      <text:p text:style-name="P183"><text:tab/><text:tab/>sn.head.next=new Node(2);</text:p>
      <text:p text:style-name="P183"><text:tab/><text:tab/>sn.head.next.next=new Node(3);</text:p>
      <text:p text:style-name="P183"><text:tab/><text:tab/>sn.head.next.next.next=new Node(4);</text:p>
      <text:p text:style-name="P183"><text:tab/><text:tab/>sn.head.next.next.next.next=new Node(5);</text:p>
      <text:p text:style-name="P183"><text:tab/><text:tab/>sn.head.next.next.next.next.next=new Node(6);</text:p>
      <text:p text:style-name="P183"><text:tab/><text:tab/>sn.head.next.next.next.next.next.next=new Node(7);</text:p>
      <text:p text:style-name="P183"><text:tab/><text:tab/>sn.head.next.next.next.next.next.next.next=new Node(8);</text:p>
      <text:p text:style-name="P183"><text:tab/><text:tab/>sn.head.next.next.next.next.next.next.next.next=new Node(9);</text:p>
      <text:p text:style-name="P183"><text:tab/><text:tab/>help(head);</text:p>
      <text:p text:style-name="P183"><text:tab/><text:tab/>Print(head);</text:p>
      <text:p text:style-name="P183"><text:tab/>}</text:p>
      <text:p text:style-name="P183"><text:tab/>public static void help(Node head){</text:p>
      <text:p text:style-name="P183"><text:soft-page-break/><text:tab/><text:tab/>Node n=head;</text:p>
      <text:p text:style-name="P183"><text:tab/><text:tab/>while(n!=null &amp;&amp; n.next!=null){</text:p>
      <text:p text:style-name="P183"><text:tab/><text:tab/><text:tab/>int temp=n.data;</text:p>
      <text:p text:style-name="P183"><text:tab/><text:tab/><text:tab/>n.data=n.next.data;</text:p>
      <text:p text:style-name="P183"><text:tab/><text:tab/><text:tab/>n.next.data=temp;</text:p>
      <text:p text:style-name="P183"><text:tab/><text:tab/><text:tab/>n=n.next.next;</text:p>
      <text:p text:style-name="P183"><text:tab/><text:tab/>}</text:p>
      <text:p text:style-name="P183"><text:tab/>}</text:p>
      <text:p text:style-name="P183"><text:tab/>public static void Print(Node head){</text:p>
      <text:p text:style-name="P183"><text:tab/><text:tab/>Node temp=head;</text:p>
      <text:p text:style-name="P183"><text:tab/><text:tab/>while(temp!=null){</text:p>
      <text:p text:style-name="P183"><text:tab/><text:tab/><text:tab/>System.out.print(temp.data+" ");</text:p>
      <text:p text:style-name="P183"><text:tab/><text:tab/><text:tab/>temp=temp.next;</text:p>
      <text:p text:style-name="P183"><text:tab/><text:tab/>}</text:p>
      <text:p text:style-name="P183"><text:tab/>}</text:p>
      <text:p text:style-name="P183">}</text:p>
      <text:p text:style-name="P183"/>
      <text:p text:style-name="P166">perm_identity<draw:frame draw:style-name="fr1" draw:name="Frame1" text:anchor-type="char" svg:x="0.318cm" svg:width="3.175cm" draw:z-index="13"><draw:text-box fo:min-height="0.041cm"><text:p text:style-name="Text_20_body"/></draw:text-box></draw:frame></text:p>
      <text:h text:style-name="P307" text:outline-level="1">Find the row with maximum number of 1s</text:h>
      <text:p text:style-name="P20"><text:span text:style-name="T63">Given a boolean 2D array, where each row is sorted. Find the row with the maximum number of 1s.<text:line-break/></text:span><text:span text:style-name="Strong_20_Emphasis"><text:span text:style-name="T63">Example:</text:span></text:span></text:p>
      <text:p text:style-name="P65">Input matrix</text:p>
      <text:p text:style-name="P151">0 1 1 1</text:p>
      <text:p text:style-name="P151">0 0 1 1</text:p>
      <text:p text:style-name="P151">1 1 1 1 <text:s/>// this row has maximum 1s</text:p>
      <text:p text:style-name="P151">0 0 0 0</text:p>
      <text:p text:style-name="P153"/>
      <text:p text:style-name="P151">Output: 2</text:p>
      <text:p text:style-name="P183"><text:soft-page-break/>class FindMax1inMatrix{</text:p>
      <text:p text:style-name="P183"><text:tab/>public static void main(String[] args) {</text:p>
      <text:p text:style-name="P183"><text:tab/><text:tab/>int[][] m = { {0, 0, 0, 1}, </text:p>
      <text:p text:style-name="P183"><text:s text:c="23"/>{0, 1, 1, 1}, </text:p>
      <text:p text:style-name="P183"><text:s text:c="23"/>{1, 1, 1, 1}, </text:p>
      <text:p text:style-name="P183"><text:s text:c="23"/>{0, 0, 0, 0}}; </text:p>
      <text:p text:style-name="P183"><text:s text:c="2"/><text:tab/><text:tab/>int j=m[0].length-1;</text:p>
      <text:p text:style-name="P183"><text:s text:c="2"/><text:tab/><text:tab/>int row=0;</text:p>
      <text:p text:style-name="P183"><text:s text:c="2"/><text:tab/><text:tab/>int i;</text:p>
      <text:p text:style-name="P183"><text:s text:c="2"/><text:tab/><text:tab/></text:p>
      <text:p text:style-name="P183"><text:s text:c="2"/><text:tab/><text:tab/>for(i=0;i&lt;m.length;i++){</text:p>
      <text:p text:style-name="P183"><text:s text:c="2"/><text:tab/><text:tab/><text:tab/>while(j&gt;=0 &amp;&amp; m[i][j]==1){</text:p>
      <text:p text:style-name="P183"><text:s text:c="2"/><text:tab/><text:tab/><text:tab/><text:tab/>row=i;</text:p>
      <text:p text:style-name="P183"><text:s text:c="2"/><text:tab/><text:tab/><text:tab/><text:tab/>j--;</text:p>
      <text:p text:style-name="P183"><text:s text:c="2"/><text:tab/><text:tab/><text:tab/>}</text:p>
      <text:p text:style-name="P183"><text:s text:c="2"/><text:tab/><text:tab/>}</text:p>
      <text:p text:style-name="P183"><text:s text:c="2"/><text:tab/><text:tab/>System.out.print(row+1);</text:p>
      <text:p text:style-name="P183"/>
      <text:p text:style-name="P183"/>
      <text:p text:style-name="P183"/>
      <text:p text:style-name="P183"><text:tab/>}</text:p>
      <text:p text:style-name="P183">}</text:p>
      <text:h text:style-name="P306" text:outline-level="1">Cutting a Rod | DP-13</text:h>
      <text:p text:style-name="P61">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5">length <text:s text:c="2"/>| 1 <text:s text:c="2"/>2 <text:s text:c="2"/>3 <text:s text:c="2"/>4 <text:s text:c="2"/>5 <text:s text:c="2"/>6 <text:s text:c="2"/>7 <text:s text:c="2"/>8 <text:s/></text:p>
      <text:p text:style-name="P151">--------------------------------------------</text:p>
      <text:p text:style-name="P151"><text:soft-page-break/>price <text:s text:c="3"/>| 1 <text:s text:c="2"/>5 <text:s text:c="2"/>8 <text:s text:c="2"/>9 <text:s/>10 <text:s/>17 <text:s/>17 <text:s/>20</text:p>
      <text:p text:style-name="P61">And if the prices are as following, then the maximum obtainable value is 24 (by cutting in eight pieces of length 1)</text:p>
      <text:p text:style-name="P65">length <text:s text:c="2"/>| 1 <text:s text:c="2"/>2 <text:s text:c="2"/>3 <text:s text:c="2"/>4 <text:s text:c="2"/>5 <text:s text:c="2"/>6 <text:s text:c="2"/>7 <text:s text:c="2"/>8 <text:s/></text:p>
      <text:p text:style-name="P151">--------------------------------------------</text:p>
      <text:p text:style-name="P151">price <text:s text:c="3"/>| 3 <text:s text:c="2"/>5 <text:s text:c="2"/>8 <text:s text:c="2"/>9 <text:s/>10 <text:s/>17 <text:s/>17 <text:s/>20</text:p>
      <text:section text:style-name="Sect1" text:name="Section26">
        <text:h text:style-name="P37" text:outline-level="2"><text:bookmark text:name="practiceLinkDiv20"/><text:a xlink:type="simple" xlink:href="https://practice.geeksforgeeks.org/problems/cutted-segments/0" text:style-name="Internet_20_link" text:visited-style-name="Visited_20_Internet_20_Link"><text:span text:style-name="T100">Recommended: Please solve it on “</text:span></text:a><text:a xlink:type="simple" xlink:href="https://practice.geeksforgeeks.org/problems/cutted-segments/0" text:style-name="Internet_20_link" text:visited-style-name="Visited_20_Internet_20_Link"><text:span text:style-name="T101">PRACTICE</text:span></text:a><text:a xlink:type="simple" xlink:href="https://practice.geeksforgeeks.org/problems/cutted-segments/0" text:style-name="Internet_20_link" text:visited-style-name="Visited_20_Internet_20_Link"><text:span text:style-name="T100"> ” first, before moving on to the solution.</text:span></text:a></text:h>
      </text:section>
      <text:p text:style-name="Text_20_body"><text:line-break/></text:p>
      <text:p text:style-name="P183">class RodCutting{</text:p>
      <text:p text:style-name="P183"><text:tab/>public static void main(String[] args) {</text:p>
      <text:p text:style-name="P183"><text:tab/><text:tab/>int[] price = {1, 5, 8, 9, 10, 17, 17, 20};</text:p>
      <text:p text:style-name="P183"><text:tab/><text:tab/>int t=8;</text:p>
      <text:p text:style-name="P183"><text:tab/><text:tab/>System.out.println(helpdp(price,8));</text:p>
      <text:p text:style-name="P183"><text:tab/>}</text:p>
      <text:p text:style-name="P183"/>
      <text:p text:style-name="P183"><text:tab/>public static int helpdp(int[] price,int n){</text:p>
      <text:p text:style-name="P183"><text:tab/><text:tab/>int val[] = new int[n+1]; </text:p>
      <text:p text:style-name="P183"><text:s text:c="8"/>val[0] = 0; </text:p>
      <text:p text:style-name="P183"><text:s text:c="2"/></text:p>
      <text:p text:style-name="P183"><text:s text:c="8"/>// Build the table val[] in bottom up manner and return </text:p>
      <text:p text:style-name="P183"><text:s text:c="8"/>// the last entry from the table </text:p>
      <text:p text:style-name="P183"><text:s text:c="8"/>for (int i = 1; i&lt;=n; i++) </text:p>
      <text:p text:style-name="P183"><text:s text:c="8"/>{ </text:p>
      <text:p text:style-name="P183"><text:s text:c="12"/>int max_val = Integer.MIN_VALUE; </text:p>
      <text:p text:style-name="P183"><text:s text:c="12"/>for (int j = 0; j &lt; i; j++) </text:p>
      <text:p text:style-name="P183"><text:s text:c="16"/>max_val = Math.max(max_val,price[j] + val[i-j-1]); </text:p>
      <text:p text:style-name="P183"><text:s text:c="12"/>val[i] = max_val; </text:p>
      <text:p text:style-name="P183"><text:s text:c="8"/>} </text:p>
      <text:p text:style-name="P183"><text:soft-page-break/><text:s text:c="2"/></text:p>
      <text:p text:style-name="P183"><text:s text:c="8"/>return val[n]; </text:p>
      <text:p text:style-name="P183"><text:tab/><text:tab/> <text:s text:c="7"/></text:p>
      <text:p text:style-name="P183"/>
      <text:p text:style-name="P183"/>
      <text:p text:style-name="P183"><text:tab/>} </text:p>
      <text:p text:style-name="P183">}</text:p>
      <text:p text:style-name="P133"/>
      <text:h text:style-name="P300" text:outline-level="1"><text:span text:style-name="Source_20_Text"><text:span text:style-name="T115">Count occurrences of a word in string</text:span></text:span></text:h>
      <text:p text:style-name="P20"><text:span text:style-name="T63">You are given a string and a word your task is that count the number of the occurrence of the given word in the string and print the number of occurrence of the word.<text:line-break/></text:span><text:span text:style-name="Strong_20_Emphasis"><text:span text:style-name="T63">Examples:</text:span></text:span></text:p>
      <text:p text:style-name="P65">Input : string = "GeeksforGeeks A computer science portal for geeks"</text:p>
      <text:p text:style-name="P151">word = "portal"</text:p>
      <text:p text:style-name="P151">Output : Occurrences of Word = 1 Time</text:p>
      <text:p text:style-name="P153"/>
      <text:p text:style-name="P151">Input : string = "GeeksforGeeks A computer science portal for geeks"</text:p>
      <text:p text:style-name="P151">word = "technical" </text:p>
      <text:p text:style-name="P151">Output : Occurrences of Word = 0 Time</text:p>
      <text:p text:style-name="P20"><text:span text:style-name="Strong_20_Emphasis"><text:span text:style-name="T63">Approach :-</text:span></text:span></text:p>
      <text:list xml:id="list4379928645860526015" text:style-name="L43">
        <text:list-item>
          <text:p text:style-name="P195">First, we split the string by spaces in a</text:p>
        </text:list-item>
        <text:list-item>
          <text:p text:style-name="P195">Then, take a variable count = 0 and in every true condition we increment the count by 1</text:p>
        </text:list-item>
        <text:list-item>
          <text:p text:style-name="P195">Now run a loop at 0 to length of string and check if our string is equal to the word</text:p>
        </text:list-item>
        <text:list-item>
          <text:p text:style-name="P195">if condition true then we increment the value of count by 1 and in the end we print the value of count.</text:p>
        </text:list-item>
      </text:list>
      <text:section text:style-name="Sect1" text:name="Section21">
        <text:h text:style-name="P37" text:outline-level="2"><text:bookmark text:name="practiceLinkDiv21"/><text:soft-page-break/><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61">Below is the implementation of the above approach :</text:p>
      <text:list xml:id="list5732915896788882019" text:style-name="L44">
        <text:list-item>
          <text:p text:style-name="P218"><text:bookmark text:name="tablist1-tab15"/>Java</text:p>
        </text:list-item>
        <text:list-item>
          <text:p text:style-name="P228"><text:bookmark text:name="tablist1-tab25"/>Python 3</text:p>
        </text:list-item>
        <text:list-item>
          <text:p text:style-name="P228"><text:bookmark text:name="tablist1-tab32"/>C#</text:p>
        </text:list-item>
        <text:list-item>
          <text:p text:style-name="P228"><text:bookmark text:name="tablist1-tab42"/>PHP</text:p>
        </text:list-item>
      </text:list>
      <text:section text:style-name="Sect2" text:name="Section22">
        <text:p text:style-name="P70"><text:bookmark text:name="tablist1-panel1"/><text:bookmark text:name="copy-code-button8"/>filter_none</text:p>
        <text:p text:style-name="P71"><text:bookmark text:name="run-and-edit-button8"/>edit</text:p>
        <text:p text:style-name="P71"><text:bookmark text:name="run-code-button8"/>play_arrow</text:p>
        <text:p text:style-name="P72">brightness_4</text:p>
        <text:section text:style-name="Sect2" text:name="highlighter_735992">
          <table:table table:name="Table9" table:style-name="Table9">
            <table:table-column table:style-name="Table9.A"/>
            <table:table-row>
              <table:table-cell table:style-name="Table9.A1" office:value-type="string">
                <text:p text:style-name="P53"><text:span text:style-name="Source_20_Text"><text:span text:style-name="T36">// Java program to count the number  </text:span></text:span></text:p>
                <text:p text:style-name="P53"><text:span text:style-name="Source_20_Text"><text:span text:style-name="T36">// of occurrence of a word in </text:span></text:span></text:p>
                <text:p text:style-name="P53"><text:span text:style-name="Source_20_Text"><text:span text:style-name="T36">// the given string given string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countOccurences(String str, String word)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split the string by spaces in a </text:span></text:span></text:p>
                <text:p text:style-name="P53"><text:span text:style-name="Source_20_Text"><text:span text:style-name="T45">    </text:span></text:span><text:span text:style-name="Source_20_Text"><text:span text:style-name="T10">String a[] = str.split(</text:span></text:span><text:span text:style-name="Source_20_Text"><text:span text:style-name="T58">"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arch for pattern in a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count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a.length;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match found increase count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word.equals(a[i])) </text:span></text:span></text:p>
                <text:p text:style-name="P53"><text:span text:style-name="Source_20_Text"><text:span text:style-name="T45">        </text:span></text:span><text:span text:style-name="Source_20_Text"><text:span text:style-name="T10">coun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count;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String str = </text:span></text:span><text:span text:style-name="Source_20_Text"><text:span text:style-name="T58">"GeeksforGeeks A computer science portal for geeks "</text:span></text:span><text:span text:style-name="Source_20_Text"><text:span text:style-name="T10">; </text:span></text:span></text:p>
                <text:p text:style-name="P53"><text:span text:style-name="Source_20_Text"><text:span text:style-name="T45">    </text:span></text:span><text:span text:style-name="Source_20_Text"><text:span text:style-name="T10">String word = </text:span></text:span><text:span text:style-name="Source_20_Text"><text:span text:style-name="T58">"portal"</text:span></text:span><text:span text:style-name="Source_20_Text"><text:span text:style-name="T10">; </text:span></text:span></text:p>
                <text:p text:style-name="P53"><text:span text:style-name="Source_20_Text"><text:span text:style-name="T45">    </text:span></text:span><text:span text:style-name="Source_20_Text"><text:span text:style-name="T10">System.out.println(countOccurences(str, word)); </text:span></text:span></text:p>
                <text:p text:style-name="P53"><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This code is contributed by Nikita Tiwari.*/</text:span></text:span></text:p>
              </table:table-cell>
            </table:table-row>
          </table:table>
        </text:section>
      </text:section>
      <text:p text:style-name="P49"><text:span text:style-name="T64"><text:line-break/></text:span><text:span text:style-name="Strong_20_Emphasis"><text:span text:style-name="T64">Output:</text:span></text:span></text:p>
      <text:p text:style-name="P65">1</text:p>
      <text:p text:style-name="P174"><text:span text:style-name="Source_20_Text"><text:span text:style-name="T120"/></text:span></text:p>
      <text:h text:style-name="P300" text:outline-level="1"><text:span text:style-name="Source_20_Text"><text:span text:style-name="T115">Check whether a given point lies inside a triangle or not</text:span></text:span></text:h>
      <text:p text:style-name="P61">Given three corner points of a triangle, and one more point P. Write a function to check whether P lies within the triangle or not.</text:p>
      <text:p text:style-name="P61">For example, consider the following program, the function should return true for P(10, 15) and false for P'(30, 15)</text:p>
      <text:p text:style-name="P66"><text:s text:c="14"/><text:span text:style-name="T108">B(10,30)</text:span></text:p>
      <text:p text:style-name="P152"><text:s text:c="16"/><text:span text:style-name="T108">/ \</text:span></text:p>
      <text:p text:style-name="P152"><text:s text:c="15"/><text:span text:style-name="T108">/ <text:s text:c="2"/>\</text:span></text:p>
      <text:p text:style-name="P152"><text:s text:c="14"/><text:span text:style-name="T108">/ <text:s text:c="4"/>\</text:span></text:p>
      <text:p text:style-name="P152"><text:s text:c="13"/><text:span text:style-name="T108">/ <text:s text:c="2"/>P <text:s text:c="2"/>\ <text:s text:c="5"/>P'</text:span></text:p>
      <text:p text:style-name="P152"><text:s text:c="12"/><text:span text:style-name="T108">/ <text:s text:c="8"/>\</text:span></text:p>
      <text:p text:style-name="P152"><text:s text:c="5"/><text:span text:style-name="T108">A(0,0) ----------- C(20,0) </text:span></text:p>
      <text:p text:style-name="P20"><text:span text:style-name="Strong_20_Emphasis"><text:span text:style-name="T63">Solution:</text:span></text:span><text:span text:style-name="T63"><text:line-break/>Let the coordinates of three corners be (x1, y1), (x2, y2) and (x3, y3). And coordinates of the given point P be (x, y)</text:span></text:p>
      <text:p text:style-name="P61">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1407513445441841284" text:style-name="L45">
        <text:list-item>
          <text:p text:style-name="P229"><text:bookmark text:name="tablist1-tab16"/>C++</text:p>
        </text:list-item>
        <text:list-item>
          <text:p text:style-name="P219"><text:bookmark text:name="tablist1-tab26"/>Java</text:p>
        </text:list-item>
        <text:list-item>
          <text:p text:style-name="P229"><text:bookmark text:name="tablist1-tab33"/>Python</text:p>
        </text:list-item>
        <text:list-item>
          <text:p text:style-name="P229"><text:bookmark text:name="tablist1-tab43"/>C#</text:p>
        </text:list-item>
        <text:list-item>
          <text:p text:style-name="P229"><text:bookmark text:name="tablist1-tab52"/>PHP</text:p>
        </text:list-item>
      </text:list>
      <text:section text:style-name="Sect2" text:name="Section27">
        <text:p text:style-name="P70"><text:bookmark text:name="tablist1-panel23"/><text:bookmark text:name="copy-code-button9"/>filter_none</text:p>
        <text:p text:style-name="P71"><text:bookmark text:name="run-and-edit-button9"/>edit</text:p>
        <text:p text:style-name="P71"><text:bookmark text:name="run-code-button9"/>play_arrow</text:p>
        <text:p text:style-name="P72">brightness_4</text:p>
        <text:section text:style-name="Sect2" text:name="highlighter_698770">
          <table:table table:name="Table10" table:style-name="Table10">
            <table:table-column table:style-name="Table10.A"/>
            <table:table-row>
              <table:table-cell table:style-name="Table10.A1" office:value-type="string">
                <text:p text:style-name="P53"><text:span text:style-name="Source_20_Text"><text:span text:style-name="T36">// JAVA Code for Check whether a given point  </text:span></text:span></text:p>
                <text:p text:style-name="P53"><text:span text:style-name="Source_20_Text"><text:span text:style-name="T36">// lies inside a triangle or not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 utility function to calculate area of triangle  </text:span></text:span></text:p>
                <text:p text:style-name="P53"><text:span text:style-name="Source_20_Text"><text:span text:style-name="T45">       </text:span></text:span><text:span text:style-name="Source_20_Text"><text:span text:style-name="T36">formed by (x1, y1) (x2, y2) and (x3, y3)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double</text:span></text:span><text:span text:style-name="T51"> </text:span><text:span text:style-name="Source_20_Text"><text:span text:style-name="T10">area(</text:span></text:span><text:span text:style-name="Source_20_Text"><text:span text:style-name="T31">int</text:span></text:span><text:span text:style-name="T51"> </text:span><text:span text:style-name="Source_20_Text"><text:span text:style-name="T10">x1, </text:span></text:span><text:span text:style-name="Source_20_Text"><text:span text:style-name="T31">int</text:span></text:span><text:span text:style-name="T51"> </text:span><text:span text:style-name="Source_20_Text"><text:span text:style-name="T10">y1, </text:span></text:span><text:span text:style-name="Source_20_Text"><text:span text:style-name="T31">int</text:span></text:span><text:span text:style-name="T51"> </text:span><text:span text:style-name="Source_20_Text"><text:span text:style-name="T10">x2, </text:span></text:span><text:span text:style-name="Source_20_Text"><text:span text:style-name="T31">int</text:span></text:span><text:span text:style-name="T51"> </text:span><text:span text:style-name="Source_20_Text"><text:span text:style-name="T10">y2,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3, </text:span></text:span><text:span text:style-name="Source_20_Text"><text:span text:style-name="T31">int</text:span></text:span><text:span text:style-name="T51"> </text:span><text:span text:style-name="Source_20_Text"><text:span text:style-name="T10">y3)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Math.abs((x1*(y2-y3) + x2*(y3-y1)+ </text:span></text:span></text:p>
                <text:p text:style-name="P53"><text:span text:style-name="Source_20_Text"><text:span text:style-name="T45">                                    </text:span></text:span><text:span text:style-name="Source_20_Text"><text:span text:style-name="T10">x3*(y1-y2))/</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A function to check whether point P(x, y) lies </text:span></text:span></text:p>
                <text:p text:style-name="P53"><text:span text:style-name="Source_20_Text"><text:span text:style-name="T49">       </text:span></text:span><text:span text:style-name="Source_20_Text"><text:span text:style-name="T37">inside the triangle formed by A(x1, y1), </text:span></text:span></text:p>
                <text:p text:style-name="P53"><text:span text:style-name="Source_20_Text"><text:span text:style-name="T49">       </text:span></text:span><text:span text:style-name="Source_20_Text"><text:span text:style-name="T37">B(x2, y2) and C(x3, y3) */</text:span></text:span></text:p>
                <text:p text:style-name="P53"><text:span text:style-name="Source_20_Text"><text:span text:style-name="T49">    </text:span></text:span><text:span text:style-name="Source_20_Text"><text:span text:style-name="T30">static</text:span></text:span><text:span text:style-name="T50"> </text:span><text:span text:style-name="Source_20_Text"><text:span text:style-name="T30">boolean</text:span></text:span><text:span text:style-name="T50"> </text:span><text:span text:style-name="Source_20_Text"><text:span text:style-name="T9">isInside(</text:span></text:span><text:span text:style-name="Source_20_Text"><text:span text:style-name="T30">int</text:span></text:span><text:span text:style-name="T50"> </text:span><text:span text:style-name="Source_20_Text"><text:span text:style-name="T9">x1, </text:span></text:span><text:span text:style-name="Source_20_Text"><text:span text:style-name="T30">int</text:span></text:span><text:span text:style-name="T50"> </text:span><text:span text:style-name="Source_20_Text"><text:span text:style-name="T9">y1, </text:span></text:span><text:span text:style-name="Source_20_Text"><text:span text:style-name="T30">int</text:span></text:span><text:span text:style-name="T50"> </text:span><text:span text:style-name="Source_20_Text"><text:span text:style-name="T9">x2,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y2, </text:span></text:span><text:span text:style-name="Source_20_Text"><text:span text:style-name="T30">int</text:span></text:span><text:span text:style-name="T50"> </text:span><text:span text:style-name="Source_20_Text"><text:span text:style-name="T9">x3, </text:span></text:span><text:span text:style-name="Source_20_Text"><text:span text:style-name="T30">int</text:span></text:span><text:span text:style-name="T50"> </text:span><text:span text:style-name="Source_20_Text"><text:span text:style-name="T9">y3, </text:span></text:span><text:span text:style-name="Source_20_Text"><text:span text:style-name="T30">int</text:span></text:span><text:span text:style-name="T50"> </text:span><text:span text:style-name="Source_20_Text"><text:span text:style-name="T9">x, </text:span></text:span><text:span text:style-name="Source_20_Text"><text:span text:style-name="T30">int</text:span></text:span><text:span text:style-name="T50"> </text:span><text:span text:style-name="Source_20_Text"><text:span text:style-name="T9">y)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alculate area of triangle ABC */</text:span></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 = area (x1, y1,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B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1 = area (x, y,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2 = area (x1, y1, x, y,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B */</text:span></text:span><text:span text:style-name="T50">   </text:span></text:p>
                <text:p text:style-name="P53"><text:soft-page-break/><text:span text:style-name="Source_20_Text"><text:span text:style-name="T49">        </text:span></text:span><text:span text:style-name="Source_20_Text"><text:span text:style-name="T30">double</text:span></text:span><text:span text:style-name="T50"> </text:span><text:span text:style-name="Source_20_Text"><text:span text:style-name="T9">A3 = area (x1, y1, x2, y2, x, 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heck if sum of A1, A2 and A3 is same as A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A == A1 + A2 + A3);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above function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Let us check whether the point P(10, 15) </text:span></text:span></text:p>
                <text:p text:style-name="P53"><text:span text:style-name="Source_20_Text"><text:span text:style-name="T45">           </text:span></text:span><text:span text:style-name="Source_20_Text"><text:span text:style-name="T36">lies inside the triangle formed by  </text:span></text:span></text:p>
                <text:p text:style-name="P53"><text:span text:style-name="Source_20_Text"><text:span text:style-name="T45">           </text:span></text:span><text:span text:style-name="Source_20_Text"><text:span text:style-name="T36">A(0, 0), B(20, 0) and C(10, 3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sInside(</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3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Inside"</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System.out.println(</text:span></text:span><text:span text:style-name="Source_20_Text"><text:span text:style-name="T58">"Not Inside"</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section>
      <text:p text:style-name="P174"><text:span text:style-name="Source_20_Text"><text:span text:style-name="T120"/></text:span></text:p>
      <text:p text:style-name="P174"><text:span text:style-name="Source_20_Text"><text:span text:style-name="T120"/></text:span></text:p>
      <text:p text:style-name="P174"><text:span text:style-name="Source_20_Text"><text:span text:style-name="T129">Q1: You are given an array in which you’ve to find a contiguous subarray such that the sum of elements in it is equal to zero. (I coded using hashtable in java)</text:span></text:span></text:p>
      <text:p text:style-name="P174"><text:span text:style-name="Source_20_Text"><text:span text:style-name="T120"/></text:span></text:p>
      <text:p text:style-name="P175"><text:span text:style-name="Source_20_Text"><text:span text:style-name="T121">;import java.util.*;</text:span></text:span></text:p>
      <text:p text:style-name="P175"><text:span text:style-name="Source_20_Text"><text:span text:style-name="T121">class SumZeroofSubArray{</text:span></text:span></text:p>
      <text:p text:style-name="P175"><text:span text:style-name="Source_20_Text"><text:span text:style-name="T121"><text:tab/>public static void main(String[] args) {</text:span></text:span></text:p>
      <text:p text:style-name="P175"><text:span text:style-name="Source_20_Text"><text:span text:style-name="T121"><text:tab/><text:tab/>int[] a={1, 4, -2, -2, 5, -4, 3};</text:span></text:span></text:p>
      <text:p text:style-name="P175"><text:span text:style-name="Source_20_Text"><text:span text:style-name="T121"><text:tab/><text:tab/>System.out.println(help(a));</text:span></text:span></text:p>
      <text:p text:style-name="P175"><text:span text:style-name="Source_20_Text"><text:span text:style-name="T121"><text:tab/>}</text:span></text:span></text:p>
      <text:p text:style-name="P175"><text:span text:style-name="Source_20_Text"><text:span text:style-name="T121"><text:tab/>public static boolean help(int[] a){</text:span></text:span></text:p>
      <text:p text:style-name="P175"><text:span text:style-name="Source_20_Text"><text:span text:style-name="T121"><text:tab/><text:tab/>int sum=0;</text:span></text:span></text:p>
      <text:p text:style-name="P175"><text:span text:style-name="Source_20_Text"><text:span text:style-name="T121"><text:tab/><text:tab/>HashSet&lt;Integer&gt; hs=new HashSet&lt;Integer&gt;();</text:span></text:span></text:p>
      <text:p text:style-name="P175"><text:span text:style-name="Source_20_Text"><text:span text:style-name="T121"><text:tab/><text:tab/>for(int i=0;i&lt;a.length;i++){</text:span></text:span></text:p>
      <text:p text:style-name="P175"><text:span text:style-name="Source_20_Text"><text:span text:style-name="T121"><text:tab/><text:tab/><text:tab/>sum+=a[i];</text:span></text:span></text:p>
      <text:p text:style-name="P175"><text:span text:style-name="Source_20_Text"><text:span text:style-name="T121"><text:tab/><text:tab/><text:tab/>if(hs.contains(sum)){</text:span></text:span></text:p>
      <text:p text:style-name="P175"><text:span text:style-name="Source_20_Text"><text:span text:style-name="T121"><text:tab/><text:tab/><text:tab/><text:tab/>return true;</text:span></text:span></text:p>
      <text:p text:style-name="P175"><text:span text:style-name="Source_20_Text"><text:span text:style-name="T121"><text:tab/><text:tab/><text:tab/>}</text:span></text:span></text:p>
      <text:p text:style-name="P175"><text:soft-page-break/><text:span text:style-name="Source_20_Text"><text:span text:style-name="T121"><text:tab/><text:tab/><text:tab/>else{</text:span></text:span></text:p>
      <text:p text:style-name="P175"><text:span text:style-name="Source_20_Text"><text:span text:style-name="T121"><text:tab/><text:tab/><text:tab/><text:tab/>hs.add(sum);</text:span></text:span></text:p>
      <text:p text:style-name="P175"><text:span text:style-name="Source_20_Text"><text:span text:style-name="T121"><text:tab/><text:tab/><text:tab/>}</text:span></text:span></text:p>
      <text:p text:style-name="P175"><text:span text:style-name="Source_20_Text"><text:span text:style-name="T121"><text:tab/><text:tab/>}</text:span></text:span></text:p>
      <text:p text:style-name="P175"><text:span text:style-name="Source_20_Text"><text:span text:style-name="T121"><text:tab/><text:tab/>return false;</text:span></text:span></text:p>
      <text:p text:style-name="P175"><text:span text:style-name="Source_20_Text"><text:span text:style-name="T121"><text:tab/>}</text:span></text:span></text:p>
      <text:p text:style-name="P175"><text:span text:style-name="Source_20_Text"><text:span text:style-name="T121">}</text:span></text:span></text:p>
      <text:p text:style-name="P175"><text:span text:style-name="Source_20_Text"><text:span text:style-name="T121"/></text:span></text:p>
      <text:p text:style-name="P175"><text:span text:style-name="Source_20_Text"><text:span text:style-name="T130">1. A string consists of parentheses and letters. Write a program to validate all the parentheses. Ignore the letters.</text:span></text:span><text:span text:style-name="Source_20_Text"><text:span text:style-name="T121"><text:line-break/></text:span></text:span><text:span text:style-name="Source_20_Text"><text:span text:style-name="T130">eg. ((alf)ls) – valid</text:span></text:span><text:span text:style-name="Source_20_Text"><text:span text:style-name="T121"><text:line-break/></text:span></text:span><text:span text:style-name="Source_20_Text"><text:span text:style-name="T130">)(dkk)() – invalid</text:span></text:span></text:p>
      <text:p text:style-name="P175"><text:span text:style-name="Source_20_Text"><text:span text:style-name="T121"/></text:span></text:p>
      <text:p text:style-name="P175"><text:span text:style-name="Source_20_Text"><text:span text:style-name="T121"/></text:span></text:p>
      <text:p text:style-name="P176"><text:span text:style-name="Source_20_Text"><text:span text:style-name="T122">import java.util.*;</text:span></text:span></text:p>
      <text:p text:style-name="P176"><text:span text:style-name="Source_20_Text"><text:span text:style-name="T122">class ValidParenthesis{</text:span></text:span></text:p>
      <text:p text:style-name="P176"><text:span text:style-name="Source_20_Text"><text:span text:style-name="T122"><text:tab/> public static void main(String[] args) {</text:span></text:span></text:p>
      <text:p text:style-name="P176"><text:span text:style-name="Source_20_Text"><text:span text:style-name="T122"><text:tab/> <text:tab/>String s=")(dkk)() ";</text:span></text:span></text:p>
      <text:p text:style-name="P176"><text:span text:style-name="Source_20_Text"><text:span text:style-name="T122"><text:tab/> <text:tab/>Stack&lt;Character&gt; st=new Stack&lt;Character&gt;();</text:span></text:span></text:p>
      <text:p text:style-name="P176"><text:span text:style-name="Source_20_Text"><text:span text:style-name="T122"><text:tab/><text:tab/>for(int i=0;i&lt;s.length();i++){</text:span></text:span></text:p>
      <text:p text:style-name="P176"><text:span text:style-name="Source_20_Text"><text:span text:style-name="T122"><text:tab/><text:tab/><text:tab/>if(s.charAt(i)=='('){</text:span></text:span></text:p>
      <text:p text:style-name="P176"><text:span text:style-name="Source_20_Text"><text:span text:style-name="T122"><text:tab/><text:tab/><text:tab/><text:tab/>st.push('(');</text:span></text:span></text:p>
      <text:p text:style-name="P176"><text:span text:style-name="Source_20_Text"><text:span text:style-name="T122"><text:tab/><text:tab/><text:tab/>}</text:span></text:span></text:p>
      <text:p text:style-name="P176"><text:span text:style-name="Source_20_Text"><text:span text:style-name="T122"><text:tab/><text:tab/><text:tab/>else if(s.charAt(i)==')'){</text:span></text:span></text:p>
      <text:p text:style-name="P176"><text:span text:style-name="Source_20_Text"><text:span text:style-name="T122"><text:tab/><text:tab/><text:tab/><text:tab/>try{</text:span></text:span></text:p>
      <text:p text:style-name="P176"><text:span text:style-name="Source_20_Text"><text:span text:style-name="T122"><text:tab/><text:tab/><text:tab/><text:tab/><text:tab/>st.pop();</text:span></text:span></text:p>
      <text:p text:style-name="P176"><text:span text:style-name="Source_20_Text"><text:span text:style-name="T122"><text:tab/><text:tab/><text:tab/><text:tab/>}</text:span></text:span></text:p>
      <text:p text:style-name="P176"><text:span text:style-name="Source_20_Text"><text:span text:style-name="T122"><text:tab/><text:tab/><text:tab/><text:tab/>catch(Exception e){</text:span></text:span></text:p>
      <text:p text:style-name="P176"><text:span text:style-name="Source_20_Text"><text:span text:style-name="T122"><text:tab/><text:tab/><text:tab/><text:tab/><text:tab/>st.push(')');</text:span></text:span></text:p>
      <text:p text:style-name="P176"><text:span text:style-name="Source_20_Text"><text:span text:style-name="T122"><text:tab/><text:tab/><text:tab/><text:tab/><text:tab/>System.out.print(false);</text:span></text:span></text:p>
      <text:p text:style-name="P176"><text:span text:style-name="Source_20_Text"><text:span text:style-name="T122"><text:tab/><text:tab/><text:tab/><text:tab/><text:tab/>break;</text:span></text:span></text:p>
      <text:p text:style-name="P176"><text:soft-page-break/><text:span text:style-name="Source_20_Text"><text:span text:style-name="T122"><text:tab/><text:tab/><text:tab/><text:tab/>}</text:span></text:span></text:p>
      <text:p text:style-name="P176"><text:span text:style-name="Source_20_Text"><text:span text:style-name="T122"><text:tab/><text:tab/><text:tab/>}</text:span></text:span></text:p>
      <text:p text:style-name="P176"><text:span text:style-name="Source_20_Text"><text:span text:style-name="T122"><text:tab/><text:tab/>}<text:tab/></text:span></text:span></text:p>
      <text:p text:style-name="P176"><text:span text:style-name="Source_20_Text"><text:span text:style-name="T122"><text:tab/><text:tab/>if(st.isEmpty()){</text:span></text:span></text:p>
      <text:p text:style-name="P176"><text:span text:style-name="Source_20_Text"><text:span text:style-name="T122"><text:tab/><text:tab/><text:tab/>System.out.print(true);</text:span></text:span></text:p>
      <text:p text:style-name="P176"><text:span text:style-name="Source_20_Text"><text:span text:style-name="T122"><text:tab/><text:tab/>}</text:span></text:span></text:p>
      <text:p text:style-name="P176"><text:span text:style-name="Source_20_Text"><text:span text:style-name="T122"><text:tab/> }</text:span></text:span></text:p>
      <text:p text:style-name="P176"><text:span text:style-name="Source_20_Text"><text:span text:style-name="T122">}</text:span></text:span></text:p>
      <text:p text:style-name="P176"><text:span text:style-name="Source_20_Text"><text:span text:style-name="T122"/></text:span></text:p>
      <text:h text:style-name="P301" text:outline-level="1"><text:span text:style-name="Source_20_Text"><text:span text:style-name="T116">How to determine if a binary tree is height-balanced?</text:span></text:span></text:h>
      <text:p text:style-name="P61">A tree where no leaf is much farther away from the root than any other leaf. Different balancing schemes allow different definitions of “much farther” and different amounts of work to keep them balanced.</text:p>
      <text:p text:style-name="P61">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77"><text:span text:style-name="Source_20_Text"><text:span text:style-name="T123">import java.util.*;</text:span></text:span></text:p>
      <text:p text:style-name="P177"><text:span text:style-name="Source_20_Text"><text:span text:style-name="T123">class Node{</text:span></text:span></text:p>
      <text:p text:style-name="P177"><text:span text:style-name="Source_20_Text"><text:span text:style-name="T123"><text:tab/>int data;</text:span></text:span></text:p>
      <text:p text:style-name="P177"><text:span text:style-name="Source_20_Text"><text:span text:style-name="T123"><text:tab/>Node left;</text:span></text:span></text:p>
      <text:p text:style-name="P177"><text:span text:style-name="Source_20_Text"><text:span text:style-name="T123"><text:tab/>Node right;</text:span></text:span></text:p>
      <text:p text:style-name="P177"><text:span text:style-name="Source_20_Text"><text:span text:style-name="T123"><text:tab/>Node(int d){</text:span></text:span></text:p>
      <text:p text:style-name="P177"><text:span text:style-name="Source_20_Text"><text:span text:style-name="T123"><text:tab/><text:tab/>left=null;</text:span></text:span></text:p>
      <text:p text:style-name="P177"><text:span text:style-name="Source_20_Text"><text:span text:style-name="T123"><text:tab/><text:tab/>right=null;</text:span></text:span></text:p>
      <text:p text:style-name="P177"><text:soft-page-break/><text:span text:style-name="Source_20_Text"><text:span text:style-name="T123"><text:tab/>}</text:span></text:span></text:p>
      <text:p text:style-name="P177"><text:span text:style-name="Source_20_Text"><text:span text:style-name="T123">}</text:span></text:span></text:p>
      <text:p text:style-name="P177"><text:span text:style-name="Source_20_Text"><text:span text:style-name="T123"/></text:span></text:p>
      <text:p text:style-name="P177"><text:span text:style-name="Source_20_Text"><text:span text:style-name="T123">class IsBalance{</text:span></text:span></text:p>
      <text:p text:style-name="P177"><text:span text:style-name="Source_20_Text"><text:span text:style-name="T123"><text:tab/>static Node root;</text:span></text:span></text:p>
      <text:p text:style-name="P177"><text:span text:style-name="Source_20_Text"><text:span text:style-name="T123"><text:tab/>public static void main(String[] args) {</text:span></text:span></text:p>
      <text:p text:style-name="P177"><text:span text:style-name="Source_20_Text"><text:span text:style-name="T123"><text:tab/><text:tab/>root=new Node(1);</text:span></text:span></text:p>
      <text:p text:style-name="P177"><text:span text:style-name="Source_20_Text"><text:span text:style-name="T123"><text:tab/><text:tab/>root.left=new Node(1);</text:span></text:span></text:p>
      <text:p text:style-name="P177"><text:span text:style-name="Source_20_Text"><text:span text:style-name="T123"><text:tab/><text:tab/>root.left.left=new Node(1);</text:span></text:span></text:p>
      <text:p text:style-name="P177"><text:span text:style-name="Source_20_Text"><text:span text:style-name="T123"><text:tab/><text:tab/>root.left.right=new Node(1);</text:span></text:span></text:p>
      <text:p text:style-name="P177"><text:span text:style-name="Source_20_Text"><text:span text:style-name="T123"><text:tab/><text:tab/>root.right=new Node(1);</text:span></text:span></text:p>
      <text:p text:style-name="P177"><text:span text:style-name="Source_20_Text"><text:span text:style-name="T123"><text:tab/><text:tab/>root.right.left=new Node(1);</text:span></text:span></text:p>
      <text:p text:style-name="P177"><text:span text:style-name="Source_20_Text"><text:span text:style-name="T123"><text:tab/><text:tab/>root.right.right=new Node(1);</text:span></text:span></text:p>
      <text:p text:style-name="P177"><text:span text:style-name="Source_20_Text"><text:span text:style-name="T123"><text:tab/><text:tab/>System.out.println(help(root));</text:span></text:span></text:p>
      <text:p text:style-name="P177"><text:span text:style-name="Source_20_Text"><text:span text:style-name="T123"><text:tab/>}</text:span></text:span></text:p>
      <text:p text:style-name="P177"><text:span text:style-name="Source_20_Text"><text:span text:style-name="T123"><text:tab/>public static boolean help(Node node){</text:span></text:span></text:p>
      <text:p text:style-name="P177"><text:span text:style-name="Source_20_Text"><text:span text:style-name="T123"><text:tab/><text:tab/>if(node==null){</text:span></text:span></text:p>
      <text:p text:style-name="P177"><text:span text:style-name="Source_20_Text"><text:span text:style-name="T123"><text:tab/><text:tab/><text:tab/>return true;</text:span></text:span></text:p>
      <text:p text:style-name="P177"><text:span text:style-name="Source_20_Text"><text:span text:style-name="T123"><text:tab/><text:tab/>}</text:span></text:span></text:p>
      <text:p text:style-name="P177"><text:span text:style-name="Source_20_Text"><text:span text:style-name="T123"/></text:span></text:p>
      <text:p text:style-name="P177"><text:span text:style-name="Source_20_Text"><text:span text:style-name="T123"><text:tab/><text:tab/>int ls=Height(node.left);</text:span></text:span></text:p>
      <text:p text:style-name="P177"><text:span text:style-name="Source_20_Text"><text:span text:style-name="T123"><text:tab/><text:tab/>int rs=Height(node.right);</text:span></text:span></text:p>
      <text:p text:style-name="P177"><text:span text:style-name="Source_20_Text"><text:span text:style-name="T123"/></text:span></text:p>
      <text:p text:style-name="P177"><text:span text:style-name="Source_20_Text"><text:span text:style-name="T123"><text:tab/><text:tab/>if(Math.abs(ls-rs)&lt;=1 &amp;&amp; help(node.left) &amp;&amp; help(node.right)){</text:span></text:span></text:p>
      <text:p text:style-name="P177"><text:span text:style-name="Source_20_Text"><text:span text:style-name="T123"><text:tab/><text:tab/><text:tab/>return true;</text:span></text:span></text:p>
      <text:p text:style-name="P177"><text:span text:style-name="Source_20_Text"><text:span text:style-name="T123"><text:tab/><text:tab/>}</text:span></text:span></text:p>
      <text:p text:style-name="P177"><text:span text:style-name="Source_20_Text"><text:span text:style-name="T123"><text:tab/><text:tab/>return false;</text:span></text:span></text:p>
      <text:p text:style-name="P177"><text:span text:style-name="Source_20_Text"><text:span text:style-name="T123"><text:tab/>}</text:span></text:span></text:p>
      <text:p text:style-name="P177"><text:span text:style-name="Source_20_Text"><text:span text:style-name="T123"/></text:span></text:p>
      <text:p text:style-name="P177"><text:span text:style-name="Source_20_Text"><text:span text:style-name="T123"/></text:span></text:p>
      <text:p text:style-name="P177"><text:span text:style-name="Source_20_Text"><text:span text:style-name="T123"><text:tab/>public static int Height(Node root){</text:span></text:span></text:p>
      <text:p text:style-name="P177"><text:soft-page-break/><text:span text:style-name="Source_20_Text"><text:span text:style-name="T123"><text:tab/><text:tab/>if(root==null ){</text:span></text:span></text:p>
      <text:p text:style-name="P177"><text:span text:style-name="Source_20_Text"><text:span text:style-name="T123"><text:tab/><text:tab/><text:tab/>return 0;</text:span></text:span></text:p>
      <text:p text:style-name="P177"><text:span text:style-name="Source_20_Text"><text:span text:style-name="T123"><text:tab/><text:tab/>}</text:span></text:span></text:p>
      <text:p text:style-name="P177"><text:span text:style-name="Source_20_Text"><text:span text:style-name="T123"/></text:span></text:p>
      <text:p text:style-name="P177"><text:span text:style-name="Source_20_Text"><text:span text:style-name="T123"/></text:span></text:p>
      <text:p text:style-name="P177"><text:span text:style-name="Source_20_Text"><text:span text:style-name="T123"><text:tab/><text:tab/>return 1+Math.max(Height(root.left),Height(root.right));</text:span></text:span></text:p>
      <text:p text:style-name="P177"><text:span text:style-name="Source_20_Text"><text:span text:style-name="T123"/></text:span></text:p>
      <text:p text:style-name="P177"><text:span text:style-name="Source_20_Text"><text:span text:style-name="T123"/></text:span></text:p>
      <text:p text:style-name="P177"><text:span text:style-name="Source_20_Text"><text:span text:style-name="T123"/></text:span></text:p>
      <text:p text:style-name="P177"><text:span text:style-name="Source_20_Text"><text:span text:style-name="T123"><text:tab/>}</text:span></text:span></text:p>
      <text:p text:style-name="P177"><text:span text:style-name="Source_20_Text"><text:span text:style-name="T123">}</text:span></text:span></text:p>
      <text:p text:style-name="P177"><text:span text:style-name="Source_20_Text"><text:span text:style-name="T123"/></text:span></text:p>
      <text:h text:style-name="P302" text:outline-level="1"><text:span text:style-name="Source_20_Text"><text:span text:style-name="T117">Print a Binary Tree in Vertical Order | Set 2 (Map based Method)</text:span></text:span></text:h>
      <text:p text:style-name="P61">Given a binary tree, print it vertically. The following example illustrates vertical order traversal.</text:p>
      <text:p text:style-name="P66"><text:s text:c="11"/><text:span text:style-name="T108">1</text:span></text:p>
      <text:p text:style-name="P152"><text:s text:c="8"/><text:span text:style-name="T108">/ <text:s text:c="3"/>\ </text:span></text:p>
      <text:p text:style-name="P152"><text:s text:c="7"/><text:span text:style-name="T108">2 <text:s text:c="5"/>3</text:span></text:p>
      <text:p text:style-name="P152"><text:s text:c="6"/><text:span text:style-name="T108">/ \ <text:s text:c="2"/>/ <text:s text:c="2"/>\</text:span></text:p>
      <text:p text:style-name="P152"><text:s text:c="5"/><text:span text:style-name="T108">4 <text:s text:c="2"/>5 <text:s/>6 <text:s text:c="2"/>7</text:span></text:p>
      <text:p text:style-name="P152"><text:s text:c="15"/><text:span text:style-name="T108">/ <text:s/>\ </text:span></text:p>
      <text:p text:style-name="P152"><text:s text:c="14"/><text:span text:style-name="T108">8 <text:s text:c="2"/>9 </text:span></text:p>
      <text:p text:style-name="P152"><text:s text:c="15"/></text:p>
      <text:p text:style-name="P152"><text:s text:c="14"/></text:p>
      <text:p text:style-name="P151">The output of print this tree vertically will be:</text:p>
      <text:p text:style-name="P151">4</text:p>
      <text:p text:style-name="P151"><text:soft-page-break/>2</text:p>
      <text:p text:style-name="P151">1 5 6</text:p>
      <text:p text:style-name="P151">3 8</text:p>
      <text:p text:style-name="P151">7</text:p>
      <text:p text:style-name="P151">9</text:p>
      <text:p text:style-name="P64"><draw:frame draw:style-name="fr3" draw:name="Image28" text:anchor-type="as-char" svg:width="12.647cm" svg:height="13.123cm" draw:z-index="14"><draw:image xlink:href="Pictures/10000201000001DE000001F07CB6079F16E18253.png" xlink:type="simple" xlink:show="embed" xlink:actuate="onLoad"/><svg:title>print-binary-tree-in-vertical-order</svg:title></draw:frame></text:p>
      <text:section text:style-name="Sect1" text:name="Section28">
        <text:p text:style-name="P46"><text:bookmark text:name="practiceLinkDiv22"/><text:line-break/></text:p>
      </text:section>
      <text:p text:style-name="P178"><text:span text:style-name="Source_20_Text"><text:span text:style-name="T124">import java.util.*;</text:span></text:span></text:p>
      <text:p text:style-name="P178"><text:span text:style-name="Source_20_Text"><text:span text:style-name="T124">class Node{</text:span></text:span></text:p>
      <text:p text:style-name="P178"><text:span text:style-name="Source_20_Text"><text:span text:style-name="T124"><text:tab/>int data;</text:span></text:span></text:p>
      <text:p text:style-name="P178"><text:span text:style-name="Source_20_Text"><text:span text:style-name="T124"><text:tab/>Node left;</text:span></text:span></text:p>
      <text:p text:style-name="P178"><text:span text:style-name="Source_20_Text"><text:span text:style-name="T124"><text:tab/>Node right;</text:span></text:span></text:p>
      <text:p text:style-name="P178"><text:span text:style-name="Source_20_Text"><text:span text:style-name="T124"><text:tab/>Node(int d){</text:span></text:span></text:p>
      <text:p text:style-name="P178"><text:soft-page-break/><text:span text:style-name="Source_20_Text"><text:span text:style-name="T124"><text:tab/><text:tab/>data=d;</text:span></text:span></text:p>
      <text:p text:style-name="P178"><text:span text:style-name="Source_20_Text"><text:span text:style-name="T124"><text:tab/><text:tab/>left=null;</text:span></text:span></text:p>
      <text:p text:style-name="P178"><text:span text:style-name="Source_20_Text"><text:span text:style-name="T124"><text:tab/><text:tab/>right=null;</text:span></text:span></text:p>
      <text:p text:style-name="P178"><text:span text:style-name="Source_20_Text"><text:span text:style-name="T124"><text:tab/>}</text:span></text:span></text:p>
      <text:p text:style-name="P178"><text:span text:style-name="Source_20_Text"><text:span text:style-name="T124">}</text:span></text:span></text:p>
      <text:p text:style-name="P178"><text:span text:style-name="Source_20_Text"><text:span text:style-name="T124">class VerticalOrder{</text:span></text:span></text:p>
      <text:p text:style-name="P178"><text:span text:style-name="Source_20_Text"><text:span text:style-name="T124"><text:tab/>static Node root;</text:span></text:span></text:p>
      <text:p text:style-name="P178"><text:span text:style-name="Source_20_Text"><text:span text:style-name="T124"><text:tab/>static TreeMap&lt;Integer,ArrayList&lt;Integer&gt;&gt; tm=new TreeMap&lt;Integer,ArrayList&lt;Integer&gt;&gt;(); </text:span></text:span></text:p>
      <text:p text:style-name="P178"><text:span text:style-name="Source_20_Text"><text:span text:style-name="T124"><text:tab/>public static void main(String[] args) {</text:span></text:span></text:p>
      <text:p text:style-name="P178"><text:span text:style-name="Source_20_Text"><text:span text:style-name="T124"><text:tab/><text:tab/>root = new Node(1); </text:span></text:span></text:p>
      <text:p text:style-name="P178"><text:span text:style-name="Source_20_Text"><text:span text:style-name="T124"><text:s text:c="8"/>root.left = new Node(2); </text:span></text:span></text:p>
      <text:p text:style-name="P178"><text:span text:style-name="Source_20_Text"><text:span text:style-name="T124"><text:s text:c="8"/>root.right = new Node(3); </text:span></text:span></text:p>
      <text:p text:style-name="P178"><text:span text:style-name="Source_20_Text"><text:span text:style-name="T124"><text:s text:c="8"/>root.left.left = new Node(4); </text:span></text:span></text:p>
      <text:p text:style-name="P178"><text:span text:style-name="Source_20_Text"><text:span text:style-name="T124"><text:s text:c="8"/>root.left.right = new Node(5); </text:span></text:span></text:p>
      <text:p text:style-name="P178"><text:span text:style-name="Source_20_Text"><text:span text:style-name="T124"><text:s text:c="8"/>root.right.left = new Node(6); </text:span></text:span></text:p>
      <text:p text:style-name="P178"><text:span text:style-name="Source_20_Text"><text:span text:style-name="T124"><text:s text:c="8"/>root.right.right = new Node(7); </text:span></text:span></text:p>
      <text:p text:style-name="P178"><text:span text:style-name="Source_20_Text"><text:span text:style-name="T124"><text:s text:c="8"/>root.right.left.right = new Node(8); </text:span></text:span></text:p>
      <text:p text:style-name="P178"><text:span text:style-name="Source_20_Text"><text:span text:style-name="T124"><text:s text:c="8"/>root.right.right.right = new Node(9); <text:tab/></text:span></text:span></text:p>
      <text:p text:style-name="P178"><text:span text:style-name="Source_20_Text"><text:span text:style-name="T124"><text:s text:c="8"/>help(root,0);</text:span></text:span></text:p>
      <text:p text:style-name="P178"><text:span text:style-name="Source_20_Text"><text:span text:style-name="T124"><text:s text:c="8"/>Print();</text:span></text:span></text:p>
      <text:p text:style-name="P178"><text:span text:style-name="Source_20_Text"><text:span text:style-name="T124"><text:tab/>}</text:span></text:span></text:p>
      <text:p text:style-name="P178"><text:span text:style-name="Source_20_Text"><text:span text:style-name="T124"/></text:span></text:p>
      <text:p text:style-name="P178"><text:span text:style-name="Source_20_Text"><text:span text:style-name="T124"><text:tab/>public static void help(Node node, int hd){</text:span></text:span></text:p>
      <text:p text:style-name="P178"><text:span text:style-name="Source_20_Text"><text:span text:style-name="T124"><text:tab/><text:tab/>if(node==null){</text:span></text:span></text:p>
      <text:p text:style-name="P178"><text:span text:style-name="Source_20_Text"><text:span text:style-name="T124"><text:tab/><text:tab/><text:tab/>return;</text:span></text:span></text:p>
      <text:p text:style-name="P178"><text:span text:style-name="Source_20_Text"><text:span text:style-name="T124"><text:tab/><text:tab/>}</text:span></text:span></text:p>
      <text:p text:style-name="P178"><text:span text:style-name="Source_20_Text"><text:span text:style-name="T124"/></text:span></text:p>
      <text:p text:style-name="P178"><text:span text:style-name="Source_20_Text"><text:span text:style-name="T124"><text:tab/><text:tab/>if(tm.containsKey(hd)){</text:span></text:span></text:p>
      <text:p text:style-name="P178"><text:span text:style-name="Source_20_Text"><text:span text:style-name="T124"><text:tab/><text:tab/><text:tab/>ArrayList&lt;Integer&gt; al=tm.get(hd);</text:span></text:span></text:p>
      <text:p text:style-name="P178"><text:span text:style-name="Source_20_Text"><text:span text:style-name="T124"><text:tab/><text:tab/><text:tab/>al.add(node.data);</text:span></text:span></text:p>
      <text:p text:style-name="P178"><text:soft-page-break/><text:span text:style-name="Source_20_Text"><text:span text:style-name="T124"><text:tab/><text:tab/><text:tab/>tm.put(hd,al);</text:span></text:span></text:p>
      <text:p text:style-name="P178"><text:span text:style-name="Source_20_Text"><text:span text:style-name="T124"><text:tab/><text:tab/>}</text:span></text:span></text:p>
      <text:p text:style-name="P178"><text:span text:style-name="Source_20_Text"><text:span text:style-name="T124"><text:tab/><text:tab/>else{</text:span></text:span></text:p>
      <text:p text:style-name="P178"><text:span text:style-name="Source_20_Text"><text:span text:style-name="T124"><text:tab/><text:tab/><text:tab/>ArrayList&lt;Integer&gt; al=new ArrayList&lt;Integer&gt;();</text:span></text:span></text:p>
      <text:p text:style-name="P178"><text:span text:style-name="Source_20_Text"><text:span text:style-name="T124"><text:tab/><text:tab/><text:tab/>al.add(node.data);</text:span></text:span></text:p>
      <text:p text:style-name="P178"><text:span text:style-name="Source_20_Text"><text:span text:style-name="T124"><text:tab/><text:tab/><text:tab/>tm.put(hd,al);</text:span></text:span></text:p>
      <text:p text:style-name="P178"><text:span text:style-name="Source_20_Text"><text:span text:style-name="T124"><text:tab/><text:tab/>}</text:span></text:span></text:p>
      <text:p text:style-name="P178"><text:span text:style-name="Source_20_Text"><text:span text:style-name="T124"><text:tab/><text:tab/>help(node.left,hd-1);</text:span></text:span></text:p>
      <text:p text:style-name="P178"><text:span text:style-name="Source_20_Text"><text:span text:style-name="T124"><text:tab/><text:tab/>help(node.right,hd+1);</text:span></text:span></text:p>
      <text:p text:style-name="P178"><text:span text:style-name="Source_20_Text"><text:span text:style-name="T124"><text:tab/>}</text:span></text:span></text:p>
      <text:p text:style-name="P178"><text:span text:style-name="Source_20_Text"><text:span text:style-name="T124"><text:tab/>public static void Print(){</text:span></text:span></text:p>
      <text:p text:style-name="P178"><text:span text:style-name="Source_20_Text"><text:span text:style-name="T124"><text:tab/><text:tab/>for(Map.Entry m:tm.entrySet()){</text:span></text:span></text:p>
      <text:p text:style-name="P178"><text:span text:style-name="Source_20_Text"><text:span text:style-name="T124"><text:tab/><text:tab/><text:tab/>System.out.println(m.getKey()+" "+m.getValue());</text:span></text:span></text:p>
      <text:p text:style-name="P178"><text:span text:style-name="Source_20_Text"><text:span text:style-name="T124"><text:s text:c="7"/><text:tab/><text:tab/> <text:s text:c="3"/></text:span></text:span></text:p>
      <text:p text:style-name="P178"><text:span text:style-name="Source_20_Text"><text:span text:style-name="T124"><text:s text:c="6"/><text:tab/>} <text:s text:c="3"/></text:span></text:span></text:p>
      <text:p text:style-name="P178"><text:span text:style-name="Source_20_Text"><text:span text:style-name="T124"><text:tab/>}</text:span></text:span></text:p>
      <text:p text:style-name="P178"><text:span text:style-name="Source_20_Text"><text:span text:style-name="T124"/></text:span></text:p>
      <text:p text:style-name="P178"><text:span text:style-name="Source_20_Text"><text:span text:style-name="T124"/></text:span></text:p>
      <text:p text:style-name="P178"><text:span text:style-name="Source_20_Text"><text:span text:style-name="T124">}</text:span></text:span></text:p>
      <text:p text:style-name="P178"><text:span text:style-name="Source_20_Text"><text:span text:style-name="T124"/></text:span></text:p>
      <text:h text:style-name="P303" text:outline-level="1"><text:span text:style-name="Source_20_Text"><text:span text:style-name="T118">Find zeroes to be flipped so that number of consecutive 1’s is maximized</text:span></text:span></text:h>
      <text:p text:style-name="P61">Given a binary array and an integer m, find the position of zeroes flipping which creates maximum number of consecutive 1’s in array.</text:p>
      <text:p text:style-name="P20"><text:span text:style-name="Strong_20_Emphasis"><text:span text:style-name="T63">Examples :</text:span></text:span></text:p>
      <text:p text:style-name="P65">Input: <text:s text:c="2"/>arr[] = {1, 0, 0, 1, 1, 0, 1, 0, 1, 1, 1}</text:p>
      <text:p text:style-name="P152"><text:s text:c="9"/><text:span text:style-name="T108">m = 2</text:span></text:p>
      <text:p text:style-name="P151">Output: <text:s/>5 7</text:p>
      <text:p text:style-name="P151">We are allowed to flip maximum 2 zeroes. If we flip</text:p>
      <text:p text:style-name="P151"><text:soft-page-break/>arr[5] and arr[7], we get 8 consecutive 1's which is</text:p>
      <text:p text:style-name="P151">maximum possible under given constraints </text:p>
      <text:p text:style-name="P153"/>
      <text:p text:style-name="P151">Input: <text:s text:c="2"/>arr[] = {1, 0, 0, 1, 1, 0, 1, 0, 1, 1, 1}</text:p>
      <text:p text:style-name="P152"><text:s text:c="9"/><text:span text:style-name="T108">m = 1</text:span></text:p>
      <text:p text:style-name="P151">Output: <text:s/>7</text:p>
      <text:p text:style-name="P151">We are allowed to flip maximum 1 zero. If we flip </text:p>
      <text:p text:style-name="P151">arr[7], we get 5 consecutive 1's which is maximum </text:p>
      <text:p text:style-name="P151">possible under given constraints.</text:p>
      <text:p text:style-name="P153"/>
      <text:p text:style-name="P151">Input: <text:s text:c="2"/>arr[] = {0, 0, 0, 1}</text:p>
      <text:p text:style-name="P152"><text:s text:c="9"/><text:span text:style-name="T108">m = 4</text:span></text:p>
      <text:p text:style-name="P151">Output: <text:s/>0 1 2</text:p>
      <text:p text:style-name="P151">Since m is more than number of zeroes, we can flip</text:p>
      <text:p text:style-name="P151">all zeroes.</text:p>
      <text:p text:style-name="P178"><text:span text:style-name="Source_20_Text"><text:span text:style-name="T124">class ZeroCount{</text:span></text:span></text:p>
      <text:p text:style-name="P178"><text:span text:style-name="Source_20_Text"><text:span text:style-name="T124"><text:tab/>public static void main(String[] args) {</text:span></text:span></text:p>
      <text:p text:style-name="P178"><text:span text:style-name="Source_20_Text"><text:span text:style-name="T124"><text:tab/><text:tab/>int[] a={1, 0, 0, 1, 1, 0, 1, 0, 1, 1};</text:span></text:span></text:p>
      <text:p text:style-name="P178"><text:span text:style-name="Source_20_Text"><text:span text:style-name="T124"><text:tab/><text:tab/>int wl=0;</text:span></text:span></text:p>
      <text:p text:style-name="P178"><text:span text:style-name="Source_20_Text"><text:span text:style-name="T124"><text:tab/><text:tab/>int wr=0;</text:span></text:span></text:p>
      <text:p text:style-name="P178"><text:span text:style-name="Source_20_Text"><text:span text:style-name="T124"><text:tab/><text:tab/>int bl=0;</text:span></text:span></text:p>
      <text:p text:style-name="P178"><text:span text:style-name="Source_20_Text"><text:span text:style-name="T124"><text:tab/><text:tab/>int bw=0,zc=0;</text:span></text:span></text:p>
      <text:p text:style-name="P178"><text:span text:style-name="Source_20_Text"><text:span text:style-name="T124"/></text:span></text:p>
      <text:p text:style-name="P178"><text:span text:style-name="Source_20_Text"><text:span text:style-name="T124"><text:tab/><text:tab/>while(wr&lt;a.length){</text:span></text:span></text:p>
      <text:p text:style-name="P178"><text:span text:style-name="Source_20_Text"><text:span text:style-name="T124"><text:tab/><text:tab/><text:tab/>if(zc&lt;=1){</text:span></text:span></text:p>
      <text:p text:style-name="P178"><text:span text:style-name="Source_20_Text"><text:span text:style-name="T124"><text:tab/><text:tab/><text:tab/><text:tab/>if(a[wr]==0){</text:span></text:span></text:p>
      <text:p text:style-name="P178"><text:span text:style-name="Source_20_Text"><text:span text:style-name="T124"><text:tab/><text:tab/><text:tab/><text:tab/><text:tab/>zc++;</text:span></text:span></text:p>
      <text:p text:style-name="P178"><text:span text:style-name="Source_20_Text"><text:span text:style-name="T124"><text:tab/><text:tab/><text:tab/><text:tab/>}</text:span></text:span></text:p>
      <text:p text:style-name="P178"><text:soft-page-break/><text:span text:style-name="Source_20_Text"><text:span text:style-name="T124"><text:tab/><text:tab/><text:tab/><text:tab/>wr++;</text:span></text:span></text:p>
      <text:p text:style-name="P178"><text:span text:style-name="Source_20_Text"><text:span text:style-name="T124"><text:tab/><text:tab/><text:tab/>}</text:span></text:span></text:p>
      <text:p text:style-name="P178"><text:span text:style-name="Source_20_Text"><text:span text:style-name="T124"><text:tab/><text:tab/><text:tab/>if(zc&gt;1){</text:span></text:span></text:p>
      <text:p text:style-name="P178"><text:span text:style-name="Source_20_Text"><text:span text:style-name="T124"><text:tab/><text:tab/><text:tab/><text:tab/>if(a[wl]==0){</text:span></text:span></text:p>
      <text:p text:style-name="P178"><text:span text:style-name="Source_20_Text"><text:span text:style-name="T124"><text:tab/><text:tab/><text:tab/><text:tab/><text:tab/>zc--;</text:span></text:span></text:p>
      <text:p text:style-name="P178"><text:span text:style-name="Source_20_Text"><text:span text:style-name="T124"><text:tab/><text:tab/><text:tab/><text:tab/>}</text:span></text:span></text:p>
      <text:p text:style-name="P178"><text:span text:style-name="Source_20_Text"><text:span text:style-name="T124"><text:tab/><text:tab/><text:tab/><text:tab/>wl++;</text:span></text:span></text:p>
      <text:p text:style-name="P178"><text:span text:style-name="Source_20_Text"><text:span text:style-name="T124"><text:tab/><text:tab/><text:tab/>}</text:span></text:span></text:p>
      <text:p text:style-name="P178"><text:span text:style-name="Source_20_Text"><text:span text:style-name="T124"/></text:span></text:p>
      <text:p text:style-name="P178"><text:span text:style-name="Source_20_Text"><text:span text:style-name="T124"><text:tab/><text:tab/><text:tab/>if(wr-wl&gt;bw &amp;&amp; zc&lt;=1){</text:span></text:span></text:p>
      <text:p text:style-name="P178"><text:span text:style-name="Source_20_Text"><text:span text:style-name="T124"><text:tab/><text:tab/><text:tab/><text:tab/>//System.out.println(wr+" <text:s/>"+wl);</text:span></text:span></text:p>
      <text:p text:style-name="P178"><text:span text:style-name="Source_20_Text"><text:span text:style-name="T124"><text:tab/><text:tab/><text:tab/><text:tab/>bw=wr-wl;</text:span></text:span></text:p>
      <text:p text:style-name="P178"><text:span text:style-name="Source_20_Text"><text:span text:style-name="T124"><text:tab/><text:tab/><text:tab/><text:tab/>bl=wl;</text:span></text:span></text:p>
      <text:p text:style-name="P178"><text:span text:style-name="Source_20_Text"><text:span text:style-name="T124"><text:tab/><text:tab/><text:tab/>}</text:span></text:span></text:p>
      <text:p text:style-name="P178"><text:span text:style-name="Source_20_Text"><text:span text:style-name="T124"><text:tab/><text:tab/>}</text:span></text:span></text:p>
      <text:p text:style-name="P178"><text:span text:style-name="Source_20_Text"><text:span text:style-name="T124"/></text:span></text:p>
      <text:p text:style-name="P178"><text:span text:style-name="Source_20_Text"><text:span text:style-name="T124"><text:tab/><text:tab/>for(int i=0;i&lt;bw;i++){</text:span></text:span></text:p>
      <text:p text:style-name="P178"><text:span text:style-name="Source_20_Text"><text:span text:style-name="T124"><text:tab/><text:tab/><text:tab/>if(a[bl+i]==0){</text:span></text:span></text:p>
      <text:p text:style-name="P178"><text:span text:style-name="Source_20_Text"><text:span text:style-name="T124"><text:tab/><text:tab/><text:tab/><text:tab/>System.out.println((bl+i)+" ");</text:span></text:span></text:p>
      <text:p text:style-name="P178"><text:span text:style-name="Source_20_Text"><text:span text:style-name="T124"><text:tab/><text:tab/><text:tab/>}</text:span></text:span></text:p>
      <text:p text:style-name="P178"><text:span text:style-name="Source_20_Text"><text:span text:style-name="T124"><text:tab/><text:tab/>}</text:span></text:span></text:p>
      <text:p text:style-name="P178"><text:span text:style-name="Source_20_Text"><text:span text:style-name="T124"><text:tab/>}</text:span></text:span></text:p>
      <text:p text:style-name="P178"><text:span text:style-name="Source_20_Text"><text:span text:style-name="T124"/></text:span></text:p>
      <text:p text:style-name="P178"><text:span text:style-name="Source_20_Text"><text:span text:style-name="T124"/></text:span></text:p>
      <text:p text:style-name="P178"><text:span text:style-name="Source_20_Text"><text:span text:style-name="T124">}</text:span></text:span></text:p>
      <text:p text:style-name="P178"><text:span text:style-name="Source_20_Text"><text:span text:style-name="T124"/></text:span></text:p>
      <text:p text:style-name="P179"><text:span text:style-name="Source_20_Text"><text:span text:style-name="T125">/*</text:span></text:span></text:p>
      <text:p text:style-name="P179"><text:span text:style-name="Source_20_Text"><text:span text:style-name="T125">Find maximum level sum in Binary Tree</text:span></text:span></text:p>
      <text:p text:style-name="P179"><text:span text:style-name="Source_20_Text"><text:span text:style-name="T125">Given a Binary Tree having positive and negative nodes, the task is to find maximum sum level in it.</text:span></text:span></text:p>
      <text:p text:style-name="P179"><text:span text:style-name="Source_20_Text"><text:span text:style-name="T125"/></text:span></text:p>
      <text:p text:style-name="P179"><text:soft-page-break/><text:span text:style-name="Source_20_Text"><text:span text:style-name="T125">Examples:</text:span></text:span></text:p>
      <text:p text:style-name="P179"><text:span text:style-name="Source_20_Text"><text:span text:style-name="T125"/></text:span></text:p>
      <text:p text:style-name="P179"><text:span text:style-name="Source_20_Text"><text:span text:style-name="T125">Input : <text:s text:c="14"/>4</text:span></text:span></text:p>
      <text:p text:style-name="P179"><text:span text:style-name="Source_20_Text"><text:span text:style-name="T125"><text:s text:c="20"/>/ <text:s text:c="2"/>\</text:span></text:span></text:p>
      <text:p text:style-name="P179"><text:span text:style-name="Source_20_Text"><text:span text:style-name="T125"><text:s text:c="19"/>2 <text:s text:c="3"/>-5</text:span></text:span></text:p>
      <text:p text:style-name="P179"><text:span text:style-name="Source_20_Text"><text:span text:style-name="T125"><text:s text:c="18"/>/ \ <text:s text:c="3"/>/\</text:span></text:span></text:p>
      <text:p text:style-name="P179"><text:span text:style-name="Source_20_Text"><text:span text:style-name="T125"><text:s text:c="16"/>-1 <text:s text:c="2"/>3 -2 <text:s/>6</text:span></text:span></text:p>
      <text:p text:style-name="P179"><text:span text:style-name="Source_20_Text"><text:span text:style-name="T125">Output: 6</text:span></text:span></text:p>
      <text:p text:style-name="P179"><text:span text:style-name="Source_20_Text"><text:span text:style-name="T125">Explanation :</text:span></text:span></text:p>
      <text:p text:style-name="P179"><text:span text:style-name="Source_20_Text"><text:span text:style-name="T125">Sum of all nodes of 0'th level is 4</text:span></text:span></text:p>
      <text:p text:style-name="P179"><text:span text:style-name="Source_20_Text"><text:span text:style-name="T125">Sum of all nodes of 1'th level is -3</text:span></text:span></text:p>
      <text:p text:style-name="P179"><text:span text:style-name="Source_20_Text"><text:span text:style-name="T125">Sum of all nodes of 0'th level is 6</text:span></text:span></text:p>
      <text:p text:style-name="P179"><text:span text:style-name="Source_20_Text"><text:span text:style-name="T125">Hence maximum sum is 6</text:span></text:span></text:p>
      <text:p text:style-name="P179"><text:span text:style-name="Source_20_Text"><text:span text:style-name="T125"/></text:span></text:p>
      <text:p text:style-name="P179"><text:span text:style-name="Source_20_Text"><text:span text:style-name="T125">Input : <text:s text:c="9"/>1</text:span></text:span></text:p>
      <text:p text:style-name="P179"><text:span text:style-name="Source_20_Text"><text:span text:style-name="T125"><text:s text:c="15"/>/ <text:s text:c="2"/>\</text:span></text:span></text:p>
      <text:p text:style-name="P179"><text:span text:style-name="Source_20_Text"><text:span text:style-name="T125"><text:s text:c="13"/>2 <text:s text:c="5"/>3</text:span></text:span></text:p>
      <text:p text:style-name="P179"><text:span text:style-name="Source_20_Text"><text:span text:style-name="T125"><text:s text:c="11"/>/ <text:s/>\ <text:s text:c="5"/>\</text:span></text:span></text:p>
      <text:p text:style-name="P179"><text:span text:style-name="Source_20_Text"><text:span text:style-name="T125"><text:s text:c="10"/>4 <text:s text:c="3"/>5 <text:s text:c="5"/>8</text:span></text:span></text:p>
      <text:p text:style-name="P179"><text:span text:style-name="Source_20_Text"><text:span text:style-name="T125"><text:s text:c="20"/>/ <text:s text:c="2"/>\</text:span></text:span></text:p>
      <text:p text:style-name="P179"><text:span text:style-name="Source_20_Text"><text:span text:style-name="T125"><text:s text:c="19"/>6 <text:s text:c="4"/>7 <text:s/></text:span></text:span></text:p>
      <text:p text:style-name="P179"><text:span text:style-name="Source_20_Text"><text:span text:style-name="T125">Output : <text:s/>17</text:span></text:span></text:p>
      <text:p text:style-name="P179"><text:span text:style-name="Source_20_Text"><text:span text:style-name="T125"/></text:span></text:p>
      <text:p text:style-name="P179"><text:span text:style-name="Source_20_Text"><text:span text:style-name="T125"/></text:span></text:p>
      <text:p text:style-name="P179"><text:span text:style-name="Source_20_Text"><text:span text:style-name="T125">*/</text:span></text:span></text:p>
      <text:p text:style-name="P179"><text:span text:style-name="Source_20_Text"><text:span text:style-name="T125"/></text:span></text:p>
      <text:p text:style-name="P179"><text:span text:style-name="Source_20_Text"><text:span text:style-name="T125">import java.util.*;</text:span></text:span></text:p>
      <text:p text:style-name="P179"><text:span text:style-name="Source_20_Text"><text:span text:style-name="T125">class Node{</text:span></text:span></text:p>
      <text:p text:style-name="P179"><text:span text:style-name="Source_20_Text"><text:span text:style-name="T125"><text:tab/>int data;</text:span></text:span></text:p>
      <text:p text:style-name="P179"><text:span text:style-name="Source_20_Text"><text:span text:style-name="T125"><text:tab/>Node left;</text:span></text:span></text:p>
      <text:p text:style-name="P179"><text:span text:style-name="Source_20_Text"><text:span text:style-name="T125"><text:tab/>Node right;</text:span></text:span></text:p>
      <text:p text:style-name="P179"><text:soft-page-break/><text:span text:style-name="Source_20_Text"><text:span text:style-name="T125"><text:tab/>Node(int d){</text:span></text:span></text:p>
      <text:p text:style-name="P179"><text:span text:style-name="Source_20_Text"><text:span text:style-name="T125"><text:tab/><text:tab/>data=d;</text:span></text:span></text:p>
      <text:p text:style-name="P179"><text:span text:style-name="Source_20_Text"><text:span text:style-name="T125"><text:tab/><text:tab/>left=null;</text:span></text:span></text:p>
      <text:p text:style-name="P179"><text:span text:style-name="Source_20_Text"><text:span text:style-name="T125"><text:tab/><text:tab/>right=null;</text:span></text:span></text:p>
      <text:p text:style-name="P179"><text:span text:style-name="Source_20_Text"><text:span text:style-name="T125"><text:tab/>}</text:span></text:span></text:p>
      <text:p text:style-name="P179"><text:span text:style-name="Source_20_Text"><text:span text:style-name="T125">}</text:span></text:span></text:p>
      <text:p text:style-name="P179"><text:span text:style-name="Source_20_Text"><text:span text:style-name="T125">class MaxLevelSum{</text:span></text:span></text:p>
      <text:p text:style-name="P179"><text:span text:style-name="Source_20_Text"><text:span text:style-name="T125"><text:tab/>static Node root1;</text:span></text:span></text:p>
      <text:p text:style-name="P179"><text:span text:style-name="Source_20_Text"><text:span text:style-name="T125"><text:tab/>public static void main(String[] args) {</text:span></text:span></text:p>
      <text:p text:style-name="P179"><text:span text:style-name="Source_20_Text"><text:span text:style-name="T125"><text:tab/><text:tab/>root1 = new Node(2); </text:span></text:span></text:p>
      <text:p text:style-name="P179"><text:span text:style-name="Source_20_Text"><text:span text:style-name="T125"><text:s text:c="8"/>root1.right = new Node(3); </text:span></text:span></text:p>
      <text:p text:style-name="P179"><text:span text:style-name="Source_20_Text"><text:span text:style-name="T125"><text:s text:c="8"/>root1.right.right = new Node(3); </text:span></text:span></text:p>
      <text:p text:style-name="P179"><text:span text:style-name="Source_20_Text"><text:span text:style-name="T125"><text:s text:c="8"/>root1.left = new Node(10); </text:span></text:span></text:p>
      <text:p text:style-name="P179"><text:span text:style-name="Source_20_Text"><text:span text:style-name="T125"><text:s text:c="8"/>root1.left.left = new Node(6); </text:span></text:span></text:p>
      <text:p text:style-name="P179"><text:span text:style-name="Source_20_Text"><text:span text:style-name="T125"><text:s text:c="8"/>root1.left.left.right = new Node(3); </text:span></text:span></text:p>
      <text:p text:style-name="P179"><text:span text:style-name="Source_20_Text"><text:span text:style-name="T125"><text:s text:c="8"/>root1.left.right = new Node(6); </text:span></text:span></text:p>
      <text:p text:style-name="P179"><text:span text:style-name="Source_20_Text"><text:span text:style-name="T125"><text:s text:c="8"/>help(root1);</text:span></text:span></text:p>
      <text:p text:style-name="P179"><text:span text:style-name="Source_20_Text"><text:span text:style-name="T125"><text:tab/>}</text:span></text:span></text:p>
      <text:p text:style-name="P179"><text:span text:style-name="Source_20_Text"><text:span text:style-name="T125"/></text:span></text:p>
      <text:p text:style-name="P179"><text:span text:style-name="Source_20_Text"><text:span text:style-name="T125"><text:tab/>public static void help(Node n){</text:span></text:span></text:p>
      <text:p text:style-name="P179"><text:span text:style-name="Source_20_Text"><text:span text:style-name="T125"><text:tab/><text:tab/>Queue&lt;Node&gt; q=new LinkedList&lt;Node&gt;();</text:span></text:span></text:p>
      <text:p text:style-name="P179"><text:span text:style-name="Source_20_Text"><text:span text:style-name="T125"><text:tab/><text:tab/>q.add(n);</text:span></text:span></text:p>
      <text:p text:style-name="P179"><text:span text:style-name="Source_20_Text"><text:span text:style-name="T125"><text:tab/><text:tab/>int max=Integer.MIN_VALUE;</text:span></text:span></text:p>
      <text:p text:style-name="P179"><text:span text:style-name="Source_20_Text"><text:span text:style-name="T125"><text:tab/><text:tab/>while(!q.isEmpty()){</text:span></text:span></text:p>
      <text:p text:style-name="P179"><text:span text:style-name="Source_20_Text"><text:span text:style-name="T125"><text:tab/><text:tab/><text:tab/>int sum=0;</text:span></text:span></text:p>
      <text:p text:style-name="P179"><text:span text:style-name="Source_20_Text"><text:span text:style-name="T125"><text:tab/><text:tab/><text:tab/>int size=q.size();</text:span></text:span></text:p>
      <text:p text:style-name="P179"><text:span text:style-name="Source_20_Text"><text:span text:style-name="T125"><text:tab/><text:tab/><text:tab/>while(size--&gt;0){</text:span></text:span></text:p>
      <text:p text:style-name="P179"><text:span text:style-name="Source_20_Text"><text:span text:style-name="T125"><text:tab/><text:tab/><text:tab/><text:tab/>Node temp=q.poll();</text:span></text:span></text:p>
      <text:p text:style-name="P179"><text:span text:style-name="Source_20_Text"><text:span text:style-name="T125"><text:tab/><text:tab/><text:tab/><text:tab/>sum+=temp.data;</text:span></text:span></text:p>
      <text:p text:style-name="P179"><text:span text:style-name="Source_20_Text"><text:span text:style-name="T125"><text:tab/><text:tab/><text:tab/><text:tab/>if(sum&gt;max){</text:span></text:span></text:p>
      <text:p text:style-name="P179"><text:span text:style-name="Source_20_Text"><text:span text:style-name="T125"><text:tab/><text:tab/><text:tab/><text:tab/><text:tab/>max=sum;</text:span></text:span></text:p>
      <text:p text:style-name="P179"><text:soft-page-break/><text:span text:style-name="Source_20_Text"><text:span text:style-name="T125"><text:tab/><text:tab/><text:tab/><text:tab/>}</text:span></text:span></text:p>
      <text:p text:style-name="P179"><text:span text:style-name="Source_20_Text"><text:span text:style-name="T125"><text:tab/><text:tab/><text:tab/><text:tab/>if(temp.left!=null){</text:span></text:span></text:p>
      <text:p text:style-name="P179"><text:span text:style-name="Source_20_Text"><text:span text:style-name="T125"><text:tab/><text:tab/><text:tab/><text:tab/><text:tab/>q.add(temp.left);</text:span></text:span></text:p>
      <text:p text:style-name="P179"><text:span text:style-name="Source_20_Text"><text:span text:style-name="T125"><text:tab/><text:tab/><text:tab/><text:tab/>}</text:span></text:span></text:p>
      <text:p text:style-name="P179"><text:span text:style-name="Source_20_Text"><text:span text:style-name="T125"/></text:span></text:p>
      <text:p text:style-name="P179"><text:span text:style-name="Source_20_Text"><text:span text:style-name="T125"><text:tab/><text:tab/><text:tab/><text:tab/>if(temp.right!=null){</text:span></text:span></text:p>
      <text:p text:style-name="P179"><text:span text:style-name="Source_20_Text"><text:span text:style-name="T125"><text:tab/><text:tab/><text:tab/><text:tab/><text:tab/>q.add(temp.right);</text:span></text:span></text:p>
      <text:p text:style-name="P179"><text:span text:style-name="Source_20_Text"><text:span text:style-name="T125"><text:tab/><text:tab/><text:tab/><text:tab/>}</text:span></text:span></text:p>
      <text:p text:style-name="P179"><text:span text:style-name="Source_20_Text"><text:span text:style-name="T125"><text:tab/><text:tab/><text:tab/>}</text:span></text:span></text:p>
      <text:p text:style-name="P179"><text:span text:style-name="Source_20_Text"><text:span text:style-name="T125"><text:tab/><text:tab/>}</text:span></text:span></text:p>
      <text:p text:style-name="P179"><text:span text:style-name="Source_20_Text"><text:span text:style-name="T125"><text:tab/><text:tab/>System.out.println(max);</text:span></text:span></text:p>
      <text:p text:style-name="P179"><text:span text:style-name="Source_20_Text"><text:span text:style-name="T125"/></text:span></text:p>
      <text:p text:style-name="P179"><text:span text:style-name="Source_20_Text"><text:span text:style-name="T125"/></text:span></text:p>
      <text:p text:style-name="P179"><text:span text:style-name="Source_20_Text"><text:span text:style-name="T125"/></text:span></text:p>
      <text:p text:style-name="P179"><text:span text:style-name="Source_20_Text"><text:span text:style-name="T125"><text:tab/>}</text:span></text:span></text:p>
      <text:p text:style-name="P179"><text:span text:style-name="Source_20_Text"><text:span text:style-name="T125"/></text:span></text:p>
      <text:p text:style-name="P179"><text:span text:style-name="Source_20_Text"><text:span text:style-name="T125"/></text:span></text:p>
      <text:p text:style-name="P179"><text:span text:style-name="Source_20_Text"><text:span text:style-name="T125">}</text:span></text:span></text:p>
      <text:p text:style-name="P179"><text:span text:style-name="Source_20_Text"><text:span text:style-name="T125"/></text:span></text:p>
      <text:p text:style-name="P179"><text:span text:style-name="Source_20_Text"><text:span text:style-name="T125"/></text:span></text:p>
      <text:h text:style-name="P304" text:outline-level="1"><text:span text:style-name="Source_20_Text"><text:span text:style-name="T119">Find maximum level sum in Binary Tree</text:span></text:span></text:h>
      <text:p text:style-name="P61">Given a Binary Tree having positive and negative nodes, the task is to find maximum sum level in it.</text:p>
      <text:p text:style-name="P61">Examples:</text:p>
      <text:p text:style-name="P65">Input : <text:s text:c="14"/>4</text:p>
      <text:p text:style-name="P152"><text:s text:c="20"/><text:span text:style-name="T108">/ <text:s text:c="2"/>\</text:span></text:p>
      <text:p text:style-name="P152"><text:s text:c="19"/><text:span text:style-name="T108">2 <text:s text:c="3"/>-5</text:span></text:p>
      <text:p text:style-name="P152"><text:s text:c="18"/><text:span text:style-name="T108">/ \ <text:s text:c="3"/>/\</text:span></text:p>
      <text:p text:style-name="P152"><text:soft-page-break/><text:s text:c="16"/><text:span text:style-name="T108">-1 <text:s text:c="2"/>3 -2 <text:s/>6</text:span></text:p>
      <text:p text:style-name="P151">Output: 6</text:p>
      <text:p text:style-name="P151">Explanation :</text:p>
      <text:p text:style-name="P151">Sum of all nodes of 0'th level is 4</text:p>
      <text:p text:style-name="P151">Sum of all nodes of 1'th level is -3</text:p>
      <text:p text:style-name="P151">Sum of all nodes of 0'th level is 6</text:p>
      <text:p text:style-name="P151">Hence maximum sum is 6</text:p>
      <text:p text:style-name="P153"/>
      <text:p text:style-name="P151">Input : <text:s text:c="9"/>1</text:p>
      <text:p text:style-name="P152"><text:s text:c="15"/><text:span text:style-name="T108">/ <text:s text:c="2"/>\</text:span></text:p>
      <text:p text:style-name="P152"><text:s text:c="13"/><text:span text:style-name="T108">2 <text:s text:c="5"/>3</text:span></text:p>
      <text:p text:style-name="P152"><text:s text:c="11"/><text:span text:style-name="T108">/ <text:s/>\ <text:s text:c="5"/>\</text:span></text:p>
      <text:p text:style-name="P152"><text:s text:c="10"/><text:span text:style-name="T108">4 <text:s text:c="3"/>5 <text:s text:c="5"/>8</text:span></text:p>
      <text:p text:style-name="P152"><text:s text:c="20"/><text:span text:style-name="T108">/ <text:s text:c="2"/>\</text:span></text:p>
      <text:p text:style-name="P152"><text:s text:c="19"/><text:span text:style-name="T108">6 <text:s text:c="4"/>7 <text:s/></text:span></text:p>
      <text:p text:style-name="P151">Output : <text:s/>17</text:p>
      <text:section text:style-name="Sect1" text:name="Section29">
        <text:p text:style-name="P46"><text:bookmark text:name="practiceLinkDiv23"/><text:line-break/></text:p>
      </text:section>
      <text:p text:style-name="P179"><text:span text:style-name="Source_20_Text"><text:span text:style-name="T125"/></text:span></text:p>
      <text:p text:style-name="P179"><text:span text:style-name="Source_20_Text"><text:span text:style-name="T125">class Node{</text:span></text:span></text:p>
      <text:p text:style-name="P179"><text:span text:style-name="Source_20_Text"><text:span text:style-name="T125"><text:tab/><text:tab/>int data;</text:span></text:span></text:p>
      <text:p text:style-name="P179"><text:span text:style-name="Source_20_Text"><text:span text:style-name="T125"><text:tab/><text:tab/>Node left;</text:span></text:span></text:p>
      <text:p text:style-name="P179"><text:span text:style-name="Source_20_Text"><text:span text:style-name="T125"><text:tab/><text:tab/>Node right;</text:span></text:span></text:p>
      <text:p text:style-name="P179"><text:span text:style-name="Source_20_Text"><text:span text:style-name="T125"><text:tab/><text:tab/>Node(int d){</text:span></text:span></text:p>
      <text:p text:style-name="P179"><text:span text:style-name="Source_20_Text"><text:span text:style-name="T125"><text:tab/><text:tab/><text:tab/>data=d;</text:span></text:span></text:p>
      <text:p text:style-name="P179"><text:span text:style-name="Source_20_Text"><text:span text:style-name="T125"><text:tab/><text:tab/><text:tab/>left=null;</text:span></text:span></text:p>
      <text:p text:style-name="P179"><text:span text:style-name="Source_20_Text"><text:span text:style-name="T125"><text:tab/><text:tab/><text:tab/>right=null;</text:span></text:span></text:p>
      <text:p text:style-name="P179"><text:span text:style-name="Source_20_Text"><text:span text:style-name="T125"><text:tab/><text:tab/>}</text:span></text:span></text:p>
      <text:p text:style-name="P179"><text:soft-page-break/><text:span text:style-name="Source_20_Text"><text:span text:style-name="T125"><text:tab/>}</text:span></text:span></text:p>
      <text:p text:style-name="P179"><text:span text:style-name="Source_20_Text"><text:span text:style-name="T125"/></text:span></text:p>
      <text:p text:style-name="P179"><text:span text:style-name="Source_20_Text"><text:span text:style-name="T125">class CheckSubTree{</text:span></text:span></text:p>
      <text:p text:style-name="P179"><text:span text:style-name="Source_20_Text"><text:span text:style-name="T125"/></text:span></text:p>
      <text:p text:style-name="P179"><text:span text:style-name="Source_20_Text"><text:span text:style-name="T125"><text:tab/></text:span></text:span></text:p>
      <text:p text:style-name="P179"><text:span text:style-name="Source_20_Text"><text:span text:style-name="T125"><text:tab/>static Node root1,root2;</text:span></text:span></text:p>
      <text:p text:style-name="P179"><text:span text:style-name="Source_20_Text"><text:span text:style-name="T125"><text:tab/>public static void main(String[] args) {</text:span></text:span></text:p>
      <text:p text:style-name="P179"><text:span text:style-name="Source_20_Text"><text:span text:style-name="T125"><text:tab/><text:tab/>root1 = new Node(26); </text:span></text:span></text:p>
      <text:p text:style-name="P179"><text:span text:style-name="Source_20_Text"><text:span text:style-name="T125"><text:s text:c="8"/>root1.right = new Node(3); </text:span></text:span></text:p>
      <text:p text:style-name="P179"><text:span text:style-name="Source_20_Text"><text:span text:style-name="T125"><text:s text:c="8"/>root1.right.right = new Node(3); </text:span></text:span></text:p>
      <text:p text:style-name="P179"><text:span text:style-name="Source_20_Text"><text:span text:style-name="T125"><text:s text:c="8"/>root1.left = new Node(10); </text:span></text:span></text:p>
      <text:p text:style-name="P179"><text:span text:style-name="Source_20_Text"><text:span text:style-name="T125"><text:s text:c="8"/>root1.left.left = new Node(4); </text:span></text:span></text:p>
      <text:p text:style-name="P179"><text:span text:style-name="Source_20_Text"><text:span text:style-name="T125"><text:s text:c="8"/>root1.left.left.right = new Node(30); </text:span></text:span></text:p>
      <text:p text:style-name="P179"><text:span text:style-name="Source_20_Text"><text:span text:style-name="T125"><text:s text:c="8"/>root1.left.right = new Node(6); </text:span></text:span></text:p>
      <text:p text:style-name="P179"><text:span text:style-name="Source_20_Text"><text:span text:style-name="T125"><text:s text:c="3"/></text:span></text:span></text:p>
      <text:p text:style-name="P179"><text:span text:style-name="Source_20_Text"><text:span text:style-name="T125"><text:s text:c="8"/>// TREE 2 </text:span></text:span></text:p>
      <text:p text:style-name="P179"><text:span text:style-name="Source_20_Text"><text:span text:style-name="T125"><text:s text:c="8"/>/* Construct the following tree </text:span></text:span></text:p>
      <text:p text:style-name="P179"><text:span text:style-name="Source_20_Text"><text:span text:style-name="T125"><text:s text:c="11"/>10 </text:span></text:span></text:p>
      <text:p text:style-name="P179"><text:span text:style-name="Source_20_Text"><text:span text:style-name="T125"><text:s text:c="9"/>/ <text:s text:c="3"/>\ </text:span></text:span></text:p>
      <text:p text:style-name="P179"><text:span text:style-name="Source_20_Text"><text:span text:style-name="T125"><text:s text:c="9"/>4 <text:s text:c="5"/>6 </text:span></text:span></text:p>
      <text:p text:style-name="P179"><text:span text:style-name="Source_20_Text"><text:span text:style-name="T125"><text:s text:c="10"/>\ </text:span></text:span></text:p>
      <text:p text:style-name="P179"><text:span text:style-name="Source_20_Text"><text:span text:style-name="T125"><text:s text:c="10"/>30 <text:s/>*/</text:span></text:span></text:p>
      <text:p text:style-name="P179"><text:span text:style-name="Source_20_Text"><text:span text:style-name="T125"><text:s text:c="12"/></text:span></text:span></text:p>
      <text:p text:style-name="P179"><text:span text:style-name="Source_20_Text"><text:span text:style-name="T125"><text:s text:c="8"/>root2 = new Node(10); </text:span></text:span></text:p>
      <text:p text:style-name="P179"><text:span text:style-name="Source_20_Text"><text:span text:style-name="T125"><text:s text:c="8"/>root2.right = new Node(6); </text:span></text:span></text:p>
      <text:p text:style-name="P179"><text:span text:style-name="Source_20_Text"><text:span text:style-name="T125"><text:s text:c="8"/>root2.left = new Node(4); </text:span></text:span></text:p>
      <text:p text:style-name="P179"><text:span text:style-name="Source_20_Text"><text:span text:style-name="T125"><text:s text:c="8"/>root2.left.right = new Node(30); </text:span></text:span></text:p>
      <text:p text:style-name="P179"><text:span text:style-name="Source_20_Text"><text:span text:style-name="T125"><text:s text:c="8"/>System.out.println(help(root1,root2));</text:span></text:span></text:p>
      <text:p text:style-name="P179"><text:span text:style-name="Source_20_Text"><text:span text:style-name="T125"><text:tab/>}</text:span></text:span></text:p>
      <text:p text:style-name="P179"><text:span text:style-name="Source_20_Text"><text:span text:style-name="T125"/></text:span></text:p>
      <text:p text:style-name="P179"><text:span text:style-name="Source_20_Text"><text:span text:style-name="T125"><text:tab/>public static boolean help(Node n1,Node n2){</text:span></text:span></text:p>
      <text:p text:style-name="P179"><text:soft-page-break/><text:span text:style-name="Source_20_Text"><text:span text:style-name="T125"><text:tab/><text:tab/>if(n2==null){</text:span></text:span></text:p>
      <text:p text:style-name="P179"><text:span text:style-name="Source_20_Text"><text:span text:style-name="T125"><text:tab/><text:tab/><text:tab/>return true;</text:span></text:span></text:p>
      <text:p text:style-name="P179"><text:span text:style-name="Source_20_Text"><text:span text:style-name="T125"><text:tab/><text:tab/>}</text:span></text:span></text:p>
      <text:p text:style-name="P179"><text:span text:style-name="Source_20_Text"><text:span text:style-name="T125"/></text:span></text:p>
      <text:p text:style-name="P179"><text:span text:style-name="Source_20_Text"><text:span text:style-name="T125"><text:tab/><text:tab/>if(n1==null){</text:span></text:span></text:p>
      <text:p text:style-name="P179"><text:span text:style-name="Source_20_Text"><text:span text:style-name="T125"><text:tab/><text:tab/><text:tab/>return false;</text:span></text:span></text:p>
      <text:p text:style-name="P179"><text:span text:style-name="Source_20_Text"><text:span text:style-name="T125"><text:tab/><text:tab/>}</text:span></text:span></text:p>
      <text:p text:style-name="P179"><text:span text:style-name="Source_20_Text"><text:span text:style-name="T125"/></text:span></text:p>
      <text:p text:style-name="P179"><text:span text:style-name="Source_20_Text"><text:span text:style-name="T125"><text:tab/><text:tab/>if(isIdentical(n1,n2)){</text:span></text:span></text:p>
      <text:p text:style-name="P179"><text:span text:style-name="Source_20_Text"><text:span text:style-name="T125"><text:tab/><text:tab/><text:tab/>return true;</text:span></text:span></text:p>
      <text:p text:style-name="P179"><text:span text:style-name="Source_20_Text"><text:span text:style-name="T125"><text:tab/><text:tab/>}</text:span></text:span></text:p>
      <text:p text:style-name="P179"><text:span text:style-name="Source_20_Text"><text:span text:style-name="T125"/></text:span></text:p>
      <text:p text:style-name="P179"><text:span text:style-name="Source_20_Text"><text:span text:style-name="T125"><text:tab/><text:tab/>return help(n1.left,n2) || help(n1.right,n2);</text:span></text:span></text:p>
      <text:p text:style-name="P179"><text:span text:style-name="Source_20_Text"><text:span text:style-name="T125"><text:tab/>}</text:span></text:span></text:p>
      <text:p text:style-name="P179"><text:span text:style-name="Source_20_Text"><text:span text:style-name="T125"/></text:span></text:p>
      <text:p text:style-name="P179"><text:span text:style-name="Source_20_Text"><text:span text:style-name="T125"><text:tab/>public static boolean isIdentical(Node n1,Node n2){</text:span></text:span></text:p>
      <text:p text:style-name="P179"><text:span text:style-name="Source_20_Text"><text:span text:style-name="T125"><text:tab/><text:tab/>if(n1==null &amp;&amp; n2==null){</text:span></text:span></text:p>
      <text:p text:style-name="P179"><text:span text:style-name="Source_20_Text"><text:span text:style-name="T125"><text:tab/><text:tab/><text:tab/>return true;</text:span></text:span></text:p>
      <text:p text:style-name="P179"><text:span text:style-name="Source_20_Text"><text:span text:style-name="T125"><text:tab/><text:tab/>}</text:span></text:span></text:p>
      <text:p text:style-name="P179"><text:span text:style-name="Source_20_Text"><text:span text:style-name="T125"/></text:span></text:p>
      <text:p text:style-name="P179"><text:span text:style-name="Source_20_Text"><text:span text:style-name="T125"><text:tab/><text:tab/>if(n1!=null &amp;&amp; n2!=null){</text:span></text:span></text:p>
      <text:p text:style-name="P179"><text:span text:style-name="Source_20_Text"><text:span text:style-name="T125"/></text:span></text:p>
      <text:p text:style-name="P179"><text:span text:style-name="Source_20_Text"><text:span text:style-name="T125"><text:tab/><text:tab/><text:tab/>return (n1.data==n2.data) &amp;&amp; isIdentical(n1.left,n2.left) &amp;&amp; isIdentical(n1.right,n2.right);</text:span></text:span></text:p>
      <text:p text:style-name="P179"><text:span text:style-name="Source_20_Text"><text:span text:style-name="T125"><text:tab/><text:tab/>}</text:span></text:span></text:p>
      <text:p text:style-name="P179"><text:span text:style-name="Source_20_Text"><text:span text:style-name="T125"/></text:span></text:p>
      <text:p text:style-name="P179"><text:span text:style-name="Source_20_Text"><text:span text:style-name="T125"><text:tab/><text:tab/>return false;</text:span></text:span></text:p>
      <text:p text:style-name="P179"><text:span text:style-name="Source_20_Text"><text:span text:style-name="T125"><text:tab/>} </text:span></text:span></text:p>
      <text:p text:style-name="P179"><text:span text:style-name="Source_20_Text"><text:span text:style-name="T125">}</text:span></text:span></text:p>
      <text:p text:style-name="P179"><text:span text:style-name="Source_20_Text"><text:span text:style-name="T125"/></text:span></text:p>
      <text:p text:style-name="P179"><text:span text:style-name="Source_20_Text"><text:span text:style-name="T125"/></text:span></text:p>
      <text:p text:style-name="P179"><text:soft-page-break/><text:span text:style-name="Source_20_Text"><text:span text:style-name="T125"/></text:span></text:p>
      <text:h text:style-name="P304" text:outline-level="1"><text:span text:style-name="Source_20_Text"><text:span text:style-name="T119">0-1 Knapsack Problem | DP-10</text:span></text:span></text:h>
      <text:p text:style-name="P6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4"><draw:frame draw:style-name="fr2" draw:name="Image29" text:anchor-type="as-char" svg:width="13.097cm" svg:height="5.662cm" draw:z-index="15"><draw:image xlink:href="Pictures/10000201000003DD000001AB04ABE4935E021B95.png" xlink:type="simple" xlink:show="embed" xlink:actuate="onLoad"/><svg:title>knapsack-problem</svg:title></draw:frame></text:p>
      <text:section text:style-name="Sect1" text:name="Section30">
        <text:h text:style-name="P37" text:outline-level="2"><text:bookmark text:name="practiceLinkDiv24"/><text:a xlink:type="simple" xlink:href="https://practice.geeksforgeeks.org/problems/0-1-knapsack-problem/0" text:style-name="Internet_20_link" text:visited-style-name="Visited_20_Internet_20_Link"><text:span text:style-name="T100">Recommended: Please solve it on “</text:span></text:a><text:a xlink:type="simple" xlink:href="https://practice.geeksforgeeks.org/problems/0-1-knapsack-problem/0" text:style-name="Internet_20_link" text:visited-style-name="Visited_20_Internet_20_Link"><text:span text:style-name="T101">PRACTICE</text:span></text:a><text:a xlink:type="simple" xlink:href="https://practice.geeksforgeeks.org/problems/0-1-knapsack-problem/0" text:style-name="Internet_20_link" text:visited-style-name="Visited_20_Internet_20_Link"><text:span text:style-name="T100">” first, before moving on to the solution.</text:span></text:a></text:h>
      </text:section>
      <text:p text:style-name="P140"/>
      <text:p text:style-name="P61">A simple solution is to consider all subsets of items and calculate the total weight and value of all subsets. Consider the only subsets whose total weight is smaller than W. From all such subsets, pick the maximum value subset.</text:p>
      <text:p text:style-name="P20"><text:span text:style-name="Strong_20_Emphasis"><text:span text:style-name="T63">1) Optimal Substructure:</text:span></text:span><text:span text:style-name="T63"><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63">2) Value of nth item plus maximum value obtained by n-1 items and W minus weight of the nth item (including nth item).</text:span></text:p>
      <text:p text:style-name="P61">If weight of nth item is greater than W, then the nth item cannot be included and case 1 is the only possibility.</text:p>
      <text:p text:style-name="P20"><text:span text:style-name="Strong_20_Emphasis"><text:span text:style-name="T63">2) Overlapping Subproblems</text:span></text:span><text:span text:style-name="T63"><text:line-break/>Following is recursive implementation that simply follows the recursive structure mentioned above.</text:span></text:p>
      <text:list xml:id="list5765456078271566059" text:style-name="L46">
        <text:list-item>
          <text:p text:style-name="P220"><text:bookmark text:name="tablist1-tab17"/>C/C++</text:p>
        </text:list-item>
        <text:list-item>
          <text:p text:style-name="P230"><text:bookmark text:name="tablist1-tab27"/>Java</text:p>
        </text:list-item>
        <text:list-item>
          <text:p text:style-name="P230"><text:bookmark text:name="tablist1-tab34"/>Python</text:p>
        </text:list-item>
        <text:list-item>
          <text:p text:style-name="P230"><text:bookmark text:name="tablist1-tab44"/>C#</text:p>
        </text:list-item>
        <text:list-item>
          <text:p text:style-name="P230"><text:bookmark text:name="tablist1-tab53"/>PHP</text:p>
        </text:list-item>
      </text:list>
      <text:section text:style-name="Sect2" text:name="Section31">
        <text:p text:style-name="P70"><text:bookmark text:name="tablist1-panel11"/><text:bookmark text:name="copy-code-button10"/>filter_none</text:p>
        <text:p text:style-name="P71"><text:bookmark text:name="run-and-edit-button10"/>edit</text:p>
        <text:p text:style-name="P71"><text:bookmark text:name="run-code-button10"/>play_arrow</text:p>
        <text:p text:style-name="P72">brightness_4</text:p>
        <text:section text:style-name="Sect2" text:name="highlighter_987813">
          <table:table table:name="Table11" table:style-name="Table11">
            <table:table-column table:style-name="Table11.A"/>
            <table:table-row>
              <table:table-cell table:style-name="Table11.A1" office:value-type="string">
                <text:p text:style-name="P53"><text:span text:style-name="Source_20_Text"><text:span text:style-name="T36">/* A Naive recursive implementation of 0-1 Knapsack problem */</text:span></text:span></text:p>
                <text:p text:style-name="P53"><text:span text:style-name="Source_20_Text"><text:span text:style-name="T46">#include&lt;stdio.h&gt; </text:span></text:span></text:p>
                <text:p text:style-name="P53"><text:span text:style-name="Source_20_Text"><text:span text:style-name="T45"> </text:span></text:span><text:span text:style-name="T45"> </text:span></text:p>
                <text:p text:style-name="P53"><text:span text:style-name="Source_20_Text"><text:span text:style-name="T36">// A utility function that returns maximum of two integers </text:span></text:span></text:p>
                <text:p text:style-name="P53"><text:span text:style-name="Source_20_Text"><text:span text:style-name="T48">int</text:span></text:span><text:span text:style-name="T51"> </text:span><text:span text:style-name="Source_20_Text"><text:span text:style-name="T10">max(</text:span></text:span><text:span text:style-name="Source_20_Text"><text:span text:style-name="T48">int</text:span></text:span><text:span text:style-name="T51"> </text:span><text:span text:style-name="Source_20_Text"><text:span text:style-name="T10">a, </text:span></text:span><text:span text:style-name="Source_20_Text"><text:span text:style-name="T48">int</text:span></text:span><text:span text:style-name="T51"> </text:span><text:span text:style-name="Source_20_Text"><text:span text:style-name="T10">b) { </text:span></text:span><text:span text:style-name="Source_20_Text"><text:span text:style-name="T31">return</text:span></text:span><text:span text:style-name="T51"> </text:span><text:span text:style-name="Source_20_Text"><text:span text:style-name="T10">(a &gt; b)? a : b; } </text:span></text:span></text:p>
                <text:p text:style-name="P53"><text:span text:style-name="Source_20_Text"><text:span text:style-name="T45"> </text:span></text:span><text:span text:style-name="T45"> </text:span></text:p>
                <text:p text:style-name="P53"><text:span text:style-name="Source_20_Text"><text:span text:style-name="T37">// Returns the maximum value that can be put in a knapsack of capacity W </text:span></text:span></text:p>
                <text:p text:style-name="P53"><text:span text:style-name="Source_20_Text"><text:span text:style-name="T47">int</text:span></text:span><text:span text:style-name="T50"> </text:span><text:span text:style-name="Source_20_Text"><text:span text:style-name="T9">knapSack(</text:span></text:span><text:span text:style-name="Source_20_Text"><text:span text:style-name="T47">int</text:span></text:span><text:span text:style-name="T50"> </text:span><text:span text:style-name="Source_20_Text"><text:span text:style-name="T9">W, </text:span></text:span><text:span text:style-name="Source_20_Text"><text:span text:style-name="T47">int</text:span></text:span><text:span text:style-name="T50"> </text:span><text:span text:style-name="Source_20_Text"><text:span text:style-name="T9">wt[], </text:span></text:span><text:span text:style-name="Source_20_Text"><text:span text:style-name="T47">int</text:span></text:span><text:span text:style-name="T50"> </text:span><text:span text:style-name="Source_20_Text"><text:span text:style-name="T9">val[],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Base Case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n == 0 || W == 0)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0;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weight of the nth item is more than Knapsack capacity W, then </text:span></text:span></text:p>
                <text:p text:style-name="P53"><text:span text:style-name="Source_20_Text"><text:span text:style-name="T49">   </text:span></text:span><text:span text:style-name="Source_20_Text"><text:span text:style-name="T37">// this item cannot be included in the optimal solution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wt[n-1] &gt; W)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knapSack(W, wt, val, n-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Return the maximum of two cases:  </text:span></text:span></text:p>
                <text:p text:style-name="P53"><text:span text:style-name="Source_20_Text"><text:span text:style-name="T49">   </text:span></text:span><text:span text:style-name="Source_20_Text"><text:span text:style-name="T37">// (1) nth item included  </text:span></text:span></text:p>
                <text:p text:style-name="P53"><text:span text:style-name="Source_20_Text"><text:span text:style-name="T49">   </text:span></text:span><text:span text:style-name="Source_20_Text"><text:span text:style-name="T37">// (2) not included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0">return</text:span></text:span><text:span text:style-name="T50"> </text:span><text:span text:style-name="Source_20_Text"><text:span text:style-name="T9">max( val[n-1] + knapSack(W-wt[n-1], wt, val, n-1), </text:span></text:span></text:p>
                <text:p text:style-name="P53"><text:span text:style-name="Source_20_Text"><text:span text:style-name="T49">                    </text:span></text:span><text:span text:style-name="Source_20_Text"><text:span text:style-name="T9">knapSack(W, wt, val, n-1) </text:span></text:span></text:p>
                <text:p text:style-name="P53"><text:span text:style-name="Source_20_Text"><text:span text:style-name="T9"/></text:span></text:p>
                <text:p text:style-name="P53"><text:soft-page-break/><text:span text:style-name="Source_20_Text"><text:span text:style-name="T9"/></text:span></text:p>
                <text:p text:style-name="P53"><text:span text:style-name="Source_20_Text"><text:span text:style-name="T9"/></text:span></text:p>
                <text:p text:style-name="P53"><text:span text:style-name="Source_20_Text"><text:span text:style-name="T9"/></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program to test above function </text:span></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val[] = {60, 100, 12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wt[] = {10, 20, 3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W = 5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n = </text:span></text:span><text:span text:style-name="Source_20_Text"><text:span text:style-name="T31">sizeof</text:span></text:span><text:span text:style-name="Source_20_Text"><text:span text:style-name="T10">(val)/</text:span></text:span><text:span text:style-name="Source_20_Text"><text:span text:style-name="T31">sizeof</text:span></text:span><text:span text:style-name="Source_20_Text"><text:span text:style-name="T10">(val[0]); </text:span></text:span></text:p>
                <text:p text:style-name="P53"><text:span text:style-name="Source_20_Text"><text:span text:style-name="T45">    </text:span></text:span><text:span text:style-name="Source_20_Text"><text:span text:style-name="T56">printf</text:span></text:span><text:span text:style-name="Source_20_Text"><text:span text:style-name="T10">(</text:span></text:span><text:span text:style-name="Source_20_Text"><text:span text:style-name="T58">"%d"</text:span></text:span><text:span text:style-name="Source_20_Text"><text:span text:style-name="T10">, knapSack(W, wt, val, n));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3"><text:span text:style-name="Source_20_Text"><text:span text:style-name="T10">} </text:span></text:span></text:p>
              </table:table-cell>
            </table:table-row>
          </table:table>
        </text:section>
      </text:section>
      <text:p text:style-name="P140"><text:line-break/>Output:</text:p>
      <text:p text:style-name="P65">220</text:p>
      <text:p text:style-name="P61">It should be noted that the above function computes the same subproblems again and again. See the following recursion tree, K(1, 1) is being evaluated twice. Time complexity of this naive recursive solution is exponential (2^n).</text:p>
      <text:p text:style-name="P65">In the following recursion tree, K() refers to knapSack(). <text:s/>The two </text:p>
      <text:p text:style-name="P151">parameters indicated in the following recursion tree are n and W. <text:s/></text:p>
      <text:p text:style-name="P151">The recursion tree is for following sample inputs.</text:p>
      <text:p text:style-name="P151">wt[] = {1, 1, 1}, W = 2, val[] = {10, 20, 30}</text:p>
      <text:p text:style-name="P153"/>
      <text:p text:style-name="P152"><text:s text:c="23"/><text:span text:style-name="T108">K(3, 2) <text:s text:c="8"/>---------&gt; K(n, W)</text:span></text:p>
      <text:p text:style-name="P152"><text:s text:c="19"/><text:span text:style-name="T108">/ <text:s text:c="11"/>\ </text:span></text:p>
      <text:p text:style-name="P152"><text:s text:c="17"/><text:span text:style-name="T108">/ <text:s text:c="15"/>\ <text:s text:c="14"/></text:span></text:p>
      <text:p text:style-name="P152"><text:s text:c="12"/><text:span text:style-name="T108">K(2,2) <text:s text:c="17"/>K(2,1)</text:span></text:p>
      <text:p text:style-name="P152"><text:s text:c="10"/><text:span text:style-name="T108">/ <text:s text:c="6"/>\ <text:s text:c="17"/>/ <text:s text:c="3"/>\ </text:span></text:p>
      <text:p text:style-name="P152"><text:s text:c="8"/><text:span text:style-name="T108">/ <text:s text:c="10"/>\ <text:s text:c="13"/>/ <text:s text:c="7"/>\</text:span></text:p>
      <text:p text:style-name="P152"><text:s text:c="7"/><text:span text:style-name="T108">K(1,2) <text:s text:c="5"/>K(1,1) <text:s text:c="7"/>K(1,1) <text:s text:c="4"/>K(1,0)</text:span></text:p>
      <text:p text:style-name="P152"><text:s text:c="7"/><text:span text:style-name="T108">/ <text:s/>\ <text:s text:c="8"/>/ <text:s text:c="2"/>\ <text:s text:c="9"/>/ <text:s text:c="2"/>\</text:span></text:p>
      <text:p text:style-name="P152"><text:soft-page-break/><text:s text:c="5"/><text:span text:style-name="T108">/ <text:s text:c="5"/>\ <text:s text:c="4"/>/ <text:s text:c="6"/>\ <text:s text:c="5"/>/ <text:s text:c="6"/>\</text:span></text:p>
      <text:p text:style-name="P151">K(0,2) <text:s/>K(0,1) <text:s/>K(0,1) <text:s/>K(0,0) <text:s/>K(0,1) <text:s text:c="2"/>K(0,0)</text:p>
      <text:p text:style-name="P151">Recursion tree for Knapsack capacity 2 units and 3 items of 1 unit weight.</text:p>
      <text:p text:style-name="P20"><text:span text:style-name="T63">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7">this </text:span></text:a><text:span text:style-name="T63">and </text:span><text:a xlink:type="simple" xlink:href="https://www.geeksforgeeks.org/optimal-substructure-property-in-dynamic-programming-dp-2/" text:style-name="Internet_20_link" text:visited-style-name="Visited_20_Internet_20_Link"><text:span text:style-name="T27">this</text:span></text:a><text:span text:style-name="T63">) of a dynamic programming problem. Like other typical </text:span><text:a xlink:type="simple" xlink:href="https://www.geeksforgeeks.org/archives/tag/dynamic-programming" text:style-name="Internet_20_link" text:visited-style-name="Visited_20_Internet_20_Link"><text:span text:style-name="T27">Dynamic Programming(DP) problems</text:span></text:a><text:span text:style-name="T63">, recomputations of same subproblems can be avoided by constructing a temporary array K[][] in bottom up manner. Following is Dynamic Programming based implementation.</text:span></text:p>
      <text:p text:style-name="P179"><text:span text:style-name="Source_20_Text"><text:span text:style-name="T125"/></text:span></text:p>
      <text:p text:style-name="P180"><text:span text:style-name="Source_20_Text"><text:span text:style-name="T126">class KnapSackZeroOne{</text:span></text:span></text:p>
      <text:p text:style-name="P180"><text:span text:style-name="Source_20_Text"><text:span text:style-name="T126"><text:tab/>public static void main(String[] args) {</text:span></text:span></text:p>
      <text:p text:style-name="P180"><text:span text:style-name="Source_20_Text"><text:span text:style-name="T126"><text:tab/><text:tab/>int val[] = {60, 100, 120}; </text:span></text:span></text:p>
      <text:p text:style-name="P180"><text:span text:style-name="Source_20_Text"><text:span text:style-name="T126"><text:s text:c="4"/><text:tab/>int wt[] = {10, 20, 30}; </text:span></text:span></text:p>
      <text:p text:style-name="P180"><text:span text:style-name="Source_20_Text"><text:span text:style-name="T126"><text:s text:c="4"/><text:tab/>int <text:s/>W = 50;</text:span></text:span></text:p>
      <text:p text:style-name="P180"><text:span text:style-name="Source_20_Text"><text:span text:style-name="T126"><text:s text:c="4"/><text:tab/>System.out.println(Find_max(val,wt,W)); </text:span></text:span></text:p>
      <text:p text:style-name="P180"><text:span text:style-name="Source_20_Text"><text:span text:style-name="T126"><text:tab/>}</text:span></text:span></text:p>
      <text:p text:style-name="P180"><text:span text:style-name="Source_20_Text"><text:span text:style-name="T126"><text:tab/>public static int Find_max(int[] val,int[] wt,int W){</text:span></text:span></text:p>
      <text:p text:style-name="P180"><text:span text:style-name="Source_20_Text"><text:span text:style-name="T126"><text:tab/><text:tab/>int n=val.length;</text:span></text:span></text:p>
      <text:p text:style-name="P180"><text:span text:style-name="Source_20_Text"><text:span text:style-name="T126"><text:tab/><text:tab/>int[][] dp=new int[n+1][W+1];</text:span></text:span></text:p>
      <text:p text:style-name="P180"><text:span text:style-name="Source_20_Text"><text:span text:style-name="T126"><text:tab/><text:tab/>for(int i=0;i&lt;=n;i++){</text:span></text:span></text:p>
      <text:p text:style-name="P180"><text:span text:style-name="Source_20_Text"><text:span text:style-name="T126"><text:tab/><text:tab/><text:tab/>for(int w=0;w&lt;=W;w++){</text:span></text:span></text:p>
      <text:p text:style-name="P180"><text:span text:style-name="Source_20_Text"><text:span text:style-name="T126"><text:tab/><text:tab/><text:tab/><text:tab/>if(i==0 || w==0){</text:span></text:span></text:p>
      <text:p text:style-name="P180"><text:span text:style-name="Source_20_Text"><text:span text:style-name="T126"><text:tab/><text:tab/><text:tab/><text:tab/><text:tab/>dp[i][w]=0;</text:span></text:span></text:p>
      <text:p text:style-name="P180"><text:span text:style-name="Source_20_Text"><text:span text:style-name="T126"><text:tab/><text:tab/><text:tab/><text:tab/>}</text:span></text:span></text:p>
      <text:p text:style-name="P180"><text:span text:style-name="Source_20_Text"><text:span text:style-name="T126"><text:tab/><text:tab/><text:tab/><text:tab/>else if(wt[i-1]&lt;=w){</text:span></text:span></text:p>
      <text:p text:style-name="P180"><text:span text:style-name="Source_20_Text"><text:span text:style-name="T126"><text:tab/><text:tab/><text:tab/><text:tab/><text:tab/>dp[i][w]=Math.max(dp[i-1][w],dp[i-1][w-wt[i-1]]+val[i-1]);</text:span></text:span></text:p>
      <text:p text:style-name="P180"><text:span text:style-name="Source_20_Text"><text:span text:style-name="T126"><text:tab/><text:tab/><text:tab/><text:tab/>}</text:span></text:span></text:p>
      <text:p text:style-name="P180"><text:span text:style-name="Source_20_Text"><text:span text:style-name="T126"><text:tab/><text:tab/><text:tab/><text:tab/>else{</text:span></text:span></text:p>
      <text:p text:style-name="P180"><text:soft-page-break/><text:span text:style-name="Source_20_Text"><text:span text:style-name="T126"><text:tab/><text:tab/><text:tab/><text:tab/><text:tab/>dp[i][w]=dp[i-1][w];</text:span></text:span></text:p>
      <text:p text:style-name="P180"><text:span text:style-name="Source_20_Text"><text:span text:style-name="T126"><text:tab/><text:tab/><text:tab/><text:tab/>}</text:span></text:span></text:p>
      <text:p text:style-name="P180"><text:span text:style-name="Source_20_Text"><text:span text:style-name="T126"><text:tab/><text:tab/><text:tab/>}</text:span></text:span></text:p>
      <text:p text:style-name="P180"><text:span text:style-name="Source_20_Text"><text:span text:style-name="T126"/></text:span></text:p>
      <text:p text:style-name="P180"><text:span text:style-name="Source_20_Text"><text:span text:style-name="T126"><text:tab/><text:tab/>}</text:span></text:span></text:p>
      <text:p text:style-name="P180"><text:span text:style-name="Source_20_Text"><text:span text:style-name="T126"><text:tab/><text:tab/>return dp[n][W];</text:span></text:span></text:p>
      <text:p text:style-name="P180"><text:span text:style-name="Source_20_Text"><text:span text:style-name="T126"><text:tab/><text:tab/></text:span></text:span></text:p>
      <text:p text:style-name="P180"><text:span text:style-name="Source_20_Text"><text:span text:style-name="T126"><text:s/></text:span></text:span></text:p>
      <text:p text:style-name="P180"><text:span text:style-name="Source_20_Text"><text:span text:style-name="T126"/></text:span></text:p>
      <text:p text:style-name="P180"><text:span text:style-name="Source_20_Text"><text:span text:style-name="T126"><text:tab/>}</text:span></text:span></text:p>
      <text:p text:style-name="P180"><text:span text:style-name="Source_20_Text"><text:span text:style-name="T126">}</text:span></text:span></text:p>
      <text:p text:style-name="P180"><text:span text:style-name="Source_20_Text"><text:span text:style-name="T126"/></text:span></text:p>
      <text:p text:style-name="P165"><text:span text:style-name="T152">perm_identity</text:span><draw:frame draw:style-name="fr1" draw:name="Frame2" text:anchor-type="char" svg:x="0.318cm" svg:width="3.175cm" draw:z-index="16"><draw:text-box fo:min-height="0.041cm"><text:p text:style-name="Text_20_body"/></draw:text-box></draw:frame></text:p>
      <text:h text:style-name="P308" text:outline-level="1"><text:span text:style-name="Source_20_Text"><text:span text:style-name="T114">Find Excel column name from a given column number</text:span></text:span></text:h>
      <text:p text:style-name="P61">MS Excel columns has a pattern like A, B, C, … ,Z, AA, AB, AC,…. ,AZ, BA, BB, … ZZ, AAA, AAB ….. etc. In other words, column 1 is named as “A”, column 2 as “B”, column 27 as “AA”.</text:p>
      <text:p text:style-name="P61">Given a column number, find its corresponding Excel column name. Following are more examples.</text:p>
      <text:p text:style-name="P65">Input <text:s text:c="9"/>Output</text:p>
      <text:p text:style-name="P152"><text:s/><text:span text:style-name="T108">26 <text:s text:c="12"/>Z</text:span></text:p>
      <text:p text:style-name="P152"><text:s/><text:span text:style-name="T108">51 <text:s text:c="12"/>AY</text:span></text:p>
      <text:p text:style-name="P152"><text:s/><text:span text:style-name="T108">52 <text:s text:c="12"/>AZ</text:span></text:p>
      <text:p text:style-name="P152"><text:s/><text:span text:style-name="T108">80 <text:s text:c="12"/>CB</text:span></text:p>
      <text:p text:style-name="P152"><text:s/><text:span text:style-name="T108">676 <text:s text:c="11"/>YZ</text:span></text:p>
      <text:p text:style-name="P152"><text:s/><text:span text:style-name="T108">702 <text:s text:c="11"/>ZZ</text:span></text:p>
      <text:p text:style-name="P152"><text:s/><text:span text:style-name="T108">705 <text:s text:c="11"/>AAC</text:span></text:p>
      <text:p text:style-name="P181"><text:soft-page-break/><text:span text:style-name="Source_20_Text"><text:span text:style-name="T127">class ExcelColumnName{</text:span></text:span></text:p>
      <text:p text:style-name="P181"><text:span text:style-name="Source_20_Text"><text:span text:style-name="T127"><text:tab/>public static void main(String[] args) {</text:span></text:span></text:p>
      <text:p text:style-name="P181"><text:span text:style-name="Source_20_Text"><text:span text:style-name="T127"><text:tab/><text:tab/>int x=705;</text:span></text:span></text:p>
      <text:p text:style-name="P181"><text:span text:style-name="Source_20_Text"><text:span text:style-name="T127"><text:tab/><text:tab/>System.out.println(help(x));</text:span></text:span></text:p>
      <text:p text:style-name="P181"><text:span text:style-name="Source_20_Text"><text:span text:style-name="T127"><text:tab/>}</text:span></text:span></text:p>
      <text:p text:style-name="P181"><text:span text:style-name="Source_20_Text"><text:span text:style-name="T127"><text:tab/>public static String help(int x){</text:span></text:span></text:p>
      <text:p text:style-name="P181"><text:span text:style-name="Source_20_Text"><text:span text:style-name="T127"><text:tab/><text:tab/>StringBuilder sb=new StringBuilder();</text:span></text:span></text:p>
      <text:p text:style-name="P181"><text:span text:style-name="Source_20_Text"><text:span text:style-name="T127"><text:tab/><text:tab/>while(x&gt;0){</text:span></text:span></text:p>
      <text:p text:style-name="P181"><text:span text:style-name="Source_20_Text"><text:span text:style-name="T127"><text:tab/><text:tab/><text:tab/>int rem=x%26;</text:span></text:span></text:p>
      <text:p text:style-name="P181"><text:span text:style-name="Source_20_Text"><text:span text:style-name="T127"><text:tab/><text:tab/><text:tab/>if(rem==0){</text:span></text:span></text:p>
      <text:p text:style-name="P181"><text:span text:style-name="Source_20_Text"><text:span text:style-name="T127"><text:tab/><text:tab/><text:tab/><text:tab/>sb.append('Z');</text:span></text:span></text:p>
      <text:p text:style-name="P181"><text:span text:style-name="Source_20_Text"><text:span text:style-name="T127"><text:tab/><text:tab/><text:tab/><text:tab/>x=x/26-1;</text:span></text:span></text:p>
      <text:p text:style-name="P181"><text:span text:style-name="Source_20_Text"><text:span text:style-name="T127"><text:tab/><text:tab/><text:tab/>}</text:span></text:span></text:p>
      <text:p text:style-name="P181"><text:span text:style-name="Source_20_Text"><text:span text:style-name="T127"><text:tab/><text:tab/><text:tab/>else{</text:span></text:span></text:p>
      <text:p text:style-name="P181"><text:span text:style-name="Source_20_Text"><text:span text:style-name="T127"/></text:span></text:p>
      <text:p text:style-name="P181"><text:span text:style-name="Source_20_Text"><text:span text:style-name="T127"><text:tab/><text:tab/><text:tab/><text:tab/>sb.append((char)((rem-1)+'A'));</text:span></text:span></text:p>
      <text:p text:style-name="P181"><text:span text:style-name="Source_20_Text"><text:span text:style-name="T127"><text:tab/><text:tab/><text:tab/><text:tab/>x=x/26;</text:span></text:span></text:p>
      <text:p text:style-name="P181"><text:span text:style-name="Source_20_Text"><text:span text:style-name="T127"><text:tab/><text:tab/><text:tab/>}</text:span></text:span></text:p>
      <text:p text:style-name="P181"><text:span text:style-name="Source_20_Text"><text:span text:style-name="T127"><text:tab/><text:tab/>}</text:span></text:span></text:p>
      <text:p text:style-name="P181"><text:span text:style-name="Source_20_Text"><text:span text:style-name="T127"><text:tab/><text:tab/>return sb.reverse().toString();</text:span></text:span></text:p>
      <text:p text:style-name="P181"><text:span text:style-name="Source_20_Text"><text:span text:style-name="T127"><text:tab/>}</text:span></text:span></text:p>
      <text:p text:style-name="P181"><text:span text:style-name="Source_20_Text"><text:span text:style-name="T12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1T11:49:27.420305054</dc:date>
    <meta:editing-duration>P7DT8H48M25S</meta:editing-duration>
    <meta:editing-cycles>47</meta:editing-cycles>
    <meta:generator>LibreOffice/5.1.6.2$Linux_X86_64 LibreOffice_project/10m0$Build-2</meta:generator>
    <meta:document-statistic meta:table-count="12" meta:image-count="15" meta:object-count="0" meta:page-count="132" meta:paragraph-count="3529" meta:word-count="17498" meta:character-count="116366" meta:non-whitespace-character-count="87653"/>
  </office:meta>
</office:document-meta>
</file>